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Cambria" svg:font-family="Cambria"/>
    <style:font-face style:name="Liberation Sans1" svg:font-family="'Liberation Sans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2165in"/>
    </style:style>
    <style:style style:name="co2" style:family="table-column">
      <style:table-column-properties fo:break-before="auto" style:column-width="0.911in"/>
    </style:style>
    <style:style style:name="co3" style:family="table-column">
      <style:table-column-properties fo:break-before="auto" style:column-width="0.8465in"/>
    </style:style>
    <style:style style:name="co4" style:family="table-column">
      <style:table-column-properties fo:break-before="auto" style:column-width="0.7181in"/>
    </style:style>
    <style:style style:name="co5" style:family="table-column">
      <style:table-column-properties fo:break-before="auto" style:column-width="0.761in"/>
    </style:style>
    <style:style style:name="co6" style:family="table-column">
      <style:table-column-properties fo:break-before="auto" style:column-width="0.9in"/>
    </style:style>
    <style:style style:name="co7" style:family="table-column">
      <style:table-column-properties fo:break-before="auto" style:column-width="0.2673in"/>
    </style:style>
    <style:style style:name="co8" style:family="table-column">
      <style:table-column-properties fo:break-before="auto" style:column-width="1.6291in"/>
    </style:style>
    <style:style style:name="co9" style:family="table-column">
      <style:table-column-properties fo:break-before="auto" style:column-width="0.3457in"/>
    </style:style>
    <style:style style:name="co10" style:family="table-column">
      <style:table-column-properties fo:break-before="auto" style:column-width="0.3535in"/>
    </style:style>
    <style:style style:name="co11" style:family="table-column">
      <style:table-column-properties fo:break-before="auto" style:column-width="0.3217in"/>
    </style:style>
    <style:style style:name="co12" style:family="table-column">
      <style:table-column-properties fo:break-before="auto" style:column-width="0.3in"/>
    </style:style>
    <style:style style:name="co13" style:family="table-column">
      <style:table-column-properties fo:break-before="auto" style:column-width="0.3638in"/>
    </style:style>
    <style:style style:name="co14" style:family="table-column">
      <style:table-column-properties fo:break-before="auto" style:column-width="1.5756in"/>
    </style:style>
    <style:style style:name="co15" style:family="table-column">
      <style:table-column-properties fo:break-before="auto" style:column-width="0.889in"/>
    </style:style>
    <style:style style:name="co16" style:family="table-column">
      <style:table-column-properties fo:break-before="auto" style:column-width="1.972in"/>
    </style:style>
    <style:style style:name="co17" style:family="table-column">
      <style:table-column-properties fo:break-before="auto" style:column-width="1.8866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1835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ro5" style:family="table-row">
      <style:table-row-properties style:row-height="0.196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16" style:family="table-cell" style:parent-style-name="Default">
      <style:text-properties style:use-window-font-color="true" fo:font-weight="normal" style:font-weight-asian="normal" style:font-weight-complex="normal"/>
    </style:style>
    <style:style style:name="ce17" style:family="table-cell" style:parent-style-name="Default">
      <style:text-properties fo:font-weight="normal" style:font-weight-asian="normal" style:font-weight-complex="normal"/>
    </style:style>
    <style:style style:name="ce10" style:family="table-cell" style:parent-style-name="Default">
      <style:table-cell-properties style:vertical-align="middle"/>
      <style:text-properties fo:font-size="8pt" style:font-size-asian="8pt" style:font-size-complex="8pt"/>
    </style:style>
    <style:style style:name="ce11" style:family="table-cell" style:parent-style-name="Defaul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3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0.5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bold" style:font-name-complex="Noto Sans Arabic" style:font-size-complex="10.5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8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4" style:family="table-cell" style:parent-style-name="Default"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Liberation Sans" fo:font-size="10.5pt" fo:font-weight="bold" style:font-size-asian="10.5pt" style:font-weight-asian="bold" style:font-size-complex="10.5pt" style:font-weight-complex="bold"/>
    </style:style>
    <style:style style:name="ce4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Default">
      <style:text-properties style:text-outline="false" style:text-line-through-style="none" style:text-line-through-type="none" style:font-name="Liberation Sans" fo:font-size="10pt" fo:language="en" fo:country="US" fo:font-style="italic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italic" style:font-weight-asian="bold" style:font-name-complex="Noto Sans Devanagari" style:font-size-complex="10pt" style:language-complex="hi" style:country-complex="IN" style:font-style-complex="italic" style:font-weight-complex="bold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wrap-option="wrap"/>
      <style:text-properties fo:font-style="italic" fo:font-weight="bold" style:font-style-asian="italic" style:font-weight-asian="bold" style:font-style-complex="italic" style:font-weight-complex="bold"/>
    </style:style>
    <style:style style:name="ce4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4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50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0" style:family="table-cell" style:parent-style-name="Default">
      <style:text-properties fo:font-size="10.5pt" style:text-underline-style="none" fo:font-weight="bold" style:font-size-asian="10.5pt" style:font-weight-asian="bold" style:font-size-complex="10.5pt" style:font-weight-complex="bold"/>
    </style:style>
    <style:style style:name="ce5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fo:font-size="10.5pt" fo:font-weight="bold" style:font-size-asian="10.5pt" style:font-weight-asian="bold" style:font-size-complex="10.5pt" style:font-weight-complex="bold"/>
    </style:style>
    <style:style style:name="ce54" style:family="table-cell" style:parent-style-name="Default">
      <style:text-properties style:font-name="Liberation Sans" fo:font-size="10.5pt" style:font-size-asian="10.5pt" style:font-size-complex="10.5pt"/>
    </style:style>
    <style:style style:name="ce2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normal" style:font-name-complex="Noto Sans Arabic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ext-properties fo:font-size="11pt" style:font-size-asian="11pt" style:font-size-complex="11pt"/>
    </style:style>
    <style:style style:name="ce27" style:family="table-cell" style:parent-style-name="Default">
      <style:text-properties style:font-name="Liberation Sans" fo:font-size="10.5pt" style:text-underline-style="none" fo:font-weight="bold" style:font-size-asian="10.5pt" style:font-weight-asian="bold" style:font-size-complex="10.5pt" style:font-weight-complex="bold"/>
    </style:style>
    <style:style style:name="ce59" style:family="table-cell" style:parent-style-name="Default">
      <style:text-properties style:font-name="Liberation Sans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/>
    </style:style>
    <style:style style:name="ce30" style:family="table-cell" style:parent-style-name="Default">
      <style:text-properties style:font-name="Liberation Sans" fo:font-size="10.5pt" fo:font-weight="bold" style:font-size-asian="10.5pt" style:font-weight-asian="bold" style:font-size-complex="10.5pt" style:font-weight-complex="bold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.5pt" style:text-underline-style="none" fo:font-weight="bold" style:font-size-asian="10.5pt" style:font-weight-asian="bold" style:font-size-complex="10.5pt" style:font-weight-complex="bold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.5pt" fo:font-weight="bold" style:font-size-asian="10.5pt" style:font-weight-asian="bold" style:font-size-complex="10.5pt" style:font-weight-complex="bold"/>
    </style:style>
    <style:style style:name="ce63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64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34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  <style:style style:name="ce35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fo:font-size="10.5pt" fo:font-weight="bold" style:font-size-asian="10.5pt" style:font-weight-asian="bold" style:font-size-complex="10.5pt" style:font-weight-complex="bold"/>
    </style:style>
    <style:style style:name="ce7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c9211e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1"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60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6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T1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font-name="Arial" style:use-window-font-color="true" style:font-style-asian="normal" style:font-weight-complex="bold" style:font-weight-asian="bold" style:font-size-complex="12pt" style:font-size-asian="12pt" style:font-name-complex="Arial" fo:text-shadow="none" style:text-position="0% 100%" style:text-outline="false" fo:font-style="normal" style:text-line-through-type="none" style:text-underline-style="solid" style:text-underline-width="auto" style:text-underline-color="font-color" fo:font-weight="bold" fo:font-size="12pt" style:font-style-complex="normal"/>
    </style:style>
    <style:style style:name="T4" style:family="text">
      <style:text-properties style:font-name="Arial" style:use-window-font-color="true" style:font-style-asian="normal" style:font-name-complex="Arial" fo:text-shadow="none" style:text-position="0% 100%" style:text-outline="false" fo:font-style="normal" style:text-line-through-type="none" style:font-style-complex="normal" fo:font-size="10pt" fo:font-weight="normal" style:text-underline-style="none" style:text-underline-color="font-color" style:font-size-asian="10pt" style:font-size-complex="10pt" style:font-weight-asian="normal" style:font-weight-complex="normal"/>
    </style:style>
    <style:style style:name="T5" style:family="text">
      <style:text-properties style:use-window-font-color="true" style:font-style-asian="normal" style:font-weight-complex="normal" style:font-weight-asian="normal" style:font-size-complex="10pt" style:font-size-asian="10pt" style:text-position="0% 100%" fo:text-shadow="none" style:text-outline="false" fo:font-style="normal" style:text-line-through-type="none" style:text-underline-style="none" style:text-underline-color="font-color" fo:font-weight="normal" fo:font-size="10pt" style:font-style-complex="normal"/>
    </style:style>
    <style:style style:name="T6" style:family="text">
      <style:text-properties style:use-window-font-color="true" style:font-weight-complex="normal" style:font-weight-asian="normal" style:font-size-complex="10pt" style:font-size-asian="10pt" style:text-position="0% 100%" fo:text-shadow="none" style:text-outline="false" style:text-line-through-type="none" fo:font-weight="normal" fo:font-size="10pt" style:text-underline-style="solid" style:text-underline-width="auto" style:text-underline-color="font-color" fo:font-style="italic" style:font-style-asian="italic" style:font-style-complex="italic"/>
    </style:style>
    <style:style style:name="T7" style:family="text">
      <style:text-properties style:use-window-font-color="true" style:font-weight-complex="normal" style:font-weight-asian="normal" style:font-size-complex="10pt" style:font-size-asian="10pt" style:text-position="0% 100%" fo:text-shadow="none" style:text-outline="false" style:text-line-through-type="none" fo:font-weight="normal" fo:font-size="10pt" style:text-underline-style="none" style:text-underline-color="font-color" fo:font-style="normal" style:font-style-asian="normal" style:font-style-complex="normal"/>
    </style:style>
    <style:style style:name="T8" style:family="text">
      <style:text-properties style:font-name="Arial" style:text-position="0% 100%" fo:font-size="10pt" fo:font-weight="normal" style:text-underline-style="none" style:text-underline-color="font-color" style:text-line-through-type="none" fo:font-style="normal" style:text-outline="false" fo:text-shadow="none" style:use-window-font-color="true" style:font-name-complex="Arial" style:font-size-asian="10pt" style:font-size-complex="10pt" style:font-weight-asian="normal" style:font-weight-complex="normal" style:font-style-asian="normal" style:font-style-complex="normal"/>
    </style:style>
    <style:style style:name="T9" style:family="text">
      <style:text-properties style:font-name="Arial" style:text-position="0% 100%" fo:font-size="10pt" fo:font-weight="normal" style:text-line-through-type="none" style:text-outline="false" fo:text-shadow="none" style:use-window-font-color="true" style:font-name-complex="Arial" style:font-size-asian="10pt" style:font-size-complex="10pt" style:font-weight-asian="normal" style:font-weight-complex="normal" style:text-underline-style="solid" style:text-underline-width="auto" style:text-underline-color="font-color" fo:font-style="italic" style:font-style-asian="italic" style:font-style-complex="italic"/>
    </style:style>
    <style:style style:name="T10" style:family="text">
      <style:text-properties style:font-name="Arial" style:text-position="0% 100%" fo:font-size="10pt" fo:font-weight="normal" style:text-line-through-type="none" style:text-outline="false" fo:text-shadow="none" style:use-window-font-color="true" style:font-name-complex="Arial" style:font-size-asian="10pt" style:font-size-complex="10pt" style:font-weight-asian="normal" style:font-weight-complex="normal" style:text-underline-style="none" style:text-underline-color="font-color"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'ipip-300_items-NEO'.$B$360:$'ipip-300_items-NEO'.$E$360])" table:allow-empty-cell="false" table:display-list="no" table:base-cell-address="'ipip-300_items-NEO'.B5">
          <table:help-message table:title="Enter &quot;x&quot;, &quot;X&quot;, &quot;y&quot;, or &quot;Y&quot; in precisely one column per row." table:display="true">
            <text:p>If you enter a value in more than one column for a question, the score will use only the first one.</text:p>
          </table:help-message>
          <table:error-message table:message-type="stop" table:title="ERROR!" table:display="true">
            <text:p>Only "x", "X", "y", or "Y" are valid in this cell!</text:p>
          </table:error-message>
        </table:content-validation>
      </table:content-validations>
      <table:table table:name="ipip-300_items-NEO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72"/>
        <table:table-column table:style-name="co8" table:default-cell-style-name="Default"/>
        <table:table-column table:style-name="co9" table:number-columns-repeated="2" table:default-cell-style-name="ce5"/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column table:style-name="co11" table:default-cell-style-name="ce5"/>
        <table:table-column table:style-name="co13" table:default-cell-style-name="ce5"/>
        <table:table-column table:style-name="co14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IPIP 300 Item NEO-PI-R Open Source Questionnaire</text:p>
          </table:table-cell>
          <table:covered-table-cell table:style-name="ce1"/>
          <table:covered-table-cell table:number-columns-repeated="4" table:style-name="ce47"/>
          <table:table-cell table:number-columns-repeated="9"/>
          <table:table-cell table:style-name="ce8"/>
        </table:table-row>
        <table:table-row table:style-name="ro2">
          <table:table-cell/>
          <table:table-cell table:style-name="ce45" office:value-type="string" calcext:value-type="string" table:number-columns-spanned="5" table:number-rows-spanned="1">
            <text:p>Enter an “x” in Precisely One Column for Each Item</text:p>
          </table:table-cell>
          <table:covered-table-cell table:number-columns-repeated="4" table:style-name="ce47"/>
          <table:table-cell table:number-columns-repeated="9"/>
          <table:table-cell table:style-name="ce8"/>
        </table:table-row>
        <table:table-row table:style-name="ro3">
          <table:table-cell table:style-name="ce2" office:value-type="string" calcext:value-type="string">
            <text:p>With Respect to the Person Being Analyzed,</text:p>
          </table:table-cell>
          <table:table-cell table:style-name="ce4" office:value-type="string" calcext:value-type="string">
            <text:p>Very</text:p>
          </table:table-cell>
          <table:table-cell table:style-name="ce4" table:number-columns-repeated="3"/>
          <table:table-cell table:style-name="ce4" office:value-type="string" calcext:value-type="string">
            <text:p>Very</text:p>
          </table:table-cell>
          <table:table-cell office:value-type="string" calcext:value-type="string">
            <text:p>|</text:p>
          </table:table-cell>
          <table:table-cell table:style-name="ce2"/>
          <table:table-cell table:style-name="ce4" table:number-columns-repeated="2"/>
          <table:table-cell table:number-columns-repeated="5"/>
          <table:table-cell table:style-name="ce8"/>
        </table:table-row>
        <table:table-row table:style-name="ro3">
          <table:table-cell table:style-name="ce2" office:value-type="string" calcext:value-type="string">
            <text:p>How Accurate Is Each Item?</text:p>
          </table:table-cell>
          <table:table-cell table:number-columns-repeated="2" table:style-name="ce4" office:value-type="string" calcext:value-type="string">
            <text:p>Inaccurate</text:p>
          </table:table-cell>
          <table:table-cell table:style-name="ce4" office:value-type="string" calcext:value-type="string">
            <text:p>Neutral</text:p>
          </table:table-cell>
          <table:table-cell table:number-columns-repeated="2" table:style-name="ce4" office:value-type="string" calcext:value-type="string">
            <text:p>Accurate</text:p>
          </table:table-cell>
          <table:table-cell office:value-type="string" calcext:value-type="string">
            <text:p>|</text:p>
          </table:table-cell>
          <table:table-cell table:style-name="ce2" office:value-type="string" calcext:value-type="string">
            <text:p>Facet</text:p>
          </table:table-cell>
          <table:table-cell table:style-name="ce7" office:value-type="string" calcext:value-type="string">
            <text:p>α</text:p>
          </table:table-cell>
          <table:table-cell table:style-name="ce4" office:value-type="string" calcext:value-type="string">
            <text:p>Key</text:p>
          </table:table-cell>
          <table:table-cell table:number-columns-repeated="5" table:style-name="ce4" office:value-type="string" calcext:value-type="string">
            <text:p>Val</text:p>
          </table:table-cell>
          <table:table-cell table:style-name="ce9" office:value-type="string" calcext:value-type="string">
            <text:p>Score For This Item</text:p>
          </table:table-cell>
        </table:table-row>
        <table:table-row table:style-name="ro4">
          <table:table-cell office:value-type="string" calcext:value-type="string">
            <text:p>Look at the bright side of life.</text:p>
          </table:table-cell>
          <table:table-cell table:style-name="ce47" table:content-validation-name="val1" table:number-columns-repeated="3"/>
          <table:table-cell table:style-name="ce47" table:content-validation-name="val1" office:value-type="string" calcext:value-type="string">
            <text:p>x</text:p>
          </table:table-cell>
          <table:table-cell table:style-name="ce47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5]);[.K5];IF(ISTEXT([.C5]);[.L5];IF(ISTEXT([.D5]);[.M5];IF(ISTEXT([.E5]);[.N5];IF(ISTEXT([.F5]);[.O5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Believe that criminals should receive help rather than punishment.</text:p>
          </table:table-cell>
          <table:table-cell table:style-name="ce47" table:content-validation-name="val1" table:number-columns-repeated="3"/>
          <table:table-cell table:style-name="ce47" table:content-validation-name="val1" office:value-type="string" calcext:value-type="string">
            <text:p>x</text:p>
          </table:table-cell>
          <table:table-cell table:style-name="ce47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6]);[.K6];IF(ISTEXT([.C6]);[.L6];IF(ISTEXT([.D6]);[.M6];IF(ISTEXT([.E6]);[.N6];IF(ISTEXT([.F6]);[.O6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an't make up my mind.</text:p>
          </table:table-cell>
          <table:table-cell table:style-name="ce47" table:content-validation-name="val1"/>
          <table:table-cell table:style-name="ce47" table:content-validation-name="val1" office:value-type="string" calcext:value-type="string">
            <text:p>x</text:p>
          </table:table-cell>
          <table:table-cell table:style-name="ce47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7]);[.K7];IF(ISTEXT([.C7]);[.L7];IF(ISTEXT([.D7]);[.M7];IF(ISTEXT([.E7]);[.N7];IF(ISTEXT([.F7]);[.O7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Dislike talking about myself.</text:p>
          </table:table-cell>
          <table:table-cell table:style-name="ce47" table:content-validation-name="val1" table:number-columns-repeated="3"/>
          <table:table-cell table:style-name="ce47" table:content-validation-name="val1" office:value-type="string" calcext:value-type="string">
            <text:p>x</text:p>
          </table:table-cell>
          <table:table-cell table:style-name="ce47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8]);[.K8];IF(ISTEXT([.C8]);[.L8];IF(ISTEXT([.D8]);[.M8];IF(ISTEXT([.E8]);[.N8];IF(ISTEXT([.F8]);[.O8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not bothered by messy people.</text:p>
          </table:table-cell>
          <table:table-cell table:style-name="ce47" table:content-validation-name="val1"/>
          <table:table-cell table:style-name="ce47" table:content-validation-name="val1" office:value-type="string" calcext:value-type="string">
            <text:p>x</text:p>
          </table:table-cell>
          <table:table-cell table:style-name="ce47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9]);[.K9];IF(ISTEXT([.C9]);[.L9];IF(ISTEXT([.D9]);[.M9];IF(ISTEXT([.E9]);[.N9];IF(ISTEXT([.F9]);[.O9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Obstruct others' plans.</text:p>
          </table:table-cell>
          <table:table-cell table:style-name="ce47" table:content-validation-name="val1" office:value-type="string" calcext:value-type="string">
            <text:p>x</text:p>
          </table:table-cell>
          <table:table-cell table:style-name="ce47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0]);[.K10];IF(ISTEXT([.C10]);[.L10];IF(ISTEXT([.D10]);[.M10];IF(ISTEXT([.E10]);[.N10];IF(ISTEXT([.F10]);[.O10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Often feel blue.</text:p>
          </table:table-cell>
          <table:table-cell table:style-name="ce47" table:content-validation-name="val1"/>
          <table:table-cell table:style-name="ce47" table:content-validation-name="val1" office:value-type="string" calcext:value-type="string">
            <text:p>x</text:p>
          </table:table-cell>
          <table:table-cell table:style-name="ce47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1]);[.K11];IF(ISTEXT([.C11]);[.L11];IF(ISTEXT([.D11]);[.M11];IF(ISTEXT([.E11]);[.N11];IF(ISTEXT([.F11]);[.O11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Rarely overindulge.</text:p>
          </table:table-cell>
          <table:table-cell table:style-name="ce47" table:content-validation-name="val1" table:number-columns-repeated="3"/>
          <table:table-cell table:style-name="ce47" table:content-validation-name="val1" office:value-type="string" calcext:value-type="string">
            <text:p>x</text:p>
          </table:table-cell>
          <table:table-cell table:style-name="ce47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2]);[.K12];IF(ISTEXT([.C12]);[.L12];IF(ISTEXT([.D12]);[.M12];IF(ISTEXT([.E12]);[.N12];IF(ISTEXT([.F12]);[.O12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Would never go hang gliding or bungee jumping.</text:p>
          </table:table-cell>
          <table:table-cell table:style-name="ce47" table:content-validation-name="val1" table:number-columns-repeated="4"/>
          <table:table-cell table:style-name="ce47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3]);[.K13];IF(ISTEXT([.C13]);[.L13];IF(ISTEXT([.D13]);[.M13];IF(ISTEXT([.E13]);[.N13];IF(ISTEXT([.F13]);[.O13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Fear for the worst.</text:p>
          </table:table-cell>
          <table:table-cell table:style-name="ce47" table:content-validation-name="val1"/>
          <table:table-cell table:style-name="ce47" table:content-validation-name="val1" office:value-type="string" calcext:value-type="string">
            <text:p>x</text:p>
          </table:table-cell>
          <table:table-cell table:style-name="ce47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4]);[.K14];IF(ISTEXT([.C14]);[.L14];IF(ISTEXT([.D14]);[.M14];IF(ISTEXT([.E14]);[.N14];IF(ISTEXT([.F14]);[.O14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Turn my back on others.</text:p>
          </table:table-cell>
          <table:table-cell table:style-name="ce47" table:content-validation-name="val1" table:number-columns-repeated="3"/>
          <table:table-cell table:style-name="ce47" table:content-validation-name="val1" office:value-type="string" calcext:value-type="string">
            <text:p>x</text:p>
          </table:table-cell>
          <table:table-cell table:style-name="ce47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5]);[.K15];IF(ISTEXT([.C15]);[.L15];IF(ISTEXT([.D15]);[.M15];IF(ISTEXT([.E15]);[.N15];IF(ISTEXT([.F15]);[.O15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Enjoy thinking about things.</text:p>
          </table:table-cell>
          <table:table-cell table:style-name="ce47" table:content-validation-name="val1" table:number-columns-repeated="4"/>
          <table:table-cell table:style-name="ce47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6]);[.K16];IF(ISTEXT([.C16]);[.L16];IF(ISTEXT([.D16]);[.M16];IF(ISTEXT([.E16]);[.N16];IF(ISTEXT([.F16]);[.O16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Demand quality.</text:p>
          </table:table-cell>
          <table:table-cell table:style-name="ce47" table:content-validation-name="val1" table:number-columns-repeated="4"/>
          <table:table-cell table:style-name="ce47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7]);[.K17];IF(ISTEXT([.C17]);[.L17];IF(ISTEXT([.D17]);[.M17];IF(ISTEXT([.E17]);[.N17];IF(ISTEXT([.F17]);[.O17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Like to take my time.</text:p>
          </table:table-cell>
          <table:table-cell table:style-name="ce47" table:content-validation-name="val1" table:number-columns-repeated="3"/>
          <table:table-cell table:style-name="ce47" table:content-validation-name="val1" office:value-type="string" calcext:value-type="string">
            <text:p>x</text:p>
          </table:table-cell>
          <table:table-cell table:style-name="ce47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8]);[.K18];IF(ISTEXT([.C18]);[.L18];IF(ISTEXT([.D18]);[.M18];IF(ISTEXT([.E18]);[.N18];IF(ISTEXT([.F18]);[.O18];0)))))" office:value-type="float" office:value="2" calcext:value-type="float">
            <text:p>2</text:p>
          </table:table-cell>
        </table:table-row>
        <table:table-row table:style-name="ro4">
          <table:table-cell table:style-name="ce16" office:value-type="string" calcext:value-type="string">
            <text:p>Trust what people say.</text:p>
          </table:table-cell>
          <table:table-cell table:style-name="ce47" table:content-validation-name="val1" table:number-columns-repeated="3"/>
          <table:table-cell table:style-name="ce47" table:content-validation-name="val1" office:value-type="string" calcext:value-type="string">
            <text:p>x</text:p>
          </table:table-cell>
          <table:table-cell table:style-name="ce47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9]);[.K19];IF(ISTEXT([.C19]);[.L19];IF(ISTEXT([.D19]);[.M19];IF(ISTEXT([.E19]);[.N19];IF(ISTEXT([.F19]);[.O19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Handle tasks smoothly.</text:p>
          </table:table-cell>
          <table:table-cell table:style-name="ce47" table:content-validation-name="val1" table:number-columns-repeated="3"/>
          <table:table-cell table:style-name="ce47" table:content-validation-name="val1" office:value-type="string" calcext:value-type="string">
            <text:p>x</text:p>
          </table:table-cell>
          <table:table-cell table:style-name="ce47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0]);[.K20];IF(ISTEXT([.C20]);[.L20];IF(ISTEXT([.D20]);[.M20];IF(ISTEXT([.E20]);[.N20];IF(ISTEXT([.F20]);[.O20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Stick to my chosen path.</text:p>
          </table:table-cell>
          <table:table-cell table:style-name="ce47" table:content-validation-name="val1" table:number-columns-repeated="3"/>
          <table:table-cell table:style-name="ce47" table:content-validation-name="val1" office:value-type="string" calcext:value-type="string">
            <text:p>x</text:p>
          </table:table-cell>
          <table:table-cell table:style-name="ce47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1]);[.K21];IF(ISTEXT([.C21]);[.L21];IF(ISTEXT([.D21]);[.M21];IF(ISTEXT([.E21]);[.N21];IF(ISTEXT([.F21]);[.O21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Do not like concerts.</text:p>
          </table:table-cell>
          <table:table-cell table:style-name="ce47" table:content-validation-name="val1" office:value-type="string" calcext:value-type="string">
            <text:p>x</text:p>
          </table:table-cell>
          <table:table-cell table:style-name="ce47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2]);[.K22];IF(ISTEXT([.C22]);[.L22];IF(ISTEXT([.D22]);[.M22];IF(ISTEXT([.E22]);[.N22];IF(ISTEXT([.F22]);[.O22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Need a push to get started.</text:p>
          </table:table-cell>
          <table:table-cell table:style-name="ce47" table:content-validation-name="val1"/>
          <table:table-cell table:style-name="ce47" table:content-validation-name="val1" office:value-type="string" calcext:value-type="string">
            <text:p>x</text:p>
          </table:table-cell>
          <table:table-cell table:style-name="ce47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3]);[.K23];IF(ISTEXT([.C23]);[.L23];IF(ISTEXT([.D23]);[.M23];IF(ISTEXT([.E23]);[.N23];IF(ISTEXT([.F23]);[.O2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Readily overcome setbacks.</text:p>
          </table:table-cell>
          <table:table-cell table:style-name="ce47" table:content-validation-name="val1" table:number-columns-repeated="3"/>
          <table:table-cell table:style-name="ce47" table:content-validation-name="val1" office:value-type="string" calcext:value-type="string">
            <text:p>x</text:p>
          </table:table-cell>
          <table:table-cell table:style-name="ce47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4]);[.K24];IF(ISTEXT([.C24]);[.L24];IF(ISTEXT([.D24]);[.M24];IF(ISTEXT([.E24]);[.N24];IF(ISTEXT([.F24]);[.O24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Love surprise parties.</text:p>
          </table:table-cell>
          <table:table-cell table:style-name="ce47" table:content-validation-name="val1"/>
          <table:table-cell table:style-name="ce47" table:content-validation-name="val1" office:value-type="string" calcext:value-type="string">
            <text:p>x</text:p>
          </table:table-cell>
          <table:table-cell table:style-name="ce47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5]);[.K25];IF(ISTEXT([.C25]);[.L25];IF(ISTEXT([.D25]);[.M25];IF(ISTEXT([.E25]);[.N25];IF(ISTEXT([.F25]);[.O25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m hard to get to know.</text:p>
          </table:table-cell>
          <table:table-cell table:style-name="ce47" table:content-validation-name="val1" table:number-columns-repeated="3"/>
          <table:table-cell table:style-name="ce47" table:content-validation-name="val1" office:value-type="string" calcext:value-type="string">
            <text:p>x</text:p>
          </table:table-cell>
          <table:table-cell table:style-name="ce47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6]);[.K26];IF(ISTEXT([.C26]);[.L26];IF(ISTEXT([.D26]);[.M26];IF(ISTEXT([.E26]);[.N26];IF(ISTEXT([.F26]);[.O26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Get angry easily.</text:p>
          </table:table-cell>
          <table:table-cell table:style-name="ce47" table:content-validation-name="val1"/>
          <table:table-cell table:style-name="ce47" table:content-validation-name="val1" office:value-type="string" calcext:value-type="string">
            <text:p>x</text:p>
          </table:table-cell>
          <table:table-cell table:style-name="ce47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7]);[.K27];IF(ISTEXT([.C27]);[.L27];IF(ISTEXT([.D27]);[.M27];IF(ISTEXT([.E27]);[.N27];IF(ISTEXT([.F27]);[.O27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Interested in many things.</text:p>
          </table:table-cell>
          <table:table-cell table:style-name="ce47" table:content-validation-name="val1" table:number-columns-repeated="4"/>
          <table:table-cell table:style-name="ce47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8]);[.K28];IF(ISTEXT([.C28]);[.L28];IF(ISTEXT([.D28]);[.M28];IF(ISTEXT([.E28]);[.N28];IF(ISTEXT([.F28]);[.O28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Rarely notice my emotional reactions.</text:p>
          </table:table-cell>
          <table:table-cell table:style-name="ce47" table:content-validation-name="val1"/>
          <table:table-cell table:style-name="ce47" table:content-validation-name="val1" office:value-type="string" calcext:value-type="string">
            <text:p>x</text:p>
          </table:table-cell>
          <table:table-cell table:style-name="ce47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9]);[.K29];IF(ISTEXT([.C29]);[.L29];IF(ISTEXT([.D29]);[.M29];IF(ISTEXT([.E29]);[.N29];IF(ISTEXT([.F29]);[.O29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Feel that my life lacks direction.</text:p>
          </table:table-cell>
          <table:table-cell table:style-name="ce47" table:content-validation-name="val1" office:value-type="string" calcext:value-type="string">
            <text:p>x</text:p>
          </table:table-cell>
          <table:table-cell table:style-name="ce47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30]);[.K30];IF(ISTEXT([.C30]);[.L30];IF(ISTEXT([.D30]);[.M30];IF(ISTEXT([.E30]);[.N30];IF(ISTEXT([.F30]);[.O30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Do the opposite of what is asked.</text:p>
          </table:table-cell>
          <table:table-cell table:style-name="ce47" table:content-validation-name="val1"/>
          <table:table-cell table:style-name="ce47" table:content-validation-name="val1" office:value-type="string" calcext:value-type="string">
            <text:p>x</text:p>
          </table:table-cell>
          <table:table-cell table:style-name="ce47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31]);[.K31];IF(ISTEXT([.C31]);[.L31];IF(ISTEXT([.D31]);[.M31];IF(ISTEXT([.E31]);[.N31];IF(ISTEXT([.F31]);[.O31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Love excitement.</text:p>
          </table:table-cell>
          <table:table-cell table:style-name="ce47" table:content-validation-name="val1"/>
          <table:table-cell table:style-name="ce47" table:content-validation-name="val1" office:value-type="string" calcext:value-type="string">
            <text:p>x</text:p>
          </table:table-cell>
          <table:table-cell table:style-name="ce47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32]);[.K32];IF(ISTEXT([.C32]);[.L32];IF(ISTEXT([.D32]);[.M32];IF(ISTEXT([.E32]);[.N32];IF(ISTEXT([.F32]);[.O32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Find it difficult to approach others.</text:p>
          </table:table-cell>
          <table:table-cell table:style-name="ce47" table:content-validation-name="val1" table:number-columns-repeated="3"/>
          <table:table-cell table:style-name="ce47" table:content-validation-name="val1" office:value-type="string" calcext:value-type="string">
            <text:p>x</text:p>
          </table:table-cell>
          <table:table-cell table:style-name="ce47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33]);[.K33];IF(ISTEXT([.C33]);[.L33];IF(ISTEXT([.D33]);[.M33];IF(ISTEXT([.E33]);[.N33];IF(ISTEXT([.F33]);[.O3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nticipate the needs of others.</text:p>
          </table:table-cell>
          <table:table-cell table:style-name="ce47" table:content-validation-name="val1"/>
          <table:table-cell table:style-name="ce47" table:content-validation-name="val1" office:value-type="string" calcext:value-type="string">
            <text:p>x</text:p>
          </table:table-cell>
          <table:table-cell table:style-name="ce47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34]);[.K34];IF(ISTEXT([.C34]);[.L34];IF(ISTEXT([.D34]);[.M34];IF(ISTEXT([.E34]);[.N34];IF(ISTEXT([.F34]);[.O34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Leave a mess in my room.</text:p>
          </table:table-cell>
          <table:table-cell table:style-name="ce47" table:content-validation-name="val1" office:value-type="string" calcext:value-type="string">
            <text:p>x</text:p>
          </table:table-cell>
          <table:table-cell table:style-name="ce47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35]);[.K35];IF(ISTEXT([.C35]);[.L35];IF(ISTEXT([.D35]);[.M35];IF(ISTEXT([.E35]);[.N35];IF(ISTEXT([.F35]);[.O35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Make rash decisions.</text:p>
          </table:table-cell>
          <table:table-cell table:style-name="ce47" table:content-validation-name="val1" office:value-type="string" calcext:value-type="string">
            <text:p>x</text:p>
          </table:table-cell>
          <table:table-cell table:style-name="ce47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36]);[.K36];IF(ISTEXT([.C36]);[.L36];IF(ISTEXT([.D36]);[.M36];IF(ISTEXT([.E36]);[.N36];IF(ISTEXT([.F36]);[.O36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Tend to vote for liberal political candidates.</text:p>
          </table:table-cell>
          <table:table-cell table:style-name="ce47" table:content-validation-name="val1" table:number-columns-repeated="4"/>
          <table:table-cell table:style-name="ce47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37]);[.K37];IF(ISTEXT([.C37]);[.L37];IF(ISTEXT([.D37]);[.M37];IF(ISTEXT([.E37]);[.N37];IF(ISTEXT([.F37]);[.O37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Love life.</text:p>
          </table:table-cell>
          <table:table-cell table:style-name="ce47" table:content-validation-name="val1" table:number-columns-repeated="3"/>
          <table:table-cell table:style-name="ce47" table:content-validation-name="val1" office:value-type="string" calcext:value-type="string">
            <text:p>x</text:p>
          </table:table-cell>
          <table:table-cell table:style-name="ce47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38]);[.K38];IF(ISTEXT([.C38]);[.L38];IF(ISTEXT([.D38]);[.M38];IF(ISTEXT([.E38]);[.N38];IF(ISTEXT([.F38]);[.O38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Know how to get around the rules.</text:p>
          </table:table-cell>
          <table:table-cell table:style-name="ce47" table:content-validation-name="val1"/>
          <table:table-cell table:style-name="ce47" table:content-validation-name="val1" office:value-type="string" calcext:value-type="string">
            <text:p>x</text:p>
          </table:table-cell>
          <table:table-cell table:style-name="ce47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39]);[.K39];IF(ISTEXT([.C39]);[.L39];IF(ISTEXT([.D39]);[.M39];IF(ISTEXT([.E39]);[.N39];IF(ISTEXT([.F39]);[.O39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Don't worry about things that have already happened.</text:p>
          </table:table-cell>
          <table:table-cell table:style-name="ce47" table:content-validation-name="val1" table:number-columns-repeated="3"/>
          <table:table-cell table:style-name="ce47" table:content-validation-name="val1" office:value-type="string" calcext:value-type="string">
            <text:p>x</text:p>
          </table:table-cell>
          <table:table-cell table:style-name="ce47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40]);[.K40];IF(ISTEXT([.C40]);[.L40];IF(ISTEXT([.D40]);[.M40];IF(ISTEXT([.E40]);[.N40];IF(ISTEXT([.F40]);[.O40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Spend time reflecting on things.</text:p>
          </table:table-cell>
          <table:table-cell table:style-name="ce47" table:content-validation-name="val1" table:number-columns-repeated="4"/>
          <table:table-cell table:style-name="ce47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41]);[.K41];IF(ISTEXT([.C41]);[.L41];IF(ISTEXT([.D41]);[.M41];IF(ISTEXT([.E41]);[.N41];IF(ISTEXT([.F41]);[.O41];0)))))" office:value-type="float" office:value="5" calcext:value-type="float">
            <text:p>5</text:p>
          </table:table-cell>
        </table:table-row>
        <table:table-row table:style-name="ro4">
          <table:table-cell table:style-name="ce17" office:value-type="string" calcext:value-type="string">
            <text:p>Distrust people.</text:p>
          </table:table-cell>
          <table:table-cell table:style-name="ce47" table:content-validation-name="val1"/>
          <table:table-cell table:style-name="ce47" table:content-validation-name="val1" office:value-type="string" calcext:value-type="string">
            <text:p>x</text:p>
          </table:table-cell>
          <table:table-cell table:style-name="ce47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42]);[.K42];IF(ISTEXT([.C42]);[.L42];IF(ISTEXT([.D42]);[.M42];IF(ISTEXT([.E42]);[.N42];IF(ISTEXT([.F42]);[.O42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Don't see the consequences of things.</text:p>
          </table:table-cell>
          <table:table-cell table:style-name="ce47" table:content-validation-name="val1"/>
          <table:table-cell table:style-name="ce47" table:content-validation-name="val1" office:value-type="string" calcext:value-type="string">
            <text:p>x</text:p>
          </table:table-cell>
          <table:table-cell table:style-name="ce47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43]);[.K43];IF(ISTEXT([.C43]);[.L43];IF(ISTEXT([.D43]);[.M43];IF(ISTEXT([.E43]);[.N43];IF(ISTEXT([.F43]);[.O4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Like to solve complex problems.</text:p>
          </table:table-cell>
          <table:table-cell table:style-name="ce47" table:content-validation-name="val1" table:number-columns-repeated="4"/>
          <table:table-cell table:style-name="ce47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44]);[.K44];IF(ISTEXT([.C44]);[.L44];IF(ISTEXT([.D44]);[.M44];IF(ISTEXT([.E44]);[.N44];IF(ISTEXT([.F44]);[.O44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Like to visit new places.</text:p>
          </table:table-cell>
          <table:table-cell table:style-name="ce47" table:content-validation-name="val1"/>
          <table:table-cell table:style-name="ce47" table:content-validation-name="val1" office:value-type="string" calcext:value-type="string">
            <text:p>x</text:p>
          </table:table-cell>
          <table:table-cell table:style-name="ce47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45]);[.K45];IF(ISTEXT([.C45]);[.L45];IF(ISTEXT([.D45]);[.M45];IF(ISTEXT([.E45]);[.N45];IF(ISTEXT([.F45]);[.O45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Work hard.</text:p>
          </table:table-cell>
          <table:table-cell table:style-name="ce47" table:content-validation-name="val1" table:number-columns-repeated="3"/>
          <table:table-cell table:style-name="ce47" table:content-validation-name="val1" office:value-type="string" calcext:value-type="string">
            <text:p>x</text:p>
          </table:table-cell>
          <table:table-cell table:style-name="ce47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46]);[.K46];IF(ISTEXT([.C46]);[.L46];IF(ISTEXT([.D46]);[.M46];IF(ISTEXT([.E46]);[.N46];IF(ISTEXT([.F46]);[.O46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Often feel uncomfortable around others.</text:p>
          </table:table-cell>
          <table:table-cell table:style-name="ce47" table:content-validation-name="val1"/>
          <table:table-cell table:style-name="ce47" table:content-validation-name="val1" office:value-type="string" calcext:value-type="string">
            <text:p>x</text:p>
          </table:table-cell>
          <table:table-cell table:style-name="ce47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47]);[.K47];IF(ISTEXT([.C47]);[.L47];IF(ISTEXT([.D47]);[.M47];IF(ISTEXT([.E47]);[.N47];IF(ISTEXT([.F47]);[.O47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Get irritated easily.</text:p>
          </table:table-cell>
          <table:table-cell table:style-name="ce47" table:content-validation-name="val1" table:number-columns-repeated="3"/>
          <table:table-cell table:style-name="ce47" table:content-validation-name="val1" office:value-type="string" calcext:value-type="string">
            <text:p>x</text:p>
          </table:table-cell>
          <table:table-cell table:style-name="ce47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48]);[.K48];IF(ISTEXT([.C48]);[.L48];IF(ISTEXT([.D48]);[.M48];IF(ISTEXT([.E48]);[.N48];IF(ISTEXT([.F48]);[.O48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able to control my cravings.</text:p>
          </table:table-cell>
          <table:table-cell table:style-name="ce47" table:content-validation-name="val1" table:number-columns-repeated="3"/>
          <table:table-cell table:style-name="ce47" table:content-validation-name="val1" office:value-type="string" calcext:value-type="string">
            <text:p>x</text:p>
          </table:table-cell>
          <table:table-cell table:style-name="ce47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49]);[.K49];IF(ISTEXT([.C49]);[.L49];IF(ISTEXT([.D49]);[.M49];IF(ISTEXT([.E49]);[.N49];IF(ISTEXT([.F49]);[.O49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Can manage many things at the same time.</text:p>
          </table:table-cell>
          <table:table-cell table:style-name="ce47" table:content-validation-name="val1"/>
          <table:table-cell table:style-name="ce47" table:content-validation-name="val1" office:value-type="string" calcext:value-type="string">
            <text:p>x</text:p>
          </table:table-cell>
          <table:table-cell table:style-name="ce47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50]);[.K50];IF(ISTEXT([.C50]);[.L50];IF(ISTEXT([.D50]);[.M50];IF(ISTEXT([.E50]);[.N50];IF(ISTEXT([.F50]);[.O50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Hate to seem pushy.</text:p>
          </table:table-cell>
          <table:table-cell table:style-name="ce47" table:content-validation-name="val1" table:number-columns-repeated="4"/>
          <table:table-cell table:style-name="ce47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51]);[.K51];IF(ISTEXT([.C51]);[.L51];IF(ISTEXT([.D51]);[.M51];IF(ISTEXT([.E51]);[.N51];IF(ISTEXT([.F51]);[.O51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Enjoy the beauty of nature.</text:p>
          </table:table-cell>
          <table:table-cell table:style-name="ce47" table:content-validation-name="val1" table:number-columns-repeated="3"/>
          <table:table-cell table:style-name="ce47" table:content-validation-name="val1" office:value-type="string" calcext:value-type="string">
            <text:p>x</text:p>
          </table:table-cell>
          <table:table-cell table:style-name="ce47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52]);[.K52];IF(ISTEXT([.C52]);[.L52];IF(ISTEXT([.D52]);[.M52];IF(ISTEXT([.E52]);[.N52];IF(ISTEXT([.F52]);[.O52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Seek adventure.</text:p>
          </table:table-cell>
          <table:table-cell table:style-name="ce47" table:content-validation-name="val1"/>
          <table:table-cell table:style-name="ce47" table:content-validation-name="val1" office:value-type="string" calcext:value-type="string">
            <text:p>x</text:p>
          </table:table-cell>
          <table:table-cell table:style-name="ce47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53]);[.K53];IF(ISTEXT([.C53]);[.L53];IF(ISTEXT([.D53]);[.M53];IF(ISTEXT([.E53]);[.N53];IF(ISTEXT([.F53]);[.O53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Try not to think about the needy.</text:p>
          </table:table-cell>
          <table:table-cell table:style-name="ce47" table:content-validation-name="val1" table:number-columns-repeated="3"/>
          <table:table-cell table:style-name="ce47" table:content-validation-name="val1" office:value-type="string" calcext:value-type="string">
            <text:p>x</text:p>
          </table:table-cell>
          <table:table-cell table:style-name="ce47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54]);[.K54];IF(ISTEXT([.C54]);[.L54];IF(ISTEXT([.D54]);[.M54];IF(ISTEXT([.E54]);[.N54];IF(ISTEXT([.F54]);[.O54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Keep in the background.</text:p>
          </table:table-cell>
          <table:table-cell table:style-name="ce47" table:content-validation-name="val1" table:number-columns-repeated="3"/>
          <table:table-cell table:style-name="ce47" table:content-validation-name="val1" office:value-type="string" calcext:value-type="string">
            <text:p>x</text:p>
          </table:table-cell>
          <table:table-cell table:style-name="ce47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55]);[.K55];IF(ISTEXT([.C55]);[.L55];IF(ISTEXT([.D55]);[.M55];IF(ISTEXT([.E55]);[.N55];IF(ISTEXT([.F55]);[.O55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m concerned about others.</text:p>
          </table:table-cell>
          <table:table-cell table:style-name="ce47" table:content-validation-name="val1" table:number-columns-repeated="3"/>
          <table:table-cell table:style-name="ce47" table:content-validation-name="val1" office:value-type="string" calcext:value-type="string">
            <text:p>x</text:p>
          </table:table-cell>
          <table:table-cell table:style-name="ce47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56]);[.K56];IF(ISTEXT([.C56]);[.L56];IF(ISTEXT([.D56]);[.M56];IF(ISTEXT([.E56]);[.N56];IF(ISTEXT([.F56]);[.O56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Get overwhelmed by emotions.</text:p>
          </table:table-cell>
          <table:table-cell table:style-name="ce47" table:content-validation-name="val1" table:number-columns-repeated="3"/>
          <table:table-cell table:style-name="ce47" table:content-validation-name="val1" office:value-type="string" calcext:value-type="string">
            <text:p>x</text:p>
          </table:table-cell>
          <table:table-cell table:style-name="ce47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57]);[.K57];IF(ISTEXT([.C57]);[.L57];IF(ISTEXT([.D57]);[.M57];IF(ISTEXT([.E57]);[.N57];IF(ISTEXT([.F57]);[.O57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Dislike being the center of attention.</text:p>
          </table:table-cell>
          <table:table-cell table:style-name="ce47" table:content-validation-name="val1" table:number-columns-repeated="4"/>
          <table:table-cell table:style-name="ce47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58]);[.K58];IF(ISTEXT([.C58]);[.L58];IF(ISTEXT([.D58]);[.M58];IF(ISTEXT([.E58]);[.N58];IF(ISTEXT([.F58]);[.O58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Experience my emotions intensely.</text:p>
          </table:table-cell>
          <table:table-cell table:style-name="ce47" table:content-validation-name="val1" table:number-columns-repeated="3"/>
          <table:table-cell table:style-name="ce47" table:content-validation-name="val1" office:value-type="string" calcext:value-type="string">
            <text:p>x</text:p>
          </table:table-cell>
          <table:table-cell table:style-name="ce47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59]);[.K59];IF(ISTEXT([.C59]);[.L59];IF(ISTEXT([.D59]);[.M59];IF(ISTEXT([.E59]);[.N59];IF(ISTEXT([.F59]);[.O59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Like to stand during the national anthem.</text:p>
          </table:table-cell>
          <table:table-cell table:style-name="ce47" table:content-validation-name="val1" table:number-columns-repeated="3"/>
          <table:table-cell table:style-name="ce47" table:content-validation-name="val1" office:value-type="string" calcext:value-type="string">
            <text:p>x</text:p>
          </table:table-cell>
          <table:table-cell table:style-name="ce47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60]);[.K60];IF(ISTEXT([.C60]);[.L60];IF(ISTEXT([.D60]);[.M60];IF(ISTEXT([.E60]);[.N60];IF(ISTEXT([.F60]);[.O60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Talk to a lot of different people at parties.</text:p>
          </table:table-cell>
          <table:table-cell table:style-name="ce47" table:content-validation-name="val1"/>
          <table:table-cell table:style-name="ce47" table:content-validation-name="val1" office:value-type="string" calcext:value-type="string">
            <text:p>x</text:p>
          </table:table-cell>
          <table:table-cell table:style-name="ce47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61]);[.K61];IF(ISTEXT([.C61]);[.L61];IF(ISTEXT([.D61]);[.M61];IF(ISTEXT([.E61]);[.N61];IF(ISTEXT([.F61]);[.O61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m able to stand up for myself.</text:p>
          </table:table-cell>
          <table:table-cell table:style-name="ce47" table:content-validation-name="val1" table:number-columns-repeated="3"/>
          <table:table-cell table:style-name="ce47" table:content-validation-name="val1" office:value-type="string" calcext:value-type="string">
            <text:p>x</text:p>
          </table:table-cell>
          <table:table-cell table:style-name="ce47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62]);[.K62];IF(ISTEXT([.C62]);[.L62];IF(ISTEXT([.D62]);[.M62];IF(ISTEXT([.E62]);[.N62];IF(ISTEXT([.F62]);[.O62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Leave my belongings around.</text:p>
          </table:table-cell>
          <table:table-cell table:style-name="ce47" table:content-validation-name="val1"/>
          <table:table-cell table:style-name="ce47" table:content-validation-name="val1" office:value-type="string" calcext:value-type="string">
            <text:p>x</text:p>
          </table:table-cell>
          <table:table-cell table:style-name="ce47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63]);[.K63];IF(ISTEXT([.C63]);[.L63];IF(ISTEXT([.D63]);[.M63];IF(ISTEXT([.E63]);[.N63];IF(ISTEXT([.F63]);[.O6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ct comfortably with others.</text:p>
          </table:table-cell>
          <table:table-cell table:style-name="ce47" table:content-validation-name="val1" table:number-columns-repeated="3"/>
          <table:table-cell table:style-name="ce47" table:content-validation-name="val1" office:value-type="string" calcext:value-type="string">
            <text:p>x</text:p>
          </table:table-cell>
          <table:table-cell table:style-name="ce47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64]);[.K64];IF(ISTEXT([.C64]);[.L64];IF(ISTEXT([.D64]);[.M64];IF(ISTEXT([.E64]);[.N64];IF(ISTEXT([.F64]);[.O64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Suspect hidden motives in others.</text:p>
          </table:table-cell>
          <table:table-cell table:style-name="ce47" table:content-validation-name="val1"/>
          <table:table-cell table:style-name="ce47" table:content-validation-name="val1" office:value-type="string" calcext:value-type="string">
            <text:p>x</text:p>
          </table:table-cell>
          <table:table-cell table:style-name="ce47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65]);[.K65];IF(ISTEXT([.C65]);[.L65];IF(ISTEXT([.D65]);[.M65];IF(ISTEXT([.E65]);[.N65];IF(ISTEXT([.F65]);[.O65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void philosophical discussions.</text:p>
          </table:table-cell>
          <table:table-cell table:style-name="ce47" table:content-validation-name="val1"/>
          <table:table-cell table:style-name="ce47" table:content-validation-name="val1" office:value-type="string" calcext:value-type="string">
            <text:p>x</text:p>
          </table:table-cell>
          <table:table-cell table:style-name="ce47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66]);[.K66];IF(ISTEXT([.C66]);[.L66];IF(ISTEXT([.D66]);[.M66];IF(ISTEXT([.E66]);[.N66];IF(ISTEXT([.F66]);[.O66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not easily disturbed by events.</text:p>
          </table:table-cell>
          <table:table-cell table:style-name="ce47" table:content-validation-name="val1" table:number-columns-repeated="3"/>
          <table:table-cell table:style-name="ce47" table:content-validation-name="val1" office:value-type="string" calcext:value-type="string">
            <text:p>x</text:p>
          </table:table-cell>
          <table:table-cell table:style-name="ce47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67]);[.K67];IF(ISTEXT([.C67]);[.L67];IF(ISTEXT([.D67]);[.M67];IF(ISTEXT([.E67]);[.N67];IF(ISTEXT([.F67]);[.O67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Take advantage of others.</text:p>
          </table:table-cell>
          <table:table-cell table:style-name="ce47" table:content-validation-name="val1" office:value-type="string" calcext:value-type="string">
            <text:p>x</text:p>
          </table:table-cell>
          <table:table-cell table:style-name="ce47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68]);[.K68];IF(ISTEXT([.C68]);[.L68];IF(ISTEXT([.D68]);[.M68];IF(ISTEXT([.E68]);[.N68];IF(ISTEXT([.F68]);[.O68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Am not easily amused.</text:p>
          </table:table-cell>
          <table:table-cell table:style-name="ce47" table:content-validation-name="val1"/>
          <table:table-cell table:style-name="ce47" table:content-validation-name="val1" office:value-type="string" calcext:value-type="string">
            <text:p>x</text:p>
          </table:table-cell>
          <table:table-cell table:style-name="ce47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69]);[.K69];IF(ISTEXT([.C69]);[.L69];IF(ISTEXT([.D69]);[.M69];IF(ISTEXT([.E69]);[.N69];IF(ISTEXT([.F69]);[.O69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hoose my words with care.</text:p>
          </table:table-cell>
          <table:table-cell table:style-name="ce47" table:content-validation-name="val1" table:number-columns-repeated="3"/>
          <table:table-cell table:style-name="ce47" table:content-validation-name="val1" office:value-type="string" calcext:value-type="string">
            <text:p>x</text:p>
          </table:table-cell>
          <table:table-cell table:style-name="ce47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70]);[.K70];IF(ISTEXT([.C70]);[.L70];IF(ISTEXT([.D70]);[.M70];IF(ISTEXT([.E70]);[.N70];IF(ISTEXT([.F70]);[.O70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calm even in tense situations.</text:p>
          </table:table-cell>
          <table:table-cell table:style-name="ce47" table:content-validation-name="val1" table:number-columns-repeated="3"/>
          <table:table-cell table:style-name="ce47" table:content-validation-name="val1" office:value-type="string" calcext:value-type="string">
            <text:p>x</text:p>
          </table:table-cell>
          <table:table-cell table:style-name="ce47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71]);[.K71];IF(ISTEXT([.C71]);[.L71];IF(ISTEXT([.D71]);[.M71];IF(ISTEXT([.E71]);[.N71];IF(ISTEXT([.F71]);[.O71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Take charge.</text:p>
          </table:table-cell>
          <table:table-cell table:style-name="ce47" table:content-validation-name="val1" office:value-type="string" calcext:value-type="string">
            <text:p>x</text:p>
          </table:table-cell>
          <table:table-cell table:style-name="ce47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72]);[.K72];IF(ISTEXT([.C72]);[.L72];IF(ISTEXT([.D72]);[.M72];IF(ISTEXT([.E72]);[.N72];IF(ISTEXT([.F72]);[.O72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Do things I later regret.</text:p>
          </table:table-cell>
          <table:table-cell table:style-name="ce47" table:content-validation-name="val1"/>
          <table:table-cell table:style-name="ce47" table:content-validation-name="val1" office:value-type="string" calcext:value-type="string">
            <text:p>x</text:p>
          </table:table-cell>
          <table:table-cell table:style-name="ce47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73]);[.K73];IF(ISTEXT([.C73]);[.L73];IF(ISTEXT([.D73]);[.M73];IF(ISTEXT([.E73]);[.N73];IF(ISTEXT([.F73]);[.O73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m indifferent to the feelings of others.</text:p>
          </table:table-cell>
          <table:table-cell table:style-name="ce47" table:content-validation-name="val1" office:value-type="string" calcext:value-type="string">
            <text:p>x</text:p>
          </table:table-cell>
          <table:table-cell table:style-name="ce47" table:content-validation-name="val1" table:number-columns-repeated="4"/>
          <table:table-cell office:value-type="string" calcext:value-type="string">
            <text:p>|</text:p>
          </table:table-cell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74]);[.K74];IF(ISTEXT([.C74]);[.L74];IF(ISTEXT([.D74]);[.M74];IF(ISTEXT([.E74]);[.N74];IF(ISTEXT([.F74]);[.O74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Am not highly motivated to succeed.</text:p>
          </table:table-cell>
          <table:table-cell table:style-name="ce47" table:content-validation-name="val1" office:value-type="string" calcext:value-type="string">
            <text:p>x</text:p>
          </table:table-cell>
          <table:table-cell table:style-name="ce47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75]);[.K75];IF(ISTEXT([.C75]);[.L75];IF(ISTEXT([.D75]);[.M75];IF(ISTEXT([.E75]);[.N75];IF(ISTEXT([.F75]);[.O75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Can't stand confrontations.</text:p>
          </table:table-cell>
          <table:table-cell table:style-name="ce47" table:content-validation-name="val1" table:number-columns-repeated="4"/>
          <table:table-cell table:style-name="ce47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76]);[.K76];IF(ISTEXT([.C76]);[.L76];IF(ISTEXT([.D76]);[.M76];IF(ISTEXT([.E76]);[.N76];IF(ISTEXT([.F76]);[.O76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Love to daydream.</text:p>
          </table:table-cell>
          <table:table-cell table:style-name="ce47" table:content-validation-name="val1" table:number-columns-repeated="3"/>
          <table:table-cell table:style-name="ce47" table:content-validation-name="val1" office:value-type="string" calcext:value-type="string">
            <text:p>x</text:p>
          </table:table-cell>
          <table:table-cell table:style-name="ce47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77]);[.K77];IF(ISTEXT([.C77]);[.L77];IF(ISTEXT([.D77]);[.M77];IF(ISTEXT([.E77]);[.N77];IF(ISTEXT([.F77]);[.O77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Seldom feel blue.</text:p>
          </table:table-cell>
          <table:table-cell table:style-name="ce47" table:content-validation-name="val1" table:number-columns-repeated="3"/>
          <table:table-cell table:style-name="ce47" table:content-validation-name="val1" office:value-type="string" calcext:value-type="string">
            <text:p>x</text:p>
          </table:table-cell>
          <table:table-cell table:style-name="ce47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78]);[.K78];IF(ISTEXT([.C78]);[.L78];IF(ISTEXT([.D78]);[.M78];IF(ISTEXT([.E78]);[.N78];IF(ISTEXT([.F78]);[.O78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Know how to get things done.</text:p>
          </table:table-cell>
          <table:table-cell table:style-name="ce47" table:content-validation-name="val1" table:number-columns-repeated="3"/>
          <table:table-cell table:style-name="ce47" table:content-validation-name="val1" office:value-type="string" calcext:value-type="string">
            <text:p>x</text:p>
          </table:table-cell>
          <table:table-cell table:style-name="ce47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79]);[.K79];IF(ISTEXT([.C79]);[.L79];IF(ISTEXT([.D79]);[.M79];IF(ISTEXT([.E79]);[.N79];IF(ISTEXT([.F79]);[.O79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always busy.</text:p>
          </table:table-cell>
          <table:table-cell table:style-name="ce47" table:content-validation-name="val1" table:number-columns-repeated="3"/>
          <table:table-cell table:style-name="ce47" table:content-validation-name="val1" office:value-type="string" calcext:value-type="string">
            <text:p>x</text:p>
          </table:table-cell>
          <table:table-cell table:style-name="ce47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80]);[.K80];IF(ISTEXT([.C80]);[.L80];IF(ISTEXT([.D80]);[.M80];IF(ISTEXT([.E80]);[.N80];IF(ISTEXT([.F80]);[.O80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Get chores done right away.</text:p>
          </table:table-cell>
          <table:table-cell table:style-name="ce47" table:content-validation-name="val1" table:number-columns-repeated="3"/>
          <table:table-cell table:style-name="ce47" table:content-validation-name="val1" office:value-type="string" calcext:value-type="string">
            <text:p>x</text:p>
          </table:table-cell>
          <table:table-cell table:style-name="ce47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81]);[.K81];IF(ISTEXT([.C81]);[.L81];IF(ISTEXT([.D81]);[.M81];IF(ISTEXT([.E81]);[.N81];IF(ISTEXT([.F81]);[.O81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Pay my bills on time.</text:p>
          </table:table-cell>
          <table:table-cell table:style-name="ce47" table:content-validation-name="val1" table:number-columns-repeated="4"/>
          <table:table-cell table:style-name="ce47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82]);[.K82];IF(ISTEXT([.C82]);[.L82];IF(ISTEXT([.D82]);[.M82];IF(ISTEXT([.E82]);[.N82];IF(ISTEXT([.F82]);[.O82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Believe in an eye for an eye.</text:p>
          </table:table-cell>
          <table:table-cell table:style-name="ce47" table:content-validation-name="val1"/>
          <table:table-cell table:style-name="ce47" table:content-validation-name="val1" office:value-type="string" calcext:value-type="string">
            <text:p>x</text:p>
          </table:table-cell>
          <table:table-cell table:style-name="ce47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83]);[.K83];IF(ISTEXT([.C83]);[.L83];IF(ISTEXT([.D83]);[.M83];IF(ISTEXT([.E83]);[.N83];IF(ISTEXT([.F83]);[.O8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Seldom joke around.</text:p>
          </table:table-cell>
          <table:table-cell table:style-name="ce47" table:content-validation-name="val1"/>
          <table:table-cell table:style-name="ce47" table:content-validation-name="val1" office:value-type="string" calcext:value-type="string">
            <text:p>x</text:p>
          </table:table-cell>
          <table:table-cell table:style-name="ce47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84]);[.K84];IF(ISTEXT([.C84]);[.L84];IF(ISTEXT([.D84]);[.M84];IF(ISTEXT([.E84]);[.N84];IF(ISTEXT([.F84]);[.O84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onsider myself an average person.</text:p>
          </table:table-cell>
          <table:table-cell table:style-name="ce47" table:content-validation-name="val1" table:number-columns-repeated="3"/>
          <table:table-cell table:style-name="ce47" table:content-validation-name="val1" office:value-type="string" calcext:value-type="string">
            <text:p>x</text:p>
          </table:table-cell>
          <table:table-cell table:style-name="ce47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85]);[.K85];IF(ISTEXT([.C85]);[.L85];IF(ISTEXT([.D85]);[.M85];IF(ISTEXT([.E85]);[.N85];IF(ISTEXT([.F85]);[.O85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Try to lead others.</text:p>
          </table:table-cell>
          <table:table-cell table:style-name="ce47" table:content-validation-name="val1" office:value-type="string" calcext:value-type="string">
            <text:p>x</text:p>
          </table:table-cell>
          <table:table-cell table:style-name="ce47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86]);[.K86];IF(ISTEXT([.C86]);[.L86];IF(ISTEXT([.D86]);[.M86];IF(ISTEXT([.E86]);[.N86];IF(ISTEXT([.F86]);[.O86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Feel comfortable around people.</text:p>
          </table:table-cell>
          <table:table-cell table:style-name="ce47" table:content-validation-name="val1" table:number-columns-repeated="3"/>
          <table:table-cell table:style-name="ce47" table:content-validation-name="val1" office:value-type="string" calcext:value-type="string">
            <text:p>x</text:p>
          </table:table-cell>
          <table:table-cell table:style-name="ce47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87]);[.K87];IF(ISTEXT([.C87]);[.L87];IF(ISTEXT([.D87]);[.M87];IF(ISTEXT([.E87]);[.N87];IF(ISTEXT([.F87]);[.O87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Love to eat.</text:p>
          </table:table-cell>
          <table:table-cell table:style-name="ce47" table:content-validation-name="val1"/>
          <table:table-cell table:style-name="ce47" table:content-validation-name="val1" office:value-type="string" calcext:value-type="string">
            <text:p>x</text:p>
          </table:table-cell>
          <table:table-cell table:style-name="ce47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88]);[.K88];IF(ISTEXT([.C88]);[.L88];IF(ISTEXT([.D88]);[.M88];IF(ISTEXT([.E88]);[.N88];IF(ISTEXT([.F88]);[.O88];0)))))" office:value-type="float" office:value="2" calcext:value-type="float">
            <text:p>2</text:p>
          </table:table-cell>
        </table:table-row>
        <table:table-row table:style-name="ro4">
          <table:table-cell table:style-name="ce16" office:value-type="string" calcext:value-type="string">
            <text:p>Trust others.</text:p>
          </table:table-cell>
          <table:table-cell table:style-name="ce47" table:content-validation-name="val1" table:number-columns-repeated="3"/>
          <table:table-cell table:style-name="ce47" table:content-validation-name="val1" office:value-type="string" calcext:value-type="string">
            <text:p>x</text:p>
          </table:table-cell>
          <table:table-cell table:style-name="ce47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89]);[.K89];IF(ISTEXT([.C89]);[.L89];IF(ISTEXT([.D89]);[.M89];IF(ISTEXT([.E89]);[.N89];IF(ISTEXT([.F89]);[.O89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Look down on others.</text:p>
          </table:table-cell>
          <table:table-cell table:style-name="ce47" table:content-validation-name="val1"/>
          <table:table-cell table:style-name="ce47" table:content-validation-name="val1" office:value-type="string" calcext:value-type="string">
            <text:p>x</text:p>
          </table:table-cell>
          <table:table-cell table:style-name="ce47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90]);[.K90];IF(ISTEXT([.C90]);[.L90];IF(ISTEXT([.D90]);[.M90];IF(ISTEXT([.E90]);[.N90];IF(ISTEXT([.F90]);[.O90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heat to get ahead.</text:p>
          </table:table-cell>
          <table:table-cell table:style-name="ce47" table:content-validation-name="val1" office:value-type="string" calcext:value-type="string">
            <text:p>x</text:p>
          </table:table-cell>
          <table:table-cell table:style-name="ce47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91]);[.K91];IF(ISTEXT([.C91]);[.L91];IF(ISTEXT([.D91]);[.M91];IF(ISTEXT([.E91]);[.N91];IF(ISTEXT([.F91]);[.O91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Am not bothered by disorder.</text:p>
          </table:table-cell>
          <table:table-cell table:style-name="ce47" table:content-validation-name="val1" table:number-columns-repeated="3"/>
          <table:table-cell table:style-name="ce47" table:content-validation-name="val1" office:value-type="string" calcext:value-type="string">
            <text:p>x</text:p>
          </table:table-cell>
          <table:table-cell table:style-name="ce47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92]);[.K92];IF(ISTEXT([.C92]);[.L92];IF(ISTEXT([.D92]);[.M92];IF(ISTEXT([.E92]);[.N92];IF(ISTEXT([.F92]);[.O92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Set high standards for myself and others.</text:p>
          </table:table-cell>
          <table:table-cell table:style-name="ce47" table:content-validation-name="val1" table:number-columns-repeated="4"/>
          <table:table-cell table:style-name="ce47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93]);[.K93];IF(ISTEXT([.C93]);[.L93];IF(ISTEXT([.D93]);[.M93];IF(ISTEXT([.E93]);[.N93];IF(ISTEXT([.F93]);[.O93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Willing to try anything once.</text:p>
          </table:table-cell>
          <table:table-cell table:style-name="ce47" table:content-validation-name="val1"/>
          <table:table-cell table:style-name="ce47" table:content-validation-name="val1" office:value-type="string" calcext:value-type="string">
            <text:p>x</text:p>
          </table:table-cell>
          <table:table-cell table:style-name="ce47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94]);[.K94];IF(ISTEXT([.C94]);[.L94];IF(ISTEXT([.D94]);[.M94];IF(ISTEXT([.E94]);[.N94];IF(ISTEXT([.F94]);[.O94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Stumble over my words.</text:p>
          </table:table-cell>
          <table:table-cell table:style-name="ce47" table:content-validation-name="val1"/>
          <table:table-cell table:style-name="ce47" table:content-validation-name="val1" office:value-type="string" calcext:value-type="string">
            <text:p>x</text:p>
          </table:table-cell>
          <table:table-cell table:style-name="ce47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95]);[.K95];IF(ISTEXT([.C95]);[.L95];IF(ISTEXT([.D95]);[.M95];IF(ISTEXT([.E95]);[.N95];IF(ISTEXT([.F95]);[.O95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m always on the go.</text:p>
          </table:table-cell>
          <table:table-cell table:style-name="ce47" table:content-validation-name="val1"/>
          <table:table-cell table:style-name="ce47" table:content-validation-name="val1" office:value-type="string" calcext:value-type="string">
            <text:p>x</text:p>
          </table:table-cell>
          <table:table-cell table:style-name="ce47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96]);[.K96];IF(ISTEXT([.C96]);[.L96];IF(ISTEXT([.D96]);[.M96];IF(ISTEXT([.E96]);[.N96];IF(ISTEXT([.F96]);[.O96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Seldom get mad.</text:p>
          </table:table-cell>
          <table:table-cell table:style-name="ce47" table:content-validation-name="val1" table:number-columns-repeated="3"/>
          <table:table-cell table:style-name="ce47" table:content-validation-name="val1" office:value-type="string" calcext:value-type="string">
            <text:p>x</text:p>
          </table:table-cell>
          <table:table-cell table:style-name="ce47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97]);[.K97];IF(ISTEXT([.C97]);[.L97];IF(ISTEXT([.D97]);[.M97];IF(ISTEXT([.E97]);[.N97];IF(ISTEXT([.F97]);[.O97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Like music.</text:p>
          </table:table-cell>
          <table:table-cell table:style-name="ce47" table:content-validation-name="val1" table:number-columns-repeated="4"/>
          <table:table-cell table:style-name="ce47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98]);[.K98];IF(ISTEXT([.C98]);[.L98];IF(ISTEXT([.D98]);[.M98];IF(ISTEXT([.E98]);[.N98];IF(ISTEXT([.F98]);[.O98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Believe in one true religion.</text:p>
          </table:table-cell>
          <table:table-cell table:style-name="ce47" table:content-validation-name="val1" office:value-type="string" calcext:value-type="string">
            <text:p>x</text:p>
          </table:table-cell>
          <table:table-cell table:style-name="ce47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99]);[.K99];IF(ISTEXT([.C99]);[.L99];IF(ISTEXT([.D99]);[.M99];IF(ISTEXT([.E99]);[.N99];IF(ISTEXT([.F99]);[.O99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Get others to do my duties.</text:p>
          </table:table-cell>
          <table:table-cell table:style-name="ce47" table:content-validation-name="val1" office:value-type="string" calcext:value-type="string">
            <text:p>x</text:p>
          </table:table-cell>
          <table:table-cell table:style-name="ce47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00]);[.K100];IF(ISTEXT([.C100]);[.L100];IF(ISTEXT([.D100]);[.M100];IF(ISTEXT([.E100]);[.N100];IF(ISTEXT([.F100]);[.O100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Get back at others.</text:p>
          </table:table-cell>
          <table:table-cell table:style-name="ce47" table:content-validation-name="val1"/>
          <table:table-cell table:style-name="ce47" table:content-validation-name="val1" office:value-type="string" calcext:value-type="string">
            <text:p>x</text:p>
          </table:table-cell>
          <table:table-cell table:style-name="ce47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01]);[.K101];IF(ISTEXT([.C101]);[.L101];IF(ISTEXT([.D101]);[.M101];IF(ISTEXT([.E101]);[.N101];IF(ISTEXT([.F101]);[.O101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dapt easily to new situations.</text:p>
          </table:table-cell>
          <table:table-cell table:style-name="ce47" table:content-validation-name="val1" table:number-columns-repeated="3"/>
          <table:table-cell table:style-name="ce47" table:content-validation-name="val1" office:value-type="string" calcext:value-type="string">
            <text:p>x</text:p>
          </table:table-cell>
          <table:table-cell table:style-name="ce47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02]);[.K102];IF(ISTEXT([.C102]);[.L102];IF(ISTEXT([.D102]);[.M102];IF(ISTEXT([.E102]);[.N102];IF(ISTEXT([.F102]);[.O102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Like to begin new things.</text:p>
          </table:table-cell>
          <table:table-cell table:style-name="ce47" table:content-validation-name="val1" table:number-columns-repeated="3"/>
          <table:table-cell table:style-name="ce47" table:content-validation-name="val1" office:value-type="string" calcext:value-type="string">
            <text:p>x</text:p>
          </table:table-cell>
          <table:table-cell table:style-name="ce47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03]);[.K103];IF(ISTEXT([.C103]);[.L103];IF(ISTEXT([.D103]);[.M103];IF(ISTEXT([.E103]);[.N103];IF(ISTEXT([.F103]);[.O10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use my friends.</text:p>
          </table:table-cell>
          <table:table-cell table:style-name="ce47" table:content-validation-name="val1"/>
          <table:table-cell table:style-name="ce47" table:content-validation-name="val1" office:value-type="string" calcext:value-type="string">
            <text:p>x</text:p>
          </table:table-cell>
          <table:table-cell table:style-name="ce47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04]);[.K104];IF(ISTEXT([.C104]);[.L104];IF(ISTEXT([.D104]);[.M104];IF(ISTEXT([.E104]);[.N104];IF(ISTEXT([.F104]);[.O104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Enjoy examining myself and my life.</text:p>
          </table:table-cell>
          <table:table-cell table:style-name="ce47" table:content-validation-name="val1" table:number-columns-repeated="3"/>
          <table:table-cell table:style-name="ce47" table:content-validation-name="val1" office:value-type="string" calcext:value-type="string">
            <text:p>x</text:p>
          </table:table-cell>
          <table:table-cell table:style-name="ce47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05]);[.K105];IF(ISTEXT([.C105]);[.L105];IF(ISTEXT([.D105]);[.M105];IF(ISTEXT([.E105]);[.N105];IF(ISTEXT([.F105]);[.O105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Wait for others to lead the way.</text:p>
          </table:table-cell>
          <table:table-cell table:style-name="ce47" table:content-validation-name="val1" table:number-columns-repeated="3"/>
          <table:table-cell table:style-name="ce47" table:content-validation-name="val1" office:value-type="string" calcext:value-type="string">
            <text:p>x</text:p>
          </table:table-cell>
          <table:table-cell table:style-name="ce47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06]);[.K106];IF(ISTEXT([.C106]);[.L106];IF(ISTEXT([.D106]);[.M106];IF(ISTEXT([.E106]);[.N106];IF(ISTEXT([.F106]);[.O106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Complete tasks successfully.</text:p>
          </table:table-cell>
          <table:table-cell table:style-name="ce47" table:content-validation-name="val1" table:number-columns-repeated="4"/>
          <table:table-cell table:style-name="ce47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07]);[.K107];IF(ISTEXT([.C107]);[.L107];IF(ISTEXT([.D107]);[.M107];IF(ISTEXT([.E107]);[.N107];IF(ISTEXT([.F107]);[.O107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Am always prepared.</text:p>
          </table:table-cell>
          <table:table-cell table:style-name="ce47" table:content-validation-name="val1" table:number-columns-repeated="3"/>
          <table:table-cell table:style-name="ce47" table:content-validation-name="val1" office:value-type="string" calcext:value-type="string">
            <text:p>x</text:p>
          </table:table-cell>
          <table:table-cell table:style-name="ce47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08]);[.K108];IF(ISTEXT([.C108]);[.L108];IF(ISTEXT([.D108]);[.M108];IF(ISTEXT([.E108]);[.N108];IF(ISTEXT([.F108]);[.O108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Rush into things.</text:p>
          </table:table-cell>
          <table:table-cell table:style-name="ce47" table:content-validation-name="val1"/>
          <table:table-cell table:style-name="ce47" table:content-validation-name="val1" office:value-type="string" calcext:value-type="string">
            <text:p>x</text:p>
          </table:table-cell>
          <table:table-cell table:style-name="ce47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09]);[.K109];IF(ISTEXT([.C109]);[.L109];IF(ISTEXT([.D109]);[.M109];IF(ISTEXT([.E109]);[.N109];IF(ISTEXT([.F109]);[.O109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void difficult reading material.</text:p>
          </table:table-cell>
          <table:table-cell table:style-name="ce47" table:content-validation-name="val1" office:value-type="string" calcext:value-type="string">
            <text:p>x</text:p>
          </table:table-cell>
          <table:table-cell table:style-name="ce47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10]);[.K110];IF(ISTEXT([.C110]);[.L110];IF(ISTEXT([.D110]);[.M110];IF(ISTEXT([.E110]);[.N110];IF(ISTEXT([.F110]);[.O110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Don't know why I do some of the things I do.</text:p>
          </table:table-cell>
          <table:table-cell table:style-name="ce47" table:content-validation-name="val1"/>
          <table:table-cell table:style-name="ce47" table:content-validation-name="val1" office:value-type="string" calcext:value-type="string">
            <text:p>x</text:p>
          </table:table-cell>
          <table:table-cell table:style-name="ce47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11]);[.K111];IF(ISTEXT([.C111]);[.L111];IF(ISTEXT([.D111]);[.M111];IF(ISTEXT([.E111]);[.N111];IF(ISTEXT([.F111]);[.O111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React slowly.</text:p>
          </table:table-cell>
          <table:table-cell table:style-name="ce47" table:content-validation-name="val1" table:number-columns-repeated="3"/>
          <table:table-cell table:style-name="ce47" table:content-validation-name="val1" office:value-type="string" calcext:value-type="string">
            <text:p>x</text:p>
          </table:table-cell>
          <table:table-cell table:style-name="ce47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12]);[.K112];IF(ISTEXT([.C112]);[.L112];IF(ISTEXT([.D112]);[.M112];IF(ISTEXT([.E112]);[.N112];IF(ISTEXT([.F112]);[.O112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Love large parties.</text:p>
          </table:table-cell>
          <table:table-cell table:style-name="ce47" table:content-validation-name="val1"/>
          <table:table-cell table:style-name="ce47" table:content-validation-name="val1" office:value-type="string" calcext:value-type="string">
            <text:p>x</text:p>
          </table:table-cell>
          <table:table-cell table:style-name="ce47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13]);[.K113];IF(ISTEXT([.C113]);[.L113];IF(ISTEXT([.D113]);[.M113];IF(ISTEXT([.E113]);[.N113];IF(ISTEXT([.F113]);[.O113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Have difficulty imagining things.</text:p>
          </table:table-cell>
          <table:table-cell table:style-name="ce47" table:content-validation-name="val1"/>
          <table:table-cell table:style-name="ce47" table:content-validation-name="val1" office:value-type="string" calcext:value-type="string">
            <text:p>x</text:p>
          </table:table-cell>
          <table:table-cell table:style-name="ce47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14]);[.K114];IF(ISTEXT([.C114]);[.L114];IF(ISTEXT([.D114]);[.M114];IF(ISTEXT([.E114]);[.N114];IF(ISTEXT([.F114]);[.O114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not embarrassed easily.</text:p>
          </table:table-cell>
          <table:table-cell table:style-name="ce47" table:content-validation-name="val1" table:number-columns-repeated="3"/>
          <table:table-cell table:style-name="ce47" table:content-validation-name="val1" office:value-type="string" calcext:value-type="string">
            <text:p>x</text:p>
          </table:table-cell>
          <table:table-cell table:style-name="ce47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15]);[.K115];IF(ISTEXT([.C115]);[.L115];IF(ISTEXT([.D115]);[.M115];IF(ISTEXT([.E115]);[.N115];IF(ISTEXT([.F115]);[.O115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Believe that we should be tough on crime.</text:p>
          </table:table-cell>
          <table:table-cell table:style-name="ce47" table:content-validation-name="val1" table:number-columns-repeated="3"/>
          <table:table-cell table:style-name="ce47" table:content-validation-name="val1" office:value-type="string" calcext:value-type="string">
            <text:p>x</text:p>
          </table:table-cell>
          <table:table-cell table:style-name="ce47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16]);[.K116];IF(ISTEXT([.C116]);[.L116];IF(ISTEXT([.D116]);[.M116];IF(ISTEXT([.E116]);[.N116];IF(ISTEXT([.F116]);[.O116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m sure of my ground.</text:p>
          </table:table-cell>
          <table:table-cell table:style-name="ce47" table:content-validation-name="val1" table:number-columns-repeated="3"/>
          <table:table-cell table:style-name="ce47" table:content-validation-name="val1" office:value-type="string" calcext:value-type="string">
            <text:p>x</text:p>
          </table:table-cell>
          <table:table-cell table:style-name="ce47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17]);[.K117];IF(ISTEXT([.C117]);[.L117];IF(ISTEXT([.D117]);[.M117];IF(ISTEXT([.E117]);[.N117];IF(ISTEXT([.F117]);[.O117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Often forget to put things back in their proper place.</text:p>
          </table:table-cell>
          <table:table-cell table:style-name="ce47" table:content-validation-name="val1"/>
          <table:table-cell table:style-name="ce47" table:content-validation-name="val1" office:value-type="string" calcext:value-type="string">
            <text:p>x</text:p>
          </table:table-cell>
          <table:table-cell table:style-name="ce47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18]);[.K118];IF(ISTEXT([.C118]);[.L118];IF(ISTEXT([.D118]);[.M118];IF(ISTEXT([.E118]);[.N118];IF(ISTEXT([.F118]);[.O118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Break rules.</text:p>
          </table:table-cell>
          <table:table-cell table:style-name="ce47" table:content-validation-name="val1"/>
          <table:table-cell table:style-name="ce47" table:content-validation-name="val1" office:value-type="string" calcext:value-type="string">
            <text:p>x</text:p>
          </table:table-cell>
          <table:table-cell table:style-name="ce47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19]);[.K119];IF(ISTEXT([.C119]);[.L119];IF(ISTEXT([.D119]);[.M119];IF(ISTEXT([.E119]);[.N119];IF(ISTEXT([.F119]);[.O119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Dislike new foods.</text:p>
          </table:table-cell>
          <table:table-cell table:style-name="ce47" table:content-validation-name="val1" table:number-columns-repeated="4"/>
          <table:table-cell table:style-name="ce47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20]);[.K120];IF(ISTEXT([.C120]);[.L120];IF(ISTEXT([.D120]);[.M120];IF(ISTEXT([.E120]);[.N120];IF(ISTEXT([.F120]);[.O120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Suffer from others' sorrows.</text:p>
          </table:table-cell>
          <table:table-cell table:style-name="ce47" table:content-validation-name="val1" table:number-columns-repeated="3"/>
          <table:table-cell table:style-name="ce47" table:content-validation-name="val1" office:value-type="string" calcext:value-type="string">
            <text:p>x</text:p>
          </table:table-cell>
          <table:table-cell table:style-name="ce47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21]);[.K121];IF(ISTEXT([.C121]);[.L121];IF(ISTEXT([.D121]);[.M121];IF(ISTEXT([.E121]);[.N121];IF(ISTEXT([.F121]);[.O121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Don't like to draw attention to myself.</text:p>
          </table:table-cell>
          <table:table-cell table:style-name="ce47" table:content-validation-name="val1" table:number-columns-repeated="4"/>
          <table:table-cell table:style-name="ce47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22]);[.K122];IF(ISTEXT([.C122]);[.L122];IF(ISTEXT([.D122]);[.M122];IF(ISTEXT([.E122]);[.N122];IF(ISTEXT([.F122]);[.O122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Insult people.</text:p>
          </table:table-cell>
          <table:table-cell table:style-name="ce47" table:content-validation-name="val1" office:value-type="string" calcext:value-type="string">
            <text:p>x</text:p>
          </table:table-cell>
          <table:table-cell table:style-name="ce47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23]);[.K123];IF(ISTEXT([.C123]);[.L123];IF(ISTEXT([.D123]);[.M123];IF(ISTEXT([.E123]);[.N123];IF(ISTEXT([.F123]);[.O123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Experience very few emotional highs and lows.</text:p>
          </table:table-cell>
          <table:table-cell table:style-name="ce47" table:content-validation-name="val1" table:number-columns-repeated="3"/>
          <table:table-cell table:style-name="ce47" table:content-validation-name="val1" office:value-type="string" calcext:value-type="string">
            <text:p>x</text:p>
          </table:table-cell>
          <table:table-cell table:style-name="ce47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24]);[.K124];IF(ISTEXT([.C124]);[.L124];IF(ISTEXT([.D124]);[.M124];IF(ISTEXT([.E124]);[.N124];IF(ISTEXT([.F124]);[.O124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Would never cheat on my taxes.</text:p>
          </table:table-cell>
          <table:table-cell table:style-name="ce47" table:content-validation-name="val1" table:number-columns-repeated="4"/>
          <table:table-cell table:style-name="ce47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25]);[.K125];IF(ISTEXT([.C125]);[.L125];IF(ISTEXT([.D125]);[.M125];IF(ISTEXT([.E125]);[.N125];IF(ISTEXT([.F125]);[.O125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Believe in the importance of art.</text:p>
          </table:table-cell>
          <table:table-cell table:style-name="ce47" table:content-validation-name="val1" table:number-columns-repeated="4"/>
          <table:table-cell table:style-name="ce47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26]);[.K126];IF(ISTEXT([.C126]);[.L126];IF(ISTEXT([.D126]);[.M126];IF(ISTEXT([.E126]);[.N126];IF(ISTEXT([.F126]);[.O126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Am wary of others.</text:p>
          </table:table-cell>
          <table:table-cell table:style-name="ce47" table:content-validation-name="val1" table:number-columns-repeated="3"/>
          <table:table-cell table:style-name="ce47" table:content-validation-name="val1" office:value-type="string" calcext:value-type="string">
            <text:p>x</text:p>
          </table:table-cell>
          <table:table-cell table:style-name="ce47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27]);[.K127];IF(ISTEXT([.C127]);[.L127];IF(ISTEXT([.D127]);[.M127];IF(ISTEXT([.E127]);[.N127];IF(ISTEXT([.F127]);[.O127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m not bothered by difficult social situations.</text:p>
          </table:table-cell>
          <table:table-cell table:style-name="ce47" table:content-validation-name="val1"/>
          <table:table-cell table:style-name="ce47" table:content-validation-name="val1" office:value-type="string" calcext:value-type="string">
            <text:p>x</text:p>
          </table:table-cell>
          <table:table-cell table:style-name="ce47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28]);[.K128];IF(ISTEXT([.C128]);[.L128];IF(ISTEXT([.D128]);[.M128];IF(ISTEXT([.E128]);[.N128];IF(ISTEXT([.F128]);[.O128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React quickly.</text:p>
          </table:table-cell>
          <table:table-cell table:style-name="ce47" table:content-validation-name="val1"/>
          <table:table-cell table:style-name="ce47" table:content-validation-name="val1" office:value-type="string" calcext:value-type="string">
            <text:p>x</text:p>
          </table:table-cell>
          <table:table-cell table:style-name="ce47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29]);[.K129];IF(ISTEXT([.C129]);[.L129];IF(ISTEXT([.D129]);[.M129];IF(ISTEXT([.E129]);[.N129];IF(ISTEXT([.F129]);[.O129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Worry about things.</text:p>
          </table:table-cell>
          <table:table-cell table:style-name="ce47" table:content-validation-name="val1" office:value-type="string" calcext:value-type="string">
            <text:p>x</text:p>
          </table:table-cell>
          <table:table-cell table:style-name="ce47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30]);[.K130];IF(ISTEXT([.C130]);[.L130];IF(ISTEXT([.D130]);[.M130];IF(ISTEXT([.E130]);[.N130];IF(ISTEXT([.F130]);[.O130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Believe that I am better than others.</text:p>
          </table:table-cell>
          <table:table-cell table:style-name="ce47" table:content-validation-name="val1"/>
          <table:table-cell table:style-name="ce47" table:content-validation-name="val1" office:value-type="string" calcext:value-type="string">
            <text:p>x</text:p>
          </table:table-cell>
          <table:table-cell table:style-name="ce47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31]);[.K131];IF(ISTEXT([.C131]);[.L131];IF(ISTEXT([.D131]);[.M131];IF(ISTEXT([.E131]);[.N131];IF(ISTEXT([.F131]);[.O131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Dislike myself.</text:p>
          </table:table-cell>
          <table:table-cell table:style-name="ce47" table:content-validation-name="val1"/>
          <table:table-cell table:style-name="ce47" table:content-validation-name="val1" office:value-type="string" calcext:value-type="string">
            <text:p>x</text:p>
          </table:table-cell>
          <table:table-cell table:style-name="ce47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32]);[.K132];IF(ISTEXT([.C132]);[.L132];IF(ISTEXT([.D132]);[.M132];IF(ISTEXT([.E132]);[.N132];IF(ISTEXT([.F132]);[.O132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Get upset easily.</text:p>
          </table:table-cell>
          <table:table-cell table:style-name="ce47" table:content-validation-name="val1"/>
          <table:table-cell table:style-name="ce47" table:content-validation-name="val1" office:value-type="string" calcext:value-type="string">
            <text:p>x</text:p>
          </table:table-cell>
          <table:table-cell table:style-name="ce47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33]);[.K133];IF(ISTEXT([.C133]);[.L133];IF(ISTEXT([.D133]);[.M133];IF(ISTEXT([.E133]);[.N133];IF(ISTEXT([.F133]);[.O133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Do more than what's expected of me.</text:p>
          </table:table-cell>
          <table:table-cell table:style-name="ce47" table:content-validation-name="val1" table:number-columns-repeated="4"/>
          <table:table-cell table:style-name="ce47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34]);[.K134];IF(ISTEXT([.C134]);[.L134];IF(ISTEXT([.D134]);[.M134];IF(ISTEXT([.E134]);[.N134];IF(ISTEXT([.F134]);[.O134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Radiate joy.</text:p>
          </table:table-cell>
          <table:table-cell table:style-name="ce47" table:content-validation-name="val1" table:number-columns-repeated="3"/>
          <table:table-cell table:style-name="ce47" table:content-validation-name="val1" office:value-type="string" calcext:value-type="string">
            <text:p>x</text:p>
          </table:table-cell>
          <table:table-cell table:style-name="ce47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35]);[.K135];IF(ISTEXT([.C135]);[.L135];IF(ISTEXT([.D135]);[.M135];IF(ISTEXT([.E135]);[.N135];IF(ISTEXT([.F135]);[.O135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Seek to influence others.</text:p>
          </table:table-cell>
          <table:table-cell table:style-name="ce47" table:content-validation-name="val1" table:number-columns-repeated="3"/>
          <table:table-cell table:style-name="ce47" table:content-validation-name="val1" office:value-type="string" calcext:value-type="string">
            <text:p>x</text:p>
          </table:table-cell>
          <table:table-cell table:style-name="ce47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36]);[.K136];IF(ISTEXT([.C136]);[.L136];IF(ISTEXT([.D136]);[.M136];IF(ISTEXT([.E136]);[.N136];IF(ISTEXT([.F136]);[.O136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Prefer to stick with things that I know.</text:p>
          </table:table-cell>
          <table:table-cell table:style-name="ce47" table:content-validation-name="val1"/>
          <table:table-cell table:style-name="ce47" table:content-validation-name="val1" office:value-type="string" calcext:value-type="string">
            <text:p>x</text:p>
          </table:table-cell>
          <table:table-cell table:style-name="ce47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37]);[.K137];IF(ISTEXT([.C137]);[.L137];IF(ISTEXT([.D137]);[.M137];IF(ISTEXT([.E137]);[.N137];IF(ISTEXT([.F137]);[.O137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ct without thinking.</text:p>
          </table:table-cell>
          <table:table-cell table:style-name="ce47" table:content-validation-name="val1"/>
          <table:table-cell table:style-name="ce47" table:content-validation-name="val1" office:value-type="string" calcext:value-type="string">
            <text:p>x</text:p>
          </table:table-cell>
          <table:table-cell table:style-name="ce47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38]);[.K138];IF(ISTEXT([.C138]);[.L138];IF(ISTEXT([.D138]);[.M138];IF(ISTEXT([.E138]);[.N138];IF(ISTEXT([.F138]);[.O138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Misrepresent the facts.</text:p>
          </table:table-cell>
          <table:table-cell table:style-name="ce47" table:content-validation-name="val1"/>
          <table:table-cell table:style-name="ce47" table:content-validation-name="val1" office:value-type="string" calcext:value-type="string">
            <text:p>x</text:p>
          </table:table-cell>
          <table:table-cell table:style-name="ce47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39]);[.K139];IF(ISTEXT([.C139]);[.L139];IF(ISTEXT([.D139]);[.M139];IF(ISTEXT([.E139]);[.N139];IF(ISTEXT([.F139]);[.O139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not really interested in others.</text:p>
          </table:table-cell>
          <table:table-cell table:style-name="ce47" table:content-validation-name="val1"/>
          <table:table-cell table:style-name="ce47" table:content-validation-name="val1" office:value-type="string" calcext:value-type="string">
            <text:p>x</text:p>
          </table:table-cell>
          <table:table-cell table:style-name="ce47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40]);[.K140];IF(ISTEXT([.C140]);[.L140];IF(ISTEXT([.D140]);[.M140];IF(ISTEXT([.E140]);[.N140];IF(ISTEXT([.F140]);[.O140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Tend to dislike soft-hearted people.</text:p>
          </table:table-cell>
          <table:table-cell table:style-name="ce47" table:content-validation-name="val1" office:value-type="string" calcext:value-type="string">
            <text:p>x</text:p>
          </table:table-cell>
          <table:table-cell table:style-name="ce47" table:content-validation-name="val1" table:number-columns-repeated="4"/>
          <table:table-cell office:value-type="string" calcext:value-type="string">
            <text:p>|</text:p>
          </table:table-cell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41]);[.K141];IF(ISTEXT([.C141]);[.L141];IF(ISTEXT([.D141]);[.M141];IF(ISTEXT([.E141]);[.N141];IF(ISTEXT([.F141]);[.O141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Contradict others.</text:p>
          </table:table-cell>
          <table:table-cell table:style-name="ce47" table:content-validation-name="val1" office:value-type="string" calcext:value-type="string">
            <text:p>x</text:p>
          </table:table-cell>
          <table:table-cell table:style-name="ce47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42]);[.K142];IF(ISTEXT([.C142]);[.L142];IF(ISTEXT([.D142]);[.M142];IF(ISTEXT([.E142]);[.N142];IF(ISTEXT([.F142]);[.O142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Have difficulty understanding abstract ideas.</text:p>
          </table:table-cell>
          <table:table-cell table:style-name="ce47" table:content-validation-name="val1" office:value-type="string" calcext:value-type="string">
            <text:p>x</text:p>
          </table:table-cell>
          <table:table-cell table:style-name="ce47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43]);[.K143];IF(ISTEXT([.C143]);[.L143];IF(ISTEXT([.D143]);[.M143];IF(ISTEXT([.E143]);[.N143];IF(ISTEXT([.F143]);[.O143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Love flowers.</text:p>
          </table:table-cell>
          <table:table-cell table:style-name="ce47" table:content-validation-name="val1" table:number-columns-repeated="4"/>
          <table:table-cell table:style-name="ce47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44]);[.K144];IF(ISTEXT([.C144]);[.L144];IF(ISTEXT([.D144]);[.M144];IF(ISTEXT([.E144]);[.N144];IF(ISTEXT([.F144]);[.O144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Never spend more than I can afford.</text:p>
          </table:table-cell>
          <table:table-cell table:style-name="ce47" table:content-validation-name="val1" table:number-columns-repeated="3"/>
          <table:table-cell table:style-name="ce47" table:content-validation-name="val1" office:value-type="string" calcext:value-type="string">
            <text:p>x</text:p>
          </table:table-cell>
          <table:table-cell table:style-name="ce47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45]);[.K145];IF(ISTEXT([.C145]);[.L145];IF(ISTEXT([.D145]);[.M145];IF(ISTEXT([.E145]);[.N145];IF(ISTEXT([.F145]);[.O145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Make people feel welcome.</text:p>
          </table:table-cell>
          <table:table-cell table:style-name="ce47" table:content-validation-name="val1" table:number-columns-repeated="3"/>
          <table:table-cell table:style-name="ce47" table:content-validation-name="val1" office:value-type="string" calcext:value-type="string">
            <text:p>x</text:p>
          </table:table-cell>
          <table:table-cell table:style-name="ce47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46]);[.K146];IF(ISTEXT([.C146]);[.L146];IF(ISTEXT([.D146]);[.M146];IF(ISTEXT([.E146]);[.N146];IF(ISTEXT([.F146]);[.O146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Seek quiet.</text:p>
          </table:table-cell>
          <table:table-cell table:style-name="ce47" table:content-validation-name="val1" table:number-columns-repeated="3"/>
          <table:table-cell table:style-name="ce47" table:content-validation-name="val1" office:value-type="string" calcext:value-type="string">
            <text:p>x</text:p>
          </table:table-cell>
          <table:table-cell table:style-name="ce47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47]);[.K147];IF(ISTEXT([.C147]);[.L147];IF(ISTEXT([.D147]);[.M147];IF(ISTEXT([.E147]);[.N147];IF(ISTEXT([.F147]);[.O147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m not easily affected by my emotions.</text:p>
          </table:table-cell>
          <table:table-cell table:style-name="ce47" table:content-validation-name="val1" table:number-columns-repeated="3"/>
          <table:table-cell table:style-name="ce47" table:content-validation-name="val1" office:value-type="string" calcext:value-type="string">
            <text:p>x</text:p>
          </table:table-cell>
          <table:table-cell table:style-name="ce47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48]);[.K148];IF(ISTEXT([.C148]);[.L148];IF(ISTEXT([.D148]);[.M148];IF(ISTEXT([.E148]);[.N148];IF(ISTEXT([.F148]);[.O148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Use flattery to get ahead.</text:p>
          </table:table-cell>
          <table:table-cell table:style-name="ce47" table:content-validation-name="val1"/>
          <table:table-cell table:style-name="ce47" table:content-validation-name="val1" office:value-type="string" calcext:value-type="string">
            <text:p>x</text:p>
          </table:table-cell>
          <table:table-cell table:style-name="ce47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49]);[.K149];IF(ISTEXT([.C149]);[.L149];IF(ISTEXT([.D149]);[.M149];IF(ISTEXT([.E149]);[.N149];IF(ISTEXT([.F149]);[.O149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ct wild and crazy.</text:p>
          </table:table-cell>
          <table:table-cell table:style-name="ce47" table:content-validation-name="val1" office:value-type="string" calcext:value-type="string">
            <text:p>x</text:p>
          </table:table-cell>
          <table:table-cell table:style-name="ce47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50]);[.K150];IF(ISTEXT([.C150]);[.L150];IF(ISTEXT([.D150]);[.M150];IF(ISTEXT([.E150]);[.N150];IF(ISTEXT([.F150]);[.O150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Laugh aloud.</text:p>
          </table:table-cell>
          <table:table-cell table:style-name="ce47" table:content-validation-name="val1"/>
          <table:table-cell table:style-name="ce47" table:content-validation-name="val1" office:value-type="string" calcext:value-type="string">
            <text:p>x</text:p>
          </table:table-cell>
          <table:table-cell table:style-name="ce47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51]);[.K151];IF(ISTEXT([.C151]);[.L151];IF(ISTEXT([.D151]);[.M151];IF(ISTEXT([.E151]);[.N151];IF(ISTEXT([.F151]);[.O151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Don't like the idea of change.</text:p>
          </table:table-cell>
          <table:table-cell table:style-name="ce47" table:content-validation-name="val1" office:value-type="string" calcext:value-type="string">
            <text:p>x</text:p>
          </table:table-cell>
          <table:table-cell table:style-name="ce47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52]);[.K152];IF(ISTEXT([.C152]);[.L152];IF(ISTEXT([.D152]);[.M152];IF(ISTEXT([.E152]);[.N152];IF(ISTEXT([.F152]);[.O152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Cheer people up.</text:p>
          </table:table-cell>
          <table:table-cell table:style-name="ce47" table:content-validation-name="val1"/>
          <table:table-cell table:style-name="ce47" table:content-validation-name="val1" office:value-type="string" calcext:value-type="string">
            <text:p>x</text:p>
          </table:table-cell>
          <table:table-cell table:style-name="ce47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53]);[.K153];IF(ISTEXT([.C153]);[.L153];IF(ISTEXT([.D153]);[.M153];IF(ISTEXT([.E153]);[.N153];IF(ISTEXT([.F153]);[.O153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Postpone decisions.</text:p>
          </table:table-cell>
          <table:table-cell table:style-name="ce47" table:content-validation-name="val1"/>
          <table:table-cell table:style-name="ce47" table:content-validation-name="val1" office:value-type="string" calcext:value-type="string">
            <text:p>x</text:p>
          </table:table-cell>
          <table:table-cell table:style-name="ce47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54]);[.K154];IF(ISTEXT([.C154]);[.L154];IF(ISTEXT([.D154]);[.M154];IF(ISTEXT([.E154]);[.N154];IF(ISTEXT([.F154]);[.O154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Jump into things without thinking.</text:p>
          </table:table-cell>
          <table:table-cell table:style-name="ce47" table:content-validation-name="val1"/>
          <table:table-cell table:style-name="ce47" table:content-validation-name="val1" office:value-type="string" calcext:value-type="string">
            <text:p>x</text:p>
          </table:table-cell>
          <table:table-cell table:style-name="ce47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55]);[.K155];IF(ISTEXT([.C155]);[.L155];IF(ISTEXT([.D155]);[.M155];IF(ISTEXT([.E155]);[.N155];IF(ISTEXT([.F155]);[.O155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Seldom toot my own horn.</text:p>
          </table:table-cell>
          <table:table-cell table:style-name="ce47" table:content-validation-name="val1" table:number-columns-repeated="3"/>
          <table:table-cell table:style-name="ce47" table:content-validation-name="val1" office:value-type="string" calcext:value-type="string">
            <text:p>x</text:p>
          </table:table-cell>
          <table:table-cell table:style-name="ce47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56]);[.K156];IF(ISTEXT([.C156]);[.L156];IF(ISTEXT([.D156]);[.M156];IF(ISTEXT([.E156]);[.N156];IF(ISTEXT([.F156]);[.O156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Excel in what I do.</text:p>
          </table:table-cell>
          <table:table-cell table:style-name="ce47" table:content-validation-name="val1" table:number-columns-repeated="3"/>
          <table:table-cell table:style-name="ce47" table:content-validation-name="val1" office:value-type="string" calcext:value-type="string">
            <text:p>x</text:p>
          </table:table-cell>
          <table:table-cell table:style-name="ce47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57]);[.K157];IF(ISTEXT([.C157]);[.L157];IF(ISTEXT([.D157]);[.M157];IF(ISTEXT([.E157]);[.N157];IF(ISTEXT([.F157]);[.O157];0)))))" office:value-type="float" office:value="4" calcext:value-type="float">
            <text:p>4</text:p>
          </table:table-cell>
        </table:table-row>
        <table:table-row table:style-name="ro4">
          <table:table-cell table:style-name="ce17" office:value-type="string" calcext:value-type="string">
            <text:p>Have a vivid imagination.</text:p>
          </table:table-cell>
          <table:table-cell table:style-name="ce47" table:content-validation-name="val1" table:number-columns-repeated="4"/>
          <table:table-cell table:style-name="ce47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58]);[.K158];IF(ISTEXT([.C158]);[.L158];IF(ISTEXT([.D158]);[.M158];IF(ISTEXT([.E158]);[.N158];IF(ISTEXT([.F158]);[.O158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Go on binges.</text:p>
          </table:table-cell>
          <table:table-cell table:style-name="ce47" table:content-validation-name="val1" office:value-type="string" calcext:value-type="string">
            <text:p>x</text:p>
          </table:table-cell>
          <table:table-cell table:style-name="ce47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59]);[.K159];IF(ISTEXT([.C159]);[.L159];IF(ISTEXT([.D159]);[.M159];IF(ISTEXT([.E159]);[.N159];IF(ISTEXT([.F159]);[.O159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Believe laws should be strictly enforced.</text:p>
          </table:table-cell>
          <table:table-cell table:style-name="ce47" table:content-validation-name="val1" table:number-columns-repeated="3"/>
          <table:table-cell table:style-name="ce47" table:content-validation-name="val1" office:value-type="string" calcext:value-type="string">
            <text:p>x</text:p>
          </table:table-cell>
          <table:table-cell table:style-name="ce47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60]);[.K160];IF(ISTEXT([.C160]);[.L160];IF(ISTEXT([.D160]);[.M160];IF(ISTEXT([.E160]);[.N160];IF(ISTEXT([.F160]);[.O160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Stick to the rules.</text:p>
          </table:table-cell>
          <table:table-cell table:style-name="ce47" table:content-validation-name="val1" table:number-columns-repeated="3"/>
          <table:table-cell table:style-name="ce47" table:content-validation-name="val1" office:value-type="string" calcext:value-type="string">
            <text:p>x</text:p>
          </table:table-cell>
          <table:table-cell table:style-name="ce47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61]);[.K161];IF(ISTEXT([.C161]);[.L161];IF(ISTEXT([.D161]);[.M161];IF(ISTEXT([.E161]);[.N161];IF(ISTEXT([.F161]);[.O161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Keep my promises.</text:p>
          </table:table-cell>
          <table:table-cell table:style-name="ce47" table:content-validation-name="val1" table:number-columns-repeated="4"/>
          <table:table-cell table:style-name="ce47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62]);[.K162];IF(ISTEXT([.C162]);[.L162];IF(ISTEXT([.D162]);[.M162];IF(ISTEXT([.E162]);[.N162];IF(ISTEXT([.F162]);[.O162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Love to read challenging material.</text:p>
          </table:table-cell>
          <table:table-cell table:style-name="ce47" table:content-validation-name="val1" table:number-columns-repeated="4"/>
          <table:table-cell table:style-name="ce47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63]);[.K163];IF(ISTEXT([.C163]);[.L163];IF(ISTEXT([.D163]);[.M163];IF(ISTEXT([.E163]);[.N163];IF(ISTEXT([.F163]);[.O163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Avoid crowds.</text:p>
          </table:table-cell>
          <table:table-cell table:style-name="ce47" table:content-validation-name="val1" table:number-columns-repeated="4"/>
          <table:table-cell table:style-name="ce47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64]);[.K164];IF(ISTEXT([.C164]);[.L164];IF(ISTEXT([.D164]);[.M164];IF(ISTEXT([.E164]);[.N164];IF(ISTEXT([.F164]);[.O164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Believe people should fend for themselves.</text:p>
          </table:table-cell>
          <table:table-cell table:style-name="ce47" table:content-validation-name="val1" table:number-columns-repeated="3"/>
          <table:table-cell table:style-name="ce47" table:content-validation-name="val1" office:value-type="string" calcext:value-type="string">
            <text:p>x</text:p>
          </table:table-cell>
          <table:table-cell table:style-name="ce47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65]);[.K165];IF(ISTEXT([.C165]);[.L165];IF(ISTEXT([.D165]);[.M165];IF(ISTEXT([.E165]);[.N165];IF(ISTEXT([.F165]);[.O165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Have frequent mood swings.</text:p>
          </table:table-cell>
          <table:table-cell table:style-name="ce47" table:content-validation-name="val1"/>
          <table:table-cell table:style-name="ce47" table:content-validation-name="val1" office:value-type="string" calcext:value-type="string">
            <text:p>x</text:p>
          </table:table-cell>
          <table:table-cell table:style-name="ce47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66]);[.K166];IF(ISTEXT([.C166]);[.L166];IF(ISTEXT([.D166]);[.M166];IF(ISTEXT([.E166]);[.N166];IF(ISTEXT([.F166]);[.O166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Think that all will be well.</text:p>
          </table:table-cell>
          <table:table-cell table:style-name="ce47" table:content-validation-name="val1" table:number-columns-repeated="4"/>
          <table:table-cell table:style-name="ce47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67]);[.K167];IF(ISTEXT([.C167]);[.L167];IF(ISTEXT([.D167]);[.M167];IF(ISTEXT([.E167]);[.N167];IF(ISTEXT([.F167]);[.O167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Rarely get irritated.</text:p>
          </table:table-cell>
          <table:table-cell table:style-name="ce47" table:content-validation-name="val1" table:number-columns-repeated="3"/>
          <table:table-cell table:style-name="ce47" table:content-validation-name="val1" office:value-type="string" calcext:value-type="string">
            <text:p>x</text:p>
          </table:table-cell>
          <table:table-cell table:style-name="ce47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68]);[.K168];IF(ISTEXT([.C168]);[.L168];IF(ISTEXT([.D168]);[.M168];IF(ISTEXT([.E168]);[.N168];IF(ISTEXT([.F168]);[.O168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Do things according to a plan.</text:p>
          </table:table-cell>
          <table:table-cell table:style-name="ce47" table:content-validation-name="val1" table:number-columns-repeated="3"/>
          <table:table-cell table:style-name="ce47" table:content-validation-name="val1" office:value-type="string" calcext:value-type="string">
            <text:p>x</text:p>
          </table:table-cell>
          <table:table-cell table:style-name="ce47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69]);[.K169];IF(ISTEXT([.C169]);[.L169];IF(ISTEXT([.D169]);[.M169];IF(ISTEXT([.E169]);[.N169];IF(ISTEXT([.F169]);[.O169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Love a good fight.</text:p>
          </table:table-cell>
          <table:table-cell table:style-name="ce47" table:content-validation-name="val1" office:value-type="string" calcext:value-type="string">
            <text:p>x</text:p>
          </table:table-cell>
          <table:table-cell table:style-name="ce47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70]);[.K170];IF(ISTEXT([.C170]);[.L170];IF(ISTEXT([.D170]);[.M170];IF(ISTEXT([.E170]);[.N170];IF(ISTEXT([.F170]);[.O170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Do a lot in my spare time.</text:p>
          </table:table-cell>
          <table:table-cell table:style-name="ce47" table:content-validation-name="val1" table:number-columns-repeated="3"/>
          <table:table-cell table:style-name="ce47" table:content-validation-name="val1" office:value-type="string" calcext:value-type="string">
            <text:p>x</text:p>
          </table:table-cell>
          <table:table-cell table:style-name="ce47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71]);[.K171];IF(ISTEXT([.C171]);[.L171];IF(ISTEXT([.D171]);[.M171];IF(ISTEXT([.E171]);[.N171];IF(ISTEXT([.F171]);[.O171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afraid to draw attention to myself.</text:p>
          </table:table-cell>
          <table:table-cell table:style-name="ce47" table:content-validation-name="val1" table:number-columns-repeated="4"/>
          <table:table-cell table:style-name="ce47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72]);[.K172];IF(ISTEXT([.C172]);[.L172];IF(ISTEXT([.D172]);[.M172];IF(ISTEXT([.E172]);[.N172];IF(ISTEXT([.F172]);[.O172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Dislike changes.</text:p>
          </table:table-cell>
          <table:table-cell table:style-name="ce47" table:content-validation-name="val1" office:value-type="string" calcext:value-type="string">
            <text:p>x</text:p>
          </table:table-cell>
          <table:table-cell table:style-name="ce47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73]);[.K173];IF(ISTEXT([.C173]);[.L173];IF(ISTEXT([.D173]);[.M173];IF(ISTEXT([.E173]);[.N173];IF(ISTEXT([.F173]);[.O173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Waste my time.</text:p>
          </table:table-cell>
          <table:table-cell table:style-name="ce47" table:content-validation-name="val1" office:value-type="string" calcext:value-type="string">
            <text:p>x</text:p>
          </table:table-cell>
          <table:table-cell table:style-name="ce47" table:content-validation-name="val1" table:number-columns-repeated="4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74]);[.K174];IF(ISTEXT([.C174]);[.L174];IF(ISTEXT([.D174]);[.M174];IF(ISTEXT([.E174]);[.N174];IF(ISTEXT([.F174]);[.O174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Turn plans into actions.</text:p>
          </table:table-cell>
          <table:table-cell table:style-name="ce47" table:content-validation-name="val1" table:number-columns-repeated="3"/>
          <table:table-cell table:style-name="ce47" table:content-validation-name="val1" office:value-type="string" calcext:value-type="string">
            <text:p>x</text:p>
          </table:table-cell>
          <table:table-cell table:style-name="ce47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75]);[.K175];IF(ISTEXT([.C175]);[.L175];IF(ISTEXT([.D175]);[.M175];IF(ISTEXT([.E175]);[.N175];IF(ISTEXT([.F175]);[.O175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Do not enjoy going to art museums.</text:p>
          </table:table-cell>
          <table:table-cell table:style-name="ce47" table:content-validation-name="val1"/>
          <table:table-cell table:style-name="ce47" table:content-validation-name="val1" office:value-type="string" calcext:value-type="string">
            <text:p>x</text:p>
          </table:table-cell>
          <table:table-cell table:style-name="ce47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76]);[.K176];IF(ISTEXT([.C176]);[.L176];IF(ISTEXT([.D176]);[.M176];IF(ISTEXT([.E176]);[.N176];IF(ISTEXT([.F176]);[.O176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Make people feel uncomfortable.</text:p>
          </table:table-cell>
          <table:table-cell table:style-name="ce47" table:content-validation-name="val1" office:value-type="string" calcext:value-type="string">
            <text:p>x</text:p>
          </table:table-cell>
          <table:table-cell table:style-name="ce47" table:content-validation-name="val1" table:number-columns-repeated="4"/>
          <table:table-cell office:value-type="string" calcext:value-type="string">
            <text:p>|</text:p>
          </table:table-cell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77]);[.K177];IF(ISTEXT([.C177]);[.L177];IF(ISTEXT([.D177]);[.M177];IF(ISTEXT([.E177]);[.N177];IF(ISTEXT([.F177]);[.O177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Boast about my virtues.</text:p>
          </table:table-cell>
          <table:table-cell table:style-name="ce47" table:content-validation-name="val1" office:value-type="string" calcext:value-type="string">
            <text:p>x</text:p>
          </table:table-cell>
          <table:table-cell table:style-name="ce47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78]);[.K178];IF(ISTEXT([.C178]);[.L178];IF(ISTEXT([.D178]);[.M178];IF(ISTEXT([.E178]);[.N178];IF(ISTEXT([.F178]);[.O178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Enjoy being part of a loud crowd.</text:p>
          </table:table-cell>
          <table:table-cell table:style-name="ce47" table:content-validation-name="val1" office:value-type="string" calcext:value-type="string">
            <text:p>x</text:p>
          </table:table-cell>
          <table:table-cell table:style-name="ce47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79]);[.K179];IF(ISTEXT([.C179]);[.L179];IF(ISTEXT([.D179]);[.M179];IF(ISTEXT([.E179]);[.N179];IF(ISTEXT([.F179]);[.O179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Am not easily bothered by things.</text:p>
          </table:table-cell>
          <table:table-cell table:style-name="ce47" table:content-validation-name="val1"/>
          <table:table-cell table:style-name="ce47" table:content-validation-name="val1" office:value-type="string" calcext:value-type="string">
            <text:p>x</text:p>
          </table:table-cell>
          <table:table-cell table:style-name="ce47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80]);[.K180];IF(ISTEXT([.C180]);[.L180];IF(ISTEXT([.D180]);[.M180];IF(ISTEXT([.E180]);[.N180];IF(ISTEXT([.F180]);[.O180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Don't understand people who get emotional.</text:p>
          </table:table-cell>
          <table:table-cell table:style-name="ce47" table:content-validation-name="val1"/>
          <table:table-cell table:style-name="ce47" table:content-validation-name="val1" office:value-type="string" calcext:value-type="string">
            <text:p>x</text:p>
          </table:table-cell>
          <table:table-cell table:style-name="ce47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81]);[.K181];IF(ISTEXT([.C181]);[.L181];IF(ISTEXT([.D181]);[.M181];IF(ISTEXT([.E181]);[.N181];IF(ISTEXT([.F181]);[.O181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an talk others into doing things.</text:p>
          </table:table-cell>
          <table:table-cell table:style-name="ce47" table:content-validation-name="val1" office:value-type="string" calcext:value-type="string">
            <text:p>x</text:p>
          </table:table-cell>
          <table:table-cell table:style-name="ce47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82]);[.K182];IF(ISTEXT([.C182]);[.L182];IF(ISTEXT([.D182]);[.M182];IF(ISTEXT([.E182]);[.N182];IF(ISTEXT([.F182]);[.O182];0)))))" office:value-type="float" office:value="1" calcext:value-type="float">
            <text:p>1</text:p>
          </table:table-cell>
        </table:table-row>
        <table:table-row table:style-name="ro4">
          <table:table-cell table:style-name="ce17" office:value-type="string" calcext:value-type="string">
            <text:p>Feel sympathy for those who are worse off than myself.</text:p>
          </table:table-cell>
          <table:table-cell table:style-name="ce47" table:content-validation-name="val1" table:number-columns-repeated="4"/>
          <table:table-cell table:style-name="ce47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83]);[.K183];IF(ISTEXT([.C183]);[.L183];IF(ISTEXT([.D183]);[.M183];IF(ISTEXT([.E183]);[.N183];IF(ISTEXT([.F183]);[.O183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Am easy to satisfy.</text:p>
          </table:table-cell>
          <table:table-cell table:style-name="ce47" table:content-validation-name="val1" table:number-columns-repeated="3"/>
          <table:table-cell table:style-name="ce47" table:content-validation-name="val1" office:value-type="string" calcext:value-type="string">
            <text:p>x</text:p>
          </table:table-cell>
          <table:table-cell table:style-name="ce47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84]);[.K184];IF(ISTEXT([.C184]);[.L184];IF(ISTEXT([.D184]);[.M184];IF(ISTEXT([.E184]);[.N184];IF(ISTEXT([.F184]);[.O184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Misjudge situations.</text:p>
          </table:table-cell>
          <table:table-cell table:style-name="ce47" table:content-validation-name="val1"/>
          <table:table-cell table:style-name="ce47" table:content-validation-name="val1" office:value-type="string" calcext:value-type="string">
            <text:p>x</text:p>
          </table:table-cell>
          <table:table-cell table:style-name="ce47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85]);[.K185];IF(ISTEXT([.C185]);[.L185];IF(ISTEXT([.D185]);[.M185];IF(ISTEXT([.E185]);[.N185];IF(ISTEXT([.F185]);[.O185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Enjoy wild flights of fantasy.</text:p>
          </table:table-cell>
          <table:table-cell table:style-name="ce47" table:content-validation-name="val1" table:number-columns-repeated="3"/>
          <table:table-cell table:style-name="ce47" table:content-validation-name="val1" office:value-type="string" calcext:value-type="string">
            <text:p>x</text:p>
          </table:table-cell>
          <table:table-cell table:style-name="ce47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86]);[.K186];IF(ISTEXT([.C186]);[.L186];IF(ISTEXT([.D186]);[.M186];IF(ISTEXT([.E186]);[.N186];IF(ISTEXT([.F186]);[.O186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Involve others in what I am doing.</text:p>
          </table:table-cell>
          <table:table-cell table:style-name="ce47" table:content-validation-name="val1"/>
          <table:table-cell table:style-name="ce47" table:content-validation-name="val1" office:value-type="string" calcext:value-type="string">
            <text:p>x</text:p>
          </table:table-cell>
          <table:table-cell table:style-name="ce47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87]);[.K187];IF(ISTEXT([.C187]);[.L187];IF(ISTEXT([.D187]);[.M187];IF(ISTEXT([.E187]);[.N187];IF(ISTEXT([.F187]);[.O187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Keep others at a distance.</text:p>
          </table:table-cell>
          <table:table-cell table:style-name="ce47" table:content-validation-name="val1" table:number-columns-repeated="3"/>
          <table:table-cell table:style-name="ce47" table:content-validation-name="val1" office:value-type="string" calcext:value-type="string">
            <text:p>x</text:p>
          </table:table-cell>
          <table:table-cell table:style-name="ce47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88]);[.K188];IF(ISTEXT([.C188]);[.L188];IF(ISTEXT([.D188]);[.M188];IF(ISTEXT([.E188]);[.N188];IF(ISTEXT([.F188]);[.O188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void mistakes.</text:p>
          </table:table-cell>
          <table:table-cell table:style-name="ce47" table:content-validation-name="val1" table:number-columns-repeated="3"/>
          <table:table-cell table:style-name="ce47" table:content-validation-name="val1" office:value-type="string" calcext:value-type="string">
            <text:p>x</text:p>
          </table:table-cell>
          <table:table-cell table:style-name="ce47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89]);[.K189];IF(ISTEXT([.C189]);[.L189];IF(ISTEXT([.D189]);[.M189];IF(ISTEXT([.E189]);[.N189];IF(ISTEXT([.F189]);[.O189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easily intimidated.</text:p>
          </table:table-cell>
          <table:table-cell table:style-name="ce47" table:content-validation-name="val1"/>
          <table:table-cell table:style-name="ce47" table:content-validation-name="val1" office:value-type="string" calcext:value-type="string">
            <text:p>x</text:p>
          </table:table-cell>
          <table:table-cell table:style-name="ce47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90]);[.K190];IF(ISTEXT([.C190]);[.L190];IF(ISTEXT([.D190]);[.M190];IF(ISTEXT([.E190]);[.N190];IF(ISTEXT([.F190]);[.O190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Tell the truth.</text:p>
          </table:table-cell>
          <table:table-cell table:style-name="ce47" table:content-validation-name="val1" table:number-columns-repeated="4"/>
          <table:table-cell table:style-name="ce47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91]);[.K191];IF(ISTEXT([.C191]);[.L191];IF(ISTEXT([.D191]);[.M191];IF(ISTEXT([.E191]);[.N191];IF(ISTEXT([.F191]);[.O191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Remain calm under pressure.</text:p>
          </table:table-cell>
          <table:table-cell table:style-name="ce47" table:content-validation-name="val1" table:number-columns-repeated="3"/>
          <table:table-cell table:style-name="ce47" table:content-validation-name="val1" office:value-type="string" calcext:value-type="string">
            <text:p>x</text:p>
          </table:table-cell>
          <table:table-cell table:style-name="ce47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92]);[.K192];IF(ISTEXT([.C192]);[.L192];IF(ISTEXT([.D192]);[.M192];IF(ISTEXT([.E192]);[.N192];IF(ISTEXT([.F192]);[.O192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Lose my temper.</text:p>
          </table:table-cell>
          <table:table-cell table:style-name="ce47" table:content-validation-name="val1"/>
          <table:table-cell table:style-name="ce47" table:content-validation-name="val1" office:value-type="string" calcext:value-type="string">
            <text:p>x</text:p>
          </table:table-cell>
          <table:table-cell table:style-name="ce47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93]);[.K193];IF(ISTEXT([.C193]);[.L193];IF(ISTEXT([.D193]);[.M193];IF(ISTEXT([.E193]);[.N193];IF(ISTEXT([.F193]);[.O193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Have difficulty starting tasks.</text:p>
          </table:table-cell>
          <table:table-cell table:style-name="ce47" table:content-validation-name="val1"/>
          <table:table-cell table:style-name="ce47" table:content-validation-name="val1" office:value-type="string" calcext:value-type="string">
            <text:p>x</text:p>
          </table:table-cell>
          <table:table-cell table:style-name="ce47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94]);[.K194];IF(ISTEXT([.C194]);[.L194];IF(ISTEXT([.D194]);[.M194];IF(ISTEXT([.E194]);[.N194];IF(ISTEXT([.F194]);[.O194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Do not enjoy watching dance performances.</text:p>
          </table:table-cell>
          <table:table-cell table:style-name="ce47" table:content-validation-name="val1" office:value-type="string" calcext:value-type="string">
            <text:p>x</text:p>
          </table:table-cell>
          <table:table-cell table:style-name="ce47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95]);[.K195];IF(ISTEXT([.C195]);[.L195];IF(ISTEXT([.D195]);[.M195];IF(ISTEXT([.E195]);[.N195];IF(ISTEXT([.F195]);[.O195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Am often down in the dumps.</text:p>
          </table:table-cell>
          <table:table-cell table:style-name="ce47" table:content-validation-name="val1"/>
          <table:table-cell table:style-name="ce47" table:content-validation-name="val1" office:value-type="string" calcext:value-type="string">
            <text:p>x</text:p>
          </table:table-cell>
          <table:table-cell table:style-name="ce47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96]);[.K196];IF(ISTEXT([.C196]);[.L196];IF(ISTEXT([.D196]);[.M196];IF(ISTEXT([.E196]);[.N196];IF(ISTEXT([.F196]);[.O196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Like to tidy up.</text:p>
          </table:table-cell>
          <table:table-cell table:style-name="ce47" table:content-validation-name="val1" table:number-columns-repeated="3"/>
          <table:table-cell table:style-name="ce47" table:content-validation-name="val1" office:value-type="string" calcext:value-type="string">
            <text:p>x</text:p>
          </table:table-cell>
          <table:table-cell table:style-name="ce47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97]);[.K197];IF(ISTEXT([.C197]);[.L197];IF(ISTEXT([.D197]);[.M197];IF(ISTEXT([.E197]);[.N197];IF(ISTEXT([.F197]);[.O197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Take no time for others.</text:p>
          </table:table-cell>
          <table:table-cell table:style-name="ce47" table:content-validation-name="val1"/>
          <table:table-cell table:style-name="ce47" table:content-validation-name="val1" office:value-type="string" calcext:value-type="string">
            <text:p>x</text:p>
          </table:table-cell>
          <table:table-cell table:style-name="ce47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98]);[.K198];IF(ISTEXT([.C198]);[.L198];IF(ISTEXT([.D198]);[.M198];IF(ISTEXT([.E198]);[.N198];IF(ISTEXT([.F198]);[.O198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an handle a lot of information.</text:p>
          </table:table-cell>
          <table:table-cell table:style-name="ce47" table:content-validation-name="val1" table:number-columns-repeated="3"/>
          <table:table-cell table:style-name="ce47" table:content-validation-name="val1" office:value-type="string" calcext:value-type="string">
            <text:p>x</text:p>
          </table:table-cell>
          <table:table-cell table:style-name="ce47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99]);[.K199];IF(ISTEXT([.C199]);[.L199];IF(ISTEXT([.D199]);[.M199];IF(ISTEXT([.E199]);[.N199];IF(ISTEXT([.F199]);[.O199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Try to understand myself.</text:p>
          </table:table-cell>
          <table:table-cell table:style-name="ce47" table:content-validation-name="val1" table:number-columns-repeated="4"/>
          <table:table-cell table:style-name="ce47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00]);[.K200];IF(ISTEXT([.C200]);[.L200];IF(ISTEXT([.D200]);[.M200];IF(ISTEXT([.E200]);[.N200];IF(ISTEXT([.F200]);[.O200];0)))))" office:value-type="float" office:value="5" calcext:value-type="float">
            <text:p>5</text:p>
          </table:table-cell>
        </table:table-row>
        <table:table-row table:style-name="ro4">
          <table:table-cell table:style-name="ce17" office:value-type="string" calcext:value-type="string">
            <text:p>Value cooperation over competition.</text:p>
          </table:table-cell>
          <table:table-cell table:style-name="ce47" table:content-validation-name="val1" table:number-columns-repeated="4"/>
          <table:table-cell table:style-name="ce47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01]);[.K201];IF(ISTEXT([.C201]);[.L201];IF(ISTEXT([.D201]);[.M201];IF(ISTEXT([.E201]);[.N201];IF(ISTEXT([.F201]);[.O201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Get caught up in my problems.</text:p>
          </table:table-cell>
          <table:table-cell table:style-name="ce47" table:content-validation-name="val1" table:number-columns-repeated="3"/>
          <table:table-cell table:style-name="ce47" table:content-validation-name="val1" office:value-type="string" calcext:value-type="string">
            <text:p>x</text:p>
          </table:table-cell>
          <table:table-cell table:style-name="ce47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02]);[.K202];IF(ISTEXT([.C202]);[.L202];IF(ISTEXT([.D202]);[.M202];IF(ISTEXT([.E202]);[.N202];IF(ISTEXT([.F202]);[.O202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Believe that people are basically moral.</text:p>
          </table:table-cell>
          <table:table-cell table:style-name="ce47" table:content-validation-name="val1" table:number-columns-repeated="3"/>
          <table:table-cell table:style-name="ce47" table:content-validation-name="val1" office:value-type="string" calcext:value-type="string">
            <text:p>x</text:p>
          </table:table-cell>
          <table:table-cell table:style-name="ce47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03]);[.K203];IF(ISTEXT([.C203]);[.L203];IF(ISTEXT([.D203]);[.M203];IF(ISTEXT([.E203]);[.N203];IF(ISTEXT([.F203]);[.O20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Easily resist temptations.</text:p>
          </table:table-cell>
          <table:table-cell table:style-name="ce47" table:content-validation-name="val1" table:number-columns-repeated="3"/>
          <table:table-cell table:style-name="ce47" table:content-validation-name="val1" office:value-type="string" calcext:value-type="string">
            <text:p>x</text:p>
          </table:table-cell>
          <table:table-cell table:style-name="ce47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04]);[.K204];IF(ISTEXT([.C204]);[.L204];IF(ISTEXT([.D204]);[.M204];IF(ISTEXT([.E204]);[.N204];IF(ISTEXT([.F204]);[.O204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Make myself the center of attention.</text:p>
          </table:table-cell>
          <table:table-cell table:style-name="ce47" table:content-validation-name="val1"/>
          <table:table-cell table:style-name="ce47" table:content-validation-name="val1" office:value-type="string" calcext:value-type="string">
            <text:p>x</text:p>
          </table:table-cell>
          <table:table-cell table:style-name="ce47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05]);[.K205];IF(ISTEXT([.C205]);[.L205];IF(ISTEXT([.D205]);[.M205];IF(ISTEXT([.E205]);[.N205];IF(ISTEXT([.F205]);[.O205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Like to get lost in thought.</text:p>
          </table:table-cell>
          <table:table-cell table:style-name="ce47" table:content-validation-name="val1" table:number-columns-repeated="4"/>
          <table:table-cell table:style-name="ce47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06]);[.K206];IF(ISTEXT([.C206]);[.L206];IF(ISTEXT([.D206]);[.M206];IF(ISTEXT([.E206]);[.N206];IF(ISTEXT([.F206]);[.O206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Do crazy things.</text:p>
          </table:table-cell>
          <table:table-cell table:style-name="ce47" table:content-validation-name="val1" office:value-type="string" calcext:value-type="string">
            <text:p>x</text:p>
          </table:table-cell>
          <table:table-cell table:style-name="ce47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07]);[.K207];IF(ISTEXT([.C207]);[.L207];IF(ISTEXT([.D207]);[.M207];IF(ISTEXT([.E207]);[.N207];IF(ISTEXT([.F207]);[.O207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Feel that I'm unable to deal with things.</text:p>
          </table:table-cell>
          <table:table-cell table:style-name="ce47" table:content-validation-name="val1" office:value-type="string" calcext:value-type="string">
            <text:p>x</text:p>
          </table:table-cell>
          <table:table-cell table:style-name="ce47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08]);[.K208];IF(ISTEXT([.C208]);[.L208];IF(ISTEXT([.D208]);[.M208];IF(ISTEXT([.E208]);[.N208];IF(ISTEXT([.F208]);[.O208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Am very pleased with myself.</text:p>
          </table:table-cell>
          <table:table-cell table:style-name="ce47" table:content-validation-name="val1" table:number-columns-repeated="3"/>
          <table:table-cell table:style-name="ce47" table:content-validation-name="val1" office:value-type="string" calcext:value-type="string">
            <text:p>x</text:p>
          </table:table-cell>
          <table:table-cell table:style-name="ce47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09]);[.K209];IF(ISTEXT([.C209]);[.L209];IF(ISTEXT([.D209]);[.M209];IF(ISTEXT([.E209]);[.N209];IF(ISTEXT([.F209]);[.O209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Believe that we coddle criminals too much.</text:p>
          </table:table-cell>
          <table:table-cell table:style-name="ce47" table:content-validation-name="val1"/>
          <table:table-cell table:style-name="ce47" table:content-validation-name="val1" office:value-type="string" calcext:value-type="string">
            <text:p>x</text:p>
          </table:table-cell>
          <table:table-cell table:style-name="ce47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10]);[.K210];IF(ISTEXT([.C210]);[.L210];IF(ISTEXT([.D210]);[.M210];IF(ISTEXT([.E210]);[.N210];IF(ISTEXT([.F210]);[.O210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Want to be left alone.</text:p>
          </table:table-cell>
          <table:table-cell table:style-name="ce47" table:content-validation-name="val1" table:number-columns-repeated="3"/>
          <table:table-cell table:style-name="ce47" table:content-validation-name="val1" office:value-type="string" calcext:value-type="string">
            <text:p>x</text:p>
          </table:table-cell>
          <table:table-cell table:style-name="ce47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11]);[.K211];IF(ISTEXT([.C211]);[.L211];IF(ISTEXT([.D211]);[.M211];IF(ISTEXT([.E211]);[.N211];IF(ISTEXT([.F211]);[.O211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Like to take it easy.</text:p>
          </table:table-cell>
          <table:table-cell table:style-name="ce47" table:content-validation-name="val1" table:number-columns-repeated="3"/>
          <table:table-cell table:style-name="ce47" table:content-validation-name="val1" office:value-type="string" calcext:value-type="string">
            <text:p>x</text:p>
          </table:table-cell>
          <table:table-cell table:style-name="ce47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12]);[.K212];IF(ISTEXT([.C212]);[.L212];IF(ISTEXT([.D212]);[.M212];IF(ISTEXT([.E212]);[.N212];IF(ISTEXT([.F212]);[.O212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Love action.</text:p>
          </table:table-cell>
          <table:table-cell table:style-name="ce47" table:content-validation-name="val1"/>
          <table:table-cell table:style-name="ce47" table:content-validation-name="val1" office:value-type="string" calcext:value-type="string">
            <text:p>x</text:p>
          </table:table-cell>
          <table:table-cell table:style-name="ce47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13]);[.K213];IF(ISTEXT([.C213]);[.L213];IF(ISTEXT([.D213]);[.M213];IF(ISTEXT([.E213]);[.N213];IF(ISTEXT([.F213]);[.O213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Rarely complain.</text:p>
          </table:table-cell>
          <table:table-cell table:style-name="ce47" table:content-validation-name="val1" table:number-columns-repeated="3"/>
          <table:table-cell table:style-name="ce47" table:content-validation-name="val1" office:value-type="string" calcext:value-type="string">
            <text:p>x</text:p>
          </table:table-cell>
          <table:table-cell table:style-name="ce47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14]);[.K214];IF(ISTEXT([.C214]);[.L214];IF(ISTEXT([.D214]);[.M214];IF(ISTEXT([.E214]);[.N214];IF(ISTEXT([.F214]);[.O214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m comfortable in unfamiliar situations.</text:p>
          </table:table-cell>
          <table:table-cell table:style-name="ce47" table:content-validation-name="val1" table:number-columns-repeated="3"/>
          <table:table-cell table:style-name="ce47" table:content-validation-name="val1" office:value-type="string" calcext:value-type="string">
            <text:p>x</text:p>
          </table:table-cell>
          <table:table-cell table:style-name="ce47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15]);[.K215];IF(ISTEXT([.C215]);[.L215];IF(ISTEXT([.D215]);[.M215];IF(ISTEXT([.E215]);[.N215];IF(ISTEXT([.F215]);[.O215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Can't stand weak people.</text:p>
          </table:table-cell>
          <table:table-cell table:style-name="ce47" table:content-validation-name="val1"/>
          <table:table-cell table:style-name="ce47" table:content-validation-name="val1" office:value-type="string" calcext:value-type="string">
            <text:p>x</text:p>
          </table:table-cell>
          <table:table-cell table:style-name="ce47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16]);[.K216];IF(ISTEXT([.C216]);[.L216];IF(ISTEXT([.D216]);[.M216];IF(ISTEXT([.E216]);[.N216];IF(ISTEXT([.F216]);[.O216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Start tasks right away.</text:p>
          </table:table-cell>
          <table:table-cell table:style-name="ce47" table:content-validation-name="val1" table:number-columns-repeated="3"/>
          <table:table-cell table:style-name="ce47" table:content-validation-name="val1" office:value-type="string" calcext:value-type="string">
            <text:p>x</text:p>
          </table:table-cell>
          <table:table-cell table:style-name="ce47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17]);[.K217];IF(ISTEXT([.C217]);[.L217];IF(ISTEXT([.D217]);[.M217];IF(ISTEXT([.E217]);[.N217];IF(ISTEXT([.F217]);[.O217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Become overwhelmed by events.</text:p>
          </table:table-cell>
          <table:table-cell table:style-name="ce47" table:content-validation-name="val1"/>
          <table:table-cell table:style-name="ce47" table:content-validation-name="val1" office:value-type="string" calcext:value-type="string">
            <text:p>x</text:p>
          </table:table-cell>
          <table:table-cell table:style-name="ce47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18]);[.K218];IF(ISTEXT([.C218]);[.L218];IF(ISTEXT([.D218]);[.M218];IF(ISTEXT([.E218]);[.N218];IF(ISTEXT([.F218]);[.O218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Seldom get emotional.</text:p>
          </table:table-cell>
          <table:table-cell table:style-name="ce47" table:content-validation-name="val1"/>
          <table:table-cell table:style-name="ce47" table:content-validation-name="val1" office:value-type="string" calcext:value-type="string">
            <text:p>x</text:p>
          </table:table-cell>
          <table:table-cell table:style-name="ce47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19]);[.K219];IF(ISTEXT([.C219]);[.L219];IF(ISTEXT([.D219]);[.M219];IF(ISTEXT([.E219]);[.N219];IF(ISTEXT([.F219]);[.O219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Hold back my opinions.</text:p>
          </table:table-cell>
          <table:table-cell table:style-name="ce47" table:content-validation-name="val1" table:number-columns-repeated="3"/>
          <table:table-cell table:style-name="ce47" table:content-validation-name="val1" office:value-type="string" calcext:value-type="string">
            <text:p>x</text:p>
          </table:table-cell>
          <table:table-cell table:style-name="ce47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20]);[.K220];IF(ISTEXT([.C220]);[.L220];IF(ISTEXT([.D220]);[.M220];IF(ISTEXT([.E220]);[.N220];IF(ISTEXT([.F220]);[.O220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Prefer variety to routine.</text:p>
          </table:table-cell>
          <table:table-cell table:style-name="ce47" table:content-validation-name="val1" table:number-columns-repeated="3"/>
          <table:table-cell table:style-name="ce47" table:content-validation-name="val1" office:value-type="string" calcext:value-type="string">
            <text:p>x</text:p>
          </table:table-cell>
          <table:table-cell table:style-name="ce47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21]);[.K221];IF(ISTEXT([.C221]);[.L221];IF(ISTEXT([.D221]);[.M221];IF(ISTEXT([.E221]);[.N221];IF(ISTEXT([.F221]);[.O221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ome up with good solutions.</text:p>
          </table:table-cell>
          <table:table-cell table:style-name="ce47" table:content-validation-name="val1" table:number-columns-repeated="3"/>
          <table:table-cell table:style-name="ce47" table:content-validation-name="val1" office:value-type="string" calcext:value-type="string">
            <text:p>x</text:p>
          </table:table-cell>
          <table:table-cell table:style-name="ce47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22]);[.K222];IF(ISTEXT([.C222]);[.L222];IF(ISTEXT([.D222]);[.M222];IF(ISTEXT([.E222]);[.N222];IF(ISTEXT([.F222]);[.O222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Have a lot of fun.</text:p>
          </table:table-cell>
          <table:table-cell table:style-name="ce47" table:content-validation-name="val1" table:number-columns-repeated="3"/>
          <table:table-cell table:style-name="ce47" table:content-validation-name="val1" office:value-type="string" calcext:value-type="string">
            <text:p>x</text:p>
          </table:table-cell>
          <table:table-cell table:style-name="ce47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23]);[.K223];IF(ISTEXT([.C223]);[.L223];IF(ISTEXT([.D223]);[.M223];IF(ISTEXT([.E223]);[.N223];IF(ISTEXT([.F223]);[.O22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Seldom get lost in thought.</text:p>
          </table:table-cell>
          <table:table-cell table:style-name="ce47" table:content-validation-name="val1"/>
          <table:table-cell table:style-name="ce47" table:content-validation-name="val1" office:value-type="string" calcext:value-type="string">
            <text:p>x</text:p>
          </table:table-cell>
          <table:table-cell table:style-name="ce47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24]);[.K224];IF(ISTEXT([.C224]);[.L224];IF(ISTEXT([.D224]);[.M224];IF(ISTEXT([.E224]);[.N224];IF(ISTEXT([.F224]);[.O224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Have a low opinion of myself.</text:p>
          </table:table-cell>
          <table:table-cell table:style-name="ce47" table:content-validation-name="val1"/>
          <table:table-cell table:style-name="ce47" table:content-validation-name="val1" office:value-type="string" calcext:value-type="string">
            <text:p>x</text:p>
          </table:table-cell>
          <table:table-cell table:style-name="ce47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25]);[.K225];IF(ISTEXT([.C225]);[.L225];IF(ISTEXT([.D225]);[.M225];IF(ISTEXT([.E225]);[.N225];IF(ISTEXT([.F225]);[.O225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Do not like poetry.</text:p>
          </table:table-cell>
          <table:table-cell table:style-name="ce47" table:content-validation-name="val1" table:number-columns-repeated="3"/>
          <table:table-cell table:style-name="ce47" table:content-validation-name="val1" office:value-type="string" calcext:value-type="string">
            <text:p>x</text:p>
          </table:table-cell>
          <table:table-cell table:style-name="ce47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26]);[.K226];IF(ISTEXT([.C226]);[.L226];IF(ISTEXT([.D226]);[.M226];IF(ISTEXT([.E226]);[.N226];IF(ISTEXT([.F226]);[.O226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Enjoy being reckless.</text:p>
          </table:table-cell>
          <table:table-cell table:style-name="ce47" table:content-validation-name="val1" office:value-type="string" calcext:value-type="string">
            <text:p>x</text:p>
          </table:table-cell>
          <table:table-cell table:style-name="ce47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27]);[.K227];IF(ISTEXT([.C227]);[.L227];IF(ISTEXT([.D227]);[.M227];IF(ISTEXT([.E227]);[.N227];IF(ISTEXT([.F227]);[.O227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Am not easily annoyed.</text:p>
          </table:table-cell>
          <table:table-cell table:style-name="ce47" table:content-validation-name="val1" table:number-columns-repeated="3"/>
          <table:table-cell table:style-name="ce47" table:content-validation-name="val1" office:value-type="string" calcext:value-type="string">
            <text:p>x</text:p>
          </table:table-cell>
          <table:table-cell table:style-name="ce47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28]);[.K228];IF(ISTEXT([.C228]);[.L228];IF(ISTEXT([.D228]);[.M228];IF(ISTEXT([.E228]);[.N228];IF(ISTEXT([.F228]);[.O228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Pretend to be concerned for others.</text:p>
          </table:table-cell>
          <table:table-cell table:style-name="ce47" table:content-validation-name="val1"/>
          <table:table-cell table:style-name="ce47" table:content-validation-name="val1" office:value-type="string" calcext:value-type="string">
            <text:p>x</text:p>
          </table:table-cell>
          <table:table-cell table:style-name="ce47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29]);[.K229];IF(ISTEXT([.C229]);[.L229];IF(ISTEXT([.D229]);[.M229];IF(ISTEXT([.E229]);[.N229];IF(ISTEXT([.F229]);[.O229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Believe that others have good intentions.</text:p>
          </table:table-cell>
          <table:table-cell table:style-name="ce47" table:content-validation-name="val1" table:number-columns-repeated="3"/>
          <table:table-cell table:style-name="ce47" table:content-validation-name="val1" office:value-type="string" calcext:value-type="string">
            <text:p>x</text:p>
          </table:table-cell>
          <table:table-cell table:style-name="ce47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30]);[.K230];IF(ISTEXT([.C230]);[.L230];IF(ISTEXT([.D230]);[.M230];IF(ISTEXT([.E230]);[.N230];IF(ISTEXT([.F230]);[.O230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Have a sharp tongue.</text:p>
          </table:table-cell>
          <table:table-cell table:style-name="ce47" table:content-validation-name="val1" office:value-type="string" calcext:value-type="string">
            <text:p>x</text:p>
          </table:table-cell>
          <table:table-cell table:style-name="ce47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31]);[.K231];IF(ISTEXT([.C231]);[.L231];IF(ISTEXT([.D231]);[.M231];IF(ISTEXT([.E231]);[.N231];IF(ISTEXT([.F231]);[.O231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Am not interested in abstract ideas.</text:p>
          </table:table-cell>
          <table:table-cell table:style-name="ce47" table:content-validation-name="val1" office:value-type="string" calcext:value-type="string">
            <text:p>x</text:p>
          </table:table-cell>
          <table:table-cell table:style-name="ce47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32]);[.K232];IF(ISTEXT([.C232]);[.L232];IF(ISTEXT([.D232]);[.M232];IF(ISTEXT([.E232]);[.N232];IF(ISTEXT([.F232]);[.O232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Feel others' emotions.</text:p>
          </table:table-cell>
          <table:table-cell table:style-name="ce47" table:content-validation-name="val1" table:number-columns-repeated="3"/>
          <table:table-cell table:style-name="ce47" table:content-validation-name="val1" office:value-type="string" calcext:value-type="string">
            <text:p>x</text:p>
          </table:table-cell>
          <table:table-cell table:style-name="ce47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33]);[.K233];IF(ISTEXT([.C233]);[.L233];IF(ISTEXT([.D233]);[.M233];IF(ISTEXT([.E233]);[.N233];IF(ISTEXT([.F233]);[.O23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Have a high opinion of myself.</text:p>
          </table:table-cell>
          <table:table-cell table:style-name="ce47" table:content-validation-name="val1"/>
          <table:table-cell table:style-name="ce47" table:content-validation-name="val1" office:value-type="string" calcext:value-type="string">
            <text:p>x</text:p>
          </table:table-cell>
          <table:table-cell table:style-name="ce47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34]);[.K234];IF(ISTEXT([.C234]);[.L234];IF(ISTEXT([.D234]);[.M234];IF(ISTEXT([.E234]);[.N234];IF(ISTEXT([.F234]);[.O234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Often make last-minute plans.</text:p>
          </table:table-cell>
          <table:table-cell table:style-name="ce47" table:content-validation-name="val1" table:number-columns-repeated="3"/>
          <table:table-cell table:style-name="ce47" table:content-validation-name="val1" office:value-type="string" calcext:value-type="string">
            <text:p>x</text:p>
          </table:table-cell>
          <table:table-cell table:style-name="ce47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35]);[.K235];IF(ISTEXT([.C235]);[.L235];IF(ISTEXT([.D235]);[.M235];IF(ISTEXT([.E235]);[.N235];IF(ISTEXT([.F235]);[.O235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m afraid of many things.</text:p>
          </table:table-cell>
          <table:table-cell table:style-name="ce47" table:content-validation-name="val1"/>
          <table:table-cell table:style-name="ce47" table:content-validation-name="val1" office:value-type="string" calcext:value-type="string">
            <text:p>x</text:p>
          </table:table-cell>
          <table:table-cell table:style-name="ce47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36]);[.K236];IF(ISTEXT([.C236]);[.L236];IF(ISTEXT([.D236]);[.M236];IF(ISTEXT([.E236]);[.N236];IF(ISTEXT([.F236]);[.O236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Want everything to be just right.</text:p>
          </table:table-cell>
          <table:table-cell table:style-name="ce47" table:content-validation-name="val1" table:number-columns-repeated="4"/>
          <table:table-cell table:style-name="ce47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37]);[.K237];IF(ISTEXT([.C237]);[.L237];IF(ISTEXT([.D237]);[.M237];IF(ISTEXT([.E237]);[.N237];IF(ISTEXT([.F237]);[.O237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Have little to contribute.</text:p>
          </table:table-cell>
          <table:table-cell table:style-name="ce47" table:content-validation-name="val1" office:value-type="string" calcext:value-type="string">
            <text:p>x</text:p>
          </table:table-cell>
          <table:table-cell table:style-name="ce47" table:content-validation-name="val1" table:number-columns-repeated="4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38]);[.K238];IF(ISTEXT([.C238]);[.L238];IF(ISTEXT([.D238]);[.M238];IF(ISTEXT([.E238]);[.N238];IF(ISTEXT([.F238]);[.O238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Have a good word for everyone.</text:p>
          </table:table-cell>
          <table:table-cell table:style-name="ce47" table:content-validation-name="val1" table:number-columns-repeated="4"/>
          <table:table-cell table:style-name="ce47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39]);[.K239];IF(ISTEXT([.C239]);[.L239];IF(ISTEXT([.D239]);[.M239];IF(ISTEXT([.E239]);[.N239];IF(ISTEXT([.F239]);[.O239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Believe that too much tax money goes to support artists.</text:p>
          </table:table-cell>
          <table:table-cell table:style-name="ce47" table:content-validation-name="val1" office:value-type="string" calcext:value-type="string">
            <text:p>x</text:p>
          </table:table-cell>
          <table:table-cell table:style-name="ce47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40]);[.K240];IF(ISTEXT([.C240]);[.L240];IF(ISTEXT([.D240]);[.M240];IF(ISTEXT([.E240]);[.N240];IF(ISTEXT([.F240]);[.O240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Put little time and effort into my work.</text:p>
          </table:table-cell>
          <table:table-cell table:style-name="ce47" table:content-validation-name="val1" office:value-type="string" calcext:value-type="string">
            <text:p>x</text:p>
          </table:table-cell>
          <table:table-cell table:style-name="ce47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41]);[.K241];IF(ISTEXT([.C241]);[.L241];IF(ISTEXT([.D241]);[.M241];IF(ISTEXT([.E241]);[.N241];IF(ISTEXT([.F241]);[.O241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Get to work at once.</text:p>
          </table:table-cell>
          <table:table-cell table:style-name="ce47" table:content-validation-name="val1" table:number-columns-repeated="3"/>
          <table:table-cell table:style-name="ce47" table:content-validation-name="val1" office:value-type="string" calcext:value-type="string">
            <text:p>x</text:p>
          </table:table-cell>
          <table:table-cell table:style-name="ce47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42]);[.K242];IF(ISTEXT([.C242]);[.L242];IF(ISTEXT([.D242]);[.M242];IF(ISTEXT([.E242]);[.N242];IF(ISTEXT([.F242]);[.O242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Enjoy being part of a group.</text:p>
          </table:table-cell>
          <table:table-cell table:style-name="ce47" table:content-validation-name="val1" table:number-columns-repeated="3"/>
          <table:table-cell table:style-name="ce47" table:content-validation-name="val1" office:value-type="string" calcext:value-type="string">
            <text:p>x</text:p>
          </table:table-cell>
          <table:table-cell table:style-name="ce47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43]);[.K243];IF(ISTEXT([.C243]);[.L243];IF(ISTEXT([.D243]);[.M243];IF(ISTEXT([.E243]);[.N243];IF(ISTEXT([.F243]);[.O24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passionate about causes.</text:p>
          </table:table-cell>
          <table:table-cell table:style-name="ce47" table:content-validation-name="val1"/>
          <table:table-cell table:style-name="ce47" table:content-validation-name="val1" office:value-type="string" calcext:value-type="string">
            <text:p>x</text:p>
          </table:table-cell>
          <table:table-cell table:style-name="ce47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44]);[.K244];IF(ISTEXT([.C244]);[.L244];IF(ISTEXT([.D244]);[.M244];IF(ISTEXT([.E244]);[.N244];IF(ISTEXT([.F244]);[.O244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Laugh my way through life.</text:p>
          </table:table-cell>
          <table:table-cell table:style-name="ce47" table:content-validation-name="val1" table:number-columns-repeated="3"/>
          <table:table-cell table:style-name="ce47" table:content-validation-name="val1" office:value-type="string" calcext:value-type="string">
            <text:p>x</text:p>
          </table:table-cell>
          <table:table-cell table:style-name="ce47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45]);[.K245];IF(ISTEXT([.C245]);[.L245];IF(ISTEXT([.D245]);[.M245];IF(ISTEXT([.E245]);[.N245];IF(ISTEXT([.F245]);[.O245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Feel comfortable with myself.</text:p>
          </table:table-cell>
          <table:table-cell table:style-name="ce47" table:content-validation-name="val1" table:number-columns-repeated="3"/>
          <table:table-cell table:style-name="ce47" table:content-validation-name="val1" office:value-type="string" calcext:value-type="string">
            <text:p>x</text:p>
          </table:table-cell>
          <table:table-cell table:style-name="ce47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46]);[.K246];IF(ISTEXT([.C246]);[.L246];IF(ISTEXT([.D246]);[.M246];IF(ISTEXT([.E246]);[.N246];IF(ISTEXT([.F246]);[.O246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Try to follow the rules.</text:p>
          </table:table-cell>
          <table:table-cell table:style-name="ce47" table:content-validation-name="val1" table:number-columns-repeated="3"/>
          <table:table-cell table:style-name="ce47" table:content-validation-name="val1" office:value-type="string" calcext:value-type="string">
            <text:p>x</text:p>
          </table:table-cell>
          <table:table-cell table:style-name="ce47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47]);[.K247];IF(ISTEXT([.C247]);[.L247];IF(ISTEXT([.D247]);[.M247];IF(ISTEXT([.E247]);[.N247];IF(ISTEXT([.F247]);[.O247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a creature of habit.</text:p>
          </table:table-cell>
          <table:table-cell table:style-name="ce47" table:content-validation-name="val1" table:number-columns-repeated="3"/>
          <table:table-cell table:style-name="ce47" table:content-validation-name="val1" office:value-type="string" calcext:value-type="string">
            <text:p>x</text:p>
          </table:table-cell>
          <table:table-cell table:style-name="ce47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48]);[.K248];IF(ISTEXT([.C248]);[.L248];IF(ISTEXT([.D248]);[.M248];IF(ISTEXT([.E248]);[.N248];IF(ISTEXT([.F248]);[.O248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Yell at people.</text:p>
          </table:table-cell>
          <table:table-cell table:style-name="ce47" table:content-validation-name="val1"/>
          <table:table-cell table:style-name="ce47" table:content-validation-name="val1" office:value-type="string" calcext:value-type="string">
            <text:p>x</text:p>
          </table:table-cell>
          <table:table-cell table:style-name="ce47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49]);[.K249];IF(ISTEXT([.C249]);[.L249];IF(ISTEXT([.D249]);[.M249];IF(ISTEXT([.E249]);[.N249];IF(ISTEXT([.F249]);[.O249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void contacts with others.</text:p>
          </table:table-cell>
          <table:table-cell table:style-name="ce47" table:content-validation-name="val1" table:number-columns-repeated="3"/>
          <table:table-cell table:style-name="ce47" table:content-validation-name="val1" office:value-type="string" calcext:value-type="string">
            <text:p>x</text:p>
          </table:table-cell>
          <table:table-cell table:style-name="ce47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50]);[.K250];IF(ISTEXT([.C250]);[.L250];IF(ISTEXT([.D250]);[.M250];IF(ISTEXT([.E250]);[.N250];IF(ISTEXT([.F250]);[.O250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Can handle complex problems.</text:p>
          </table:table-cell>
          <table:table-cell table:style-name="ce47" table:content-validation-name="val1" table:number-columns-repeated="4"/>
          <table:table-cell table:style-name="ce47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51]);[.K251];IF(ISTEXT([.C251]);[.L251];IF(ISTEXT([.D251]);[.M251];IF(ISTEXT([.E251]);[.N251];IF(ISTEXT([.F251]);[.O251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Do not like art.</text:p>
          </table:table-cell>
          <table:table-cell table:style-name="ce47" table:content-validation-name="val1" office:value-type="string" calcext:value-type="string">
            <text:p>x</text:p>
          </table:table-cell>
          <table:table-cell table:style-name="ce47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52]);[.K252];IF(ISTEXT([.C252]);[.L252];IF(ISTEXT([.D252]);[.M252];IF(ISTEXT([.E252]);[.N252];IF(ISTEXT([.F252]);[.O252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Like order.</text:p>
          </table:table-cell>
          <table:table-cell table:style-name="ce47" table:content-validation-name="val1" table:number-columns-repeated="3"/>
          <table:table-cell table:style-name="ce47" table:content-validation-name="val1" office:value-type="string" calcext:value-type="string">
            <text:p>x</text:p>
          </table:table-cell>
          <table:table-cell table:style-name="ce47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53]);[.K253];IF(ISTEXT([.C253]);[.L253];IF(ISTEXT([.D253]);[.M253];IF(ISTEXT([.E253]);[.N253];IF(ISTEXT([.F253]);[.O25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Often eat too much.</text:p>
          </table:table-cell>
          <table:table-cell table:style-name="ce47" table:content-validation-name="val1"/>
          <table:table-cell table:style-name="ce47" table:content-validation-name="val1" office:value-type="string" calcext:value-type="string">
            <text:p>x</text:p>
          </table:table-cell>
          <table:table-cell table:style-name="ce47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54]);[.K254];IF(ISTEXT([.C254]);[.L254];IF(ISTEXT([.D254]);[.M254];IF(ISTEXT([.E254]);[.N254];IF(ISTEXT([.F254]);[.O254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Believe that people are essentially evil.</text:p>
          </table:table-cell>
          <table:table-cell table:style-name="ce47" table:content-validation-name="val1" office:value-type="string" calcext:value-type="string">
            <text:p>x</text:p>
          </table:table-cell>
          <table:table-cell table:style-name="ce47" table:content-validation-name="val1" table:number-columns-repeated="4"/>
          <table:table-cell office:value-type="string" calcext:value-type="string">
            <text:p>|</text:p>
          </table:table-cell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55]);[.K255];IF(ISTEXT([.C255]);[.L255];IF(ISTEXT([.D255]);[.M255];IF(ISTEXT([.E255]);[.N255];IF(ISTEXT([.F255]);[.O255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Have a rich vocabulary.</text:p>
          </table:table-cell>
          <table:table-cell table:style-name="ce47" table:content-validation-name="val1" table:number-columns-repeated="3"/>
          <table:table-cell table:style-name="ce47" table:content-validation-name="val1" office:value-type="string" calcext:value-type="string">
            <text:p>x</text:p>
          </table:table-cell>
          <table:table-cell table:style-name="ce47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56]);[.K256];IF(ISTEXT([.C256]);[.L256];IF(ISTEXT([.D256]);[.M256];IF(ISTEXT([.E256]);[.N256];IF(ISTEXT([.F256]);[.O256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Go straight for the goal.</text:p>
          </table:table-cell>
          <table:table-cell table:style-name="ce47" table:content-validation-name="val1"/>
          <table:table-cell table:style-name="ce47" table:content-validation-name="val1" office:value-type="string" calcext:value-type="string">
            <text:p>x</text:p>
          </table:table-cell>
          <table:table-cell table:style-name="ce47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57]);[.K257];IF(ISTEXT([.C257]);[.L257];IF(ISTEXT([.D257]);[.M257];IF(ISTEXT([.E257]);[.N257];IF(ISTEXT([.F257]);[.O257];0)))))" office:value-type="float" office:value="2" calcext:value-type="float">
            <text:p>2</text:p>
          </table:table-cell>
        </table:table-row>
        <table:table-row table:style-name="ro4">
          <table:table-cell table:style-name="ce17" office:value-type="string" calcext:value-type="string">
            <text:p>Do not have a good imagination.</text:p>
          </table:table-cell>
          <table:table-cell table:style-name="ce47" table:content-validation-name="val1" office:value-type="string" calcext:value-type="string">
            <text:p>x</text:p>
          </table:table-cell>
          <table:table-cell table:style-name="ce47" table:content-validation-name="val1" table:number-columns-repeated="4"/>
          <table:table-cell office:value-type="string" calcext:value-type="string">
            <text:p>|</text:p>
          </table:table-cell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58]);[.K258];IF(ISTEXT([.C258]);[.L258];IF(ISTEXT([.D258]);[.M258];IF(ISTEXT([.E258]);[.N258];IF(ISTEXT([.F258]);[.O258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Don't understand things.</text:p>
          </table:table-cell>
          <table:table-cell table:style-name="ce47" table:content-validation-name="val1" office:value-type="string" calcext:value-type="string">
            <text:p>x</text:p>
          </table:table-cell>
          <table:table-cell table:style-name="ce47" table:content-validation-name="val1" table:number-columns-repeated="4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59]);[.K259];IF(ISTEXT([.C259]);[.L259];IF(ISTEXT([.D259]);[.M259];IF(ISTEXT([.E259]);[.N259];IF(ISTEXT([.F259]);[.O259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Let things proceed at their own pace.</text:p>
          </table:table-cell>
          <table:table-cell table:style-name="ce47" table:content-validation-name="val1" table:number-columns-repeated="3"/>
          <table:table-cell table:style-name="ce47" table:content-validation-name="val1" office:value-type="string" calcext:value-type="string">
            <text:p>x</text:p>
          </table:table-cell>
          <table:table-cell table:style-name="ce47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60]);[.K260];IF(ISTEXT([.C260]);[.L260];IF(ISTEXT([.D260]);[.M260];IF(ISTEXT([.E260]);[.N260];IF(ISTEXT([.F260]);[.O260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m often in a bad mood.</text:p>
          </table:table-cell>
          <table:table-cell table:style-name="ce47" table:content-validation-name="val1"/>
          <table:table-cell table:style-name="ce47" table:content-validation-name="val1" office:value-type="string" calcext:value-type="string">
            <text:p>x</text:p>
          </table:table-cell>
          <table:table-cell table:style-name="ce47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61]);[.K261];IF(ISTEXT([.C261]);[.L261];IF(ISTEXT([.D261]);[.M261];IF(ISTEXT([.E261]);[.N261];IF(ISTEXT([.F261]);[.O261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m relaxed most of the time.</text:p>
          </table:table-cell>
          <table:table-cell table:style-name="ce47" table:content-validation-name="val1" table:number-columns-repeated="3"/>
          <table:table-cell table:style-name="ce47" table:content-validation-name="val1" office:value-type="string" calcext:value-type="string">
            <text:p>x</text:p>
          </table:table-cell>
          <table:table-cell table:style-name="ce47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62]);[.K262];IF(ISTEXT([.C262]);[.L262];IF(ISTEXT([.D262]);[.M262];IF(ISTEXT([.E262]);[.N262];IF(ISTEXT([.F262]);[.O262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Use others for my own ends.</text:p>
          </table:table-cell>
          <table:table-cell table:style-name="ce47" table:content-validation-name="val1" office:value-type="string" calcext:value-type="string">
            <text:p>x</text:p>
          </table:table-cell>
          <table:table-cell table:style-name="ce47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63]);[.K263];IF(ISTEXT([.C263]);[.L263];IF(ISTEXT([.D263]);[.M263];IF(ISTEXT([.E263]);[.N263];IF(ISTEXT([.F263]);[.O263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Express childlike joy.</text:p>
          </table:table-cell>
          <table:table-cell table:style-name="ce47" table:content-validation-name="val1"/>
          <table:table-cell table:style-name="ce47" table:content-validation-name="val1" office:value-type="string" calcext:value-type="string">
            <text:p>x</text:p>
          </table:table-cell>
          <table:table-cell table:style-name="ce47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64]);[.K264];IF(ISTEXT([.C264]);[.L264];IF(ISTEXT([.D264]);[.M264];IF(ISTEXT([.E264]);[.N264];IF(ISTEXT([.F264]);[.O264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See beauty in things that others might not notice.</text:p>
          </table:table-cell>
          <table:table-cell table:style-name="ce47" table:content-validation-name="val1" table:number-columns-repeated="4"/>
          <table:table-cell table:style-name="ce47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65]);[.K265];IF(ISTEXT([.C265]);[.L265];IF(ISTEXT([.D265]);[.M265];IF(ISTEXT([.E265]);[.N265];IF(ISTEXT([.F265]);[.O265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Only feel comfortable with friends.</text:p>
          </table:table-cell>
          <table:table-cell table:style-name="ce47" table:content-validation-name="val1" table:number-columns-repeated="3"/>
          <table:table-cell table:style-name="ce47" table:content-validation-name="val1" office:value-type="string" calcext:value-type="string">
            <text:p>x</text:p>
          </table:table-cell>
          <table:table-cell table:style-name="ce47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66]);[.K266];IF(ISTEXT([.C266]);[.L266];IF(ISTEXT([.D266]);[.M266];IF(ISTEXT([.E266]);[.N266];IF(ISTEXT([.F266]);[.O266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Think highly of myself.</text:p>
          </table:table-cell>
          <table:table-cell table:style-name="ce47" table:content-validation-name="val1"/>
          <table:table-cell table:style-name="ce47" table:content-validation-name="val1" office:value-type="string" calcext:value-type="string">
            <text:p>x</text:p>
          </table:table-cell>
          <table:table-cell table:style-name="ce47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67]);[.K267];IF(ISTEXT([.C267]);[.L267];IF(ISTEXT([.D267]);[.M267];IF(ISTEXT([.E267]);[.N267];IF(ISTEXT([.F267]);[.O267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Take control of things.</text:p>
          </table:table-cell>
          <table:table-cell table:style-name="ce47" table:content-validation-name="val1" office:value-type="string" calcext:value-type="string">
            <text:p>x</text:p>
          </table:table-cell>
          <table:table-cell table:style-name="ce47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68]);[.K268];IF(ISTEXT([.C268]);[.L268];IF(ISTEXT([.D268]);[.M268];IF(ISTEXT([.E268]);[.N268];IF(ISTEXT([.F268]);[.O268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Warm up quickly to others.</text:p>
          </table:table-cell>
          <table:table-cell table:style-name="ce47" table:content-validation-name="val1"/>
          <table:table-cell table:style-name="ce47" table:content-validation-name="val1" office:value-type="string" calcext:value-type="string">
            <text:p>x</text:p>
          </table:table-cell>
          <table:table-cell table:style-name="ce47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69]);[.K269];IF(ISTEXT([.C269]);[.L269];IF(ISTEXT([.D269]);[.M269];IF(ISTEXT([.E269]);[.N269];IF(ISTEXT([.F269]);[.O269];0)))))" office:value-type="float" office:value="2" calcext:value-type="float">
            <text:p>2</text:p>
          </table:table-cell>
        </table:table-row>
        <table:table-row table:style-name="ro4">
          <table:table-cell table:style-name="ce17" office:value-type="string" calcext:value-type="string">
            <text:p>Seek danger.</text:p>
          </table:table-cell>
          <table:table-cell table:style-name="ce47" table:content-validation-name="val1" office:value-type="string" calcext:value-type="string">
            <text:p>x</text:p>
          </table:table-cell>
          <table:table-cell table:style-name="ce47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70]);[.K270];IF(ISTEXT([.C270]);[.L270];IF(ISTEXT([.D270]);[.M270];IF(ISTEXT([.E270]);[.N270];IF(ISTEXT([.F270]);[.O270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Am not interested in other people's problems.</text:p>
          </table:table-cell>
          <table:table-cell table:style-name="ce47" table:content-validation-name="val1"/>
          <table:table-cell table:style-name="ce47" table:content-validation-name="val1" office:value-type="string" calcext:value-type="string">
            <text:p>x</text:p>
          </table:table-cell>
          <table:table-cell table:style-name="ce47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71]);[.K271];IF(ISTEXT([.C271]);[.L271];IF(ISTEXT([.D271]);[.M271];IF(ISTEXT([.E271]);[.N271];IF(ISTEXT([.F271]);[.O271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Prefer to be alone.</text:p>
          </table:table-cell>
          <table:table-cell table:style-name="ce47" table:content-validation-name="val1" table:number-columns-repeated="3"/>
          <table:table-cell table:style-name="ce47" table:content-validation-name="val1" office:value-type="string" calcext:value-type="string">
            <text:p>x</text:p>
          </table:table-cell>
          <table:table-cell table:style-name="ce47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72]);[.K272];IF(ISTEXT([.C272]);[.L272];IF(ISTEXT([.D272]);[.M272];IF(ISTEXT([.E272]);[.N272];IF(ISTEXT([.F272]);[.O272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Find it difficult to get down to work.</text:p>
          </table:table-cell>
          <table:table-cell table:style-name="ce47" table:content-validation-name="val1"/>
          <table:table-cell table:style-name="ce47" table:content-validation-name="val1" office:value-type="string" calcext:value-type="string">
            <text:p>x</text:p>
          </table:table-cell>
          <table:table-cell table:style-name="ce47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73]);[.K273];IF(ISTEXT([.C273]);[.L273];IF(ISTEXT([.D273]);[.M273];IF(ISTEXT([.E273]);[.N273];IF(ISTEXT([.F273]);[.O27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Believe that there is no absolute right or wrong.</text:p>
          </table:table-cell>
          <table:table-cell table:style-name="ce47" table:content-validation-name="val1" table:number-columns-repeated="3"/>
          <table:table-cell table:style-name="ce47" table:content-validation-name="val1" office:value-type="string" calcext:value-type="string">
            <text:p>x</text:p>
          </table:table-cell>
          <table:table-cell table:style-name="ce47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74]);[.K274];IF(ISTEXT([.C274]);[.L274];IF(ISTEXT([.D274]);[.M274];IF(ISTEXT([.E274]);[.N274];IF(ISTEXT([.F274]);[.O274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Seldom daydream.</text:p>
          </table:table-cell>
          <table:table-cell table:style-name="ce47" table:content-validation-name="val1"/>
          <table:table-cell table:style-name="ce47" table:content-validation-name="val1" office:value-type="string" calcext:value-type="string">
            <text:p>x</text:p>
          </table:table-cell>
          <table:table-cell table:style-name="ce47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75]);[.K275];IF(ISTEXT([.C275]);[.L275];IF(ISTEXT([.D275]);[.M275];IF(ISTEXT([.E275]);[.N275];IF(ISTEXT([.F275]);[.O275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Hold a grudge.</text:p>
          </table:table-cell>
          <table:table-cell table:style-name="ce47" table:content-validation-name="val1" table:number-columns-repeated="3"/>
          <table:table-cell table:style-name="ce47" table:content-validation-name="val1" office:value-type="string" calcext:value-type="string">
            <text:p>x</text:p>
          </table:table-cell>
          <table:table-cell table:style-name="ce47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76]);[.K276];IF(ISTEXT([.C276]);[.L276];IF(ISTEXT([.D276]);[.M276];IF(ISTEXT([.E276]);[.N276];IF(ISTEXT([.F276]);[.O276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Like to act on a whim.</text:p>
          </table:table-cell>
          <table:table-cell table:style-name="ce47" table:content-validation-name="val1"/>
          <table:table-cell table:style-name="ce47" table:content-validation-name="val1" office:value-type="string" calcext:value-type="string">
            <text:p>x</text:p>
          </table:table-cell>
          <table:table-cell table:style-name="ce47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77]);[.K277];IF(ISTEXT([.C277]);[.L277];IF(ISTEXT([.D277]);[.M277];IF(ISTEXT([.E277]);[.N277];IF(ISTEXT([.F277]);[.O277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Listen to my conscience.</text:p>
          </table:table-cell>
          <table:table-cell table:style-name="ce47" table:content-validation-name="val1" table:number-columns-repeated="4"/>
          <table:table-cell table:style-name="ce47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78]);[.K278];IF(ISTEXT([.C278]);[.L278];IF(ISTEXT([.D278]);[.M278];IF(ISTEXT([.E278]);[.N278];IF(ISTEXT([.F278]);[.O278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Do just enough work to get by.</text:p>
          </table:table-cell>
          <table:table-cell table:style-name="ce47" table:content-validation-name="val1" office:value-type="string" calcext:value-type="string">
            <text:p>x</text:p>
          </table:table-cell>
          <table:table-cell table:style-name="ce47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79]);[.K279];IF(ISTEXT([.C279]);[.L279];IF(ISTEXT([.D279]);[.M279];IF(ISTEXT([.E279]);[.N279];IF(ISTEXT([.F279]);[.O279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Never splurge.</text:p>
          </table:table-cell>
          <table:table-cell table:style-name="ce47" table:content-validation-name="val1" table:number-columns-repeated="3"/>
          <table:table-cell table:style-name="ce47" table:content-validation-name="val1" office:value-type="string" calcext:value-type="string">
            <text:p>x</text:p>
          </table:table-cell>
          <table:table-cell table:style-name="ce47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80]);[.K280];IF(ISTEXT([.C280]);[.L280];IF(ISTEXT([.D280]);[.M280];IF(ISTEXT([.E280]);[.N280];IF(ISTEXT([.F280]);[.O280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Feel desperate.</text:p>
          </table:table-cell>
          <table:table-cell table:style-name="ce47" table:content-validation-name="val1" office:value-type="string" calcext:value-type="string">
            <text:p>x</text:p>
          </table:table-cell>
          <table:table-cell table:style-name="ce47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81]);[.K281];IF(ISTEXT([.C281]);[.L281];IF(ISTEXT([.D281]);[.M281];IF(ISTEXT([.E281]);[.N281];IF(ISTEXT([.F281]);[.O281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Am not interested in theoretical discussions.</text:p>
          </table:table-cell>
          <table:table-cell table:style-name="ce47" table:content-validation-name="val1" office:value-type="string" calcext:value-type="string">
            <text:p>x</text:p>
          </table:table-cell>
          <table:table-cell table:style-name="ce47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82]);[.K282];IF(ISTEXT([.C282]);[.L282];IF(ISTEXT([.D282]);[.M282];IF(ISTEXT([.E282]);[.N282];IF(ISTEXT([.F282]);[.O282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Believe in human goodness.</text:p>
          </table:table-cell>
          <table:table-cell table:style-name="ce47" table:content-validation-name="val1" table:number-columns-repeated="3"/>
          <table:table-cell table:style-name="ce47" table:content-validation-name="val1" office:value-type="string" calcext:value-type="string">
            <text:p>x</text:p>
          </table:table-cell>
          <table:table-cell table:style-name="ce47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83]);[.K283];IF(ISTEXT([.C283]);[.L283];IF(ISTEXT([.D283]);[.M283];IF(ISTEXT([.E283]);[.N283];IF(ISTEXT([.F283]);[.O28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Put people under pressure.</text:p>
          </table:table-cell>
          <table:table-cell table:style-name="ce47" table:content-validation-name="val1" office:value-type="string" calcext:value-type="string">
            <text:p>x</text:p>
          </table:table-cell>
          <table:table-cell table:style-name="ce47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84]);[.K284];IF(ISTEXT([.C284]);[.L284];IF(ISTEXT([.D284]);[.M284];IF(ISTEXT([.E284]);[.N284];IF(ISTEXT([.F284]);[.O284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Have little to say.</text:p>
          </table:table-cell>
          <table:table-cell table:style-name="ce47" table:content-validation-name="val1" table:number-columns-repeated="3"/>
          <table:table-cell table:style-name="ce47" table:content-validation-name="val1" office:value-type="string" calcext:value-type="string">
            <text:p>x</text:p>
          </table:table-cell>
          <table:table-cell table:style-name="ce47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85]);[.K285];IF(ISTEXT([.C285]);[.L285];IF(ISTEXT([.D285]);[.M285];IF(ISTEXT([.E285]);[.N285];IF(ISTEXT([.F285]);[.O285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Know the answers to many questions.</text:p>
          </table:table-cell>
          <table:table-cell table:style-name="ce47" table:content-validation-name="val1" table:number-columns-repeated="3"/>
          <table:table-cell table:style-name="ce47" table:content-validation-name="val1" office:value-type="string" calcext:value-type="string">
            <text:p>x</text:p>
          </table:table-cell>
          <table:table-cell table:style-name="ce47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86]);[.K286];IF(ISTEXT([.C286]);[.L286];IF(ISTEXT([.D286]);[.M286];IF(ISTEXT([.E286]);[.N286];IF(ISTEXT([.F286]);[.O286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Like a leisurely lifestyle.</text:p>
          </table:table-cell>
          <table:table-cell table:style-name="ce47" table:content-validation-name="val1" table:number-columns-repeated="3"/>
          <table:table-cell table:style-name="ce47" table:content-validation-name="val1" office:value-type="string" calcext:value-type="string">
            <text:p>x</text:p>
          </table:table-cell>
          <table:table-cell table:style-name="ce47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87]);[.K287];IF(ISTEXT([.C287]);[.L287];IF(ISTEXT([.D287]);[.M287];IF(ISTEXT([.E287]);[.N287];IF(ISTEXT([.F287]);[.O287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Get stressed out easily.</text:p>
          </table:table-cell>
          <table:table-cell table:style-name="ce47" table:content-validation-name="val1"/>
          <table:table-cell table:style-name="ce47" table:content-validation-name="val1" office:value-type="string" calcext:value-type="string">
            <text:p>x</text:p>
          </table:table-cell>
          <table:table-cell table:style-name="ce47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88]);[.K288];IF(ISTEXT([.C288]);[.L288];IF(ISTEXT([.D288]);[.M288];IF(ISTEXT([.E288]);[.N288];IF(ISTEXT([.F288]);[.O288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Make friends easily.</text:p>
          </table:table-cell>
          <table:table-cell table:style-name="ce47" table:content-validation-name="val1"/>
          <table:table-cell table:style-name="ce47" table:content-validation-name="val1" office:value-type="string" calcext:value-type="string">
            <text:p>x</text:p>
          </table:table-cell>
          <table:table-cell table:style-name="ce47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89]);[.K289];IF(ISTEXT([.C289]);[.L289];IF(ISTEXT([.D289]);[.M289];IF(ISTEXT([.E289]);[.N289];IF(ISTEXT([.F289]);[.O289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Know how to cope.</text:p>
          </table:table-cell>
          <table:table-cell table:style-name="ce47" table:content-validation-name="val1" table:number-columns-repeated="3"/>
          <table:table-cell table:style-name="ce47" table:content-validation-name="val1" office:value-type="string" calcext:value-type="string">
            <text:p>x</text:p>
          </table:table-cell>
          <table:table-cell table:style-name="ce47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90]);[.K290];IF(ISTEXT([.C290]);[.L290];IF(ISTEXT([.D290]);[.M290];IF(ISTEXT([.E290]);[.N290];IF(ISTEXT([.F290]);[.O290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Love to help others.</text:p>
          </table:table-cell>
          <table:table-cell table:style-name="ce47" table:content-validation-name="val1"/>
          <table:table-cell table:style-name="ce47" table:content-validation-name="val1" office:value-type="string" calcext:value-type="string">
            <text:p>x</text:p>
          </table:table-cell>
          <table:table-cell table:style-name="ce47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91]);[.K291];IF(ISTEXT([.C291]);[.L291];IF(ISTEXT([.D291]);[.M291];IF(ISTEXT([.E291]);[.N291];IF(ISTEXT([.F291]);[.O291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Don't like crowded events.</text:p>
          </table:table-cell>
          <table:table-cell table:style-name="ce47" table:content-validation-name="val1" table:number-columns-repeated="3"/>
          <table:table-cell table:style-name="ce47" table:content-validation-name="val1" office:value-type="string" calcext:value-type="string">
            <text:p>x</text:p>
          </table:table-cell>
          <table:table-cell table:style-name="ce47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92]);[.K292];IF(ISTEXT([.C292]);[.L292];IF(ISTEXT([.D292]);[.M292];IF(ISTEXT([.E292]);[.N292];IF(ISTEXT([.F292]);[.O292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Indulge in my fantasies.</text:p>
          </table:table-cell>
          <table:table-cell table:style-name="ce47" table:content-validation-name="val1" table:number-columns-repeated="3"/>
          <table:table-cell table:style-name="ce47" table:content-validation-name="val1" office:value-type="string" calcext:value-type="string">
            <text:p>x</text:p>
          </table:table-cell>
          <table:table-cell table:style-name="ce47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93]);[.K293];IF(ISTEXT([.C293]);[.L293];IF(ISTEXT([.D293]);[.M293];IF(ISTEXT([.E293]);[.N293];IF(ISTEXT([.F293]);[.O29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attached to conventional ways.</text:p>
          </table:table-cell>
          <table:table-cell table:style-name="ce47" table:content-validation-name="val1"/>
          <table:table-cell table:style-name="ce47" table:content-validation-name="val1" office:value-type="string" calcext:value-type="string">
            <text:p>x</text:p>
          </table:table-cell>
          <table:table-cell table:style-name="ce47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94]);[.K294];IF(ISTEXT([.C294]);[.L294];IF(ISTEXT([.D294]);[.M294];IF(ISTEXT([.E294]);[.N294];IF(ISTEXT([.F294]);[.O294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arry out my plans.</text:p>
          </table:table-cell>
          <table:table-cell table:style-name="ce47" table:content-validation-name="val1" table:number-columns-repeated="3"/>
          <table:table-cell table:style-name="ce47" table:content-validation-name="val1" office:value-type="string" calcext:value-type="string">
            <text:p>x</text:p>
          </table:table-cell>
          <table:table-cell table:style-name="ce47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95]);[.K295];IF(ISTEXT([.C295]);[.L295];IF(ISTEXT([.D295]);[.M295];IF(ISTEXT([.E295]);[.N295];IF(ISTEXT([.F295]);[.O295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Dislike loud music.</text:p>
          </table:table-cell>
          <table:table-cell table:style-name="ce47" table:content-validation-name="val1"/>
          <table:table-cell table:style-name="ce47" table:content-validation-name="val1" office:value-type="string" calcext:value-type="string">
            <text:p>x</text:p>
          </table:table-cell>
          <table:table-cell table:style-name="ce47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96]);[.K296];IF(ISTEXT([.C296]);[.L296];IF(ISTEXT([.D296]);[.M296];IF(ISTEXT([.E296]);[.N296];IF(ISTEXT([.F296]);[.O296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afraid that I will do the wrong thing.</text:p>
          </table:table-cell>
          <table:table-cell table:style-name="ce47" table:content-validation-name="val1" table:number-columns-repeated="4"/>
          <table:table-cell table:style-name="ce47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97]);[.K297];IF(ISTEXT([.C297]);[.L297];IF(ISTEXT([.D297]);[.M297];IF(ISTEXT([.E297]);[.N297];IF(ISTEXT([.F297]);[.O297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Love order and regularity.</text:p>
          </table:table-cell>
          <table:table-cell table:style-name="ce47" table:content-validation-name="val1" table:number-columns-repeated="3"/>
          <table:table-cell table:style-name="ce47" table:content-validation-name="val1" office:value-type="string" calcext:value-type="string">
            <text:p>x</text:p>
          </table:table-cell>
          <table:table-cell table:style-name="ce47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98]);[.K298];IF(ISTEXT([.C298]);[.L298];IF(ISTEXT([.D298]);[.M298];IF(ISTEXT([.E298]);[.N298];IF(ISTEXT([.F298]);[.O298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Plunge into tasks with all my heart.</text:p>
          </table:table-cell>
          <table:table-cell table:style-name="ce47" table:content-validation-name="val1" table:number-columns-repeated="3"/>
          <table:table-cell table:style-name="ce47" table:content-validation-name="val1" office:value-type="string" calcext:value-type="string">
            <text:p>x</text:p>
          </table:table-cell>
          <table:table-cell table:style-name="ce47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99]);[.K299];IF(ISTEXT([.C299]);[.L299];IF(ISTEXT([.D299]);[.M299];IF(ISTEXT([.E299]);[.N299];IF(ISTEXT([.F299]);[.O299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Keep my cool.</text:p>
          </table:table-cell>
          <table:table-cell table:style-name="ce47" table:content-validation-name="val1" table:number-columns-repeated="3"/>
          <table:table-cell table:style-name="ce47" table:content-validation-name="val1" office:value-type="string" calcext:value-type="string">
            <text:p>x</text:p>
          </table:table-cell>
          <table:table-cell table:style-name="ce47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300]);[.K300];IF(ISTEXT([.C300]);[.L300];IF(ISTEXT([.D300]);[.M300];IF(ISTEXT([.E300]);[.N300];IF(ISTEXT([.F300]);[.O300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Tend to vote for conservative political candidates.</text:p>
          </table:table-cell>
          <table:table-cell table:style-name="ce47" table:content-validation-name="val1" office:value-type="string" calcext:value-type="string">
            <text:p>x</text:p>
          </table:table-cell>
          <table:table-cell table:style-name="ce47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301]);[.K301];IF(ISTEXT([.C301]);[.L301];IF(ISTEXT([.D301]);[.M301];IF(ISTEXT([.E301]);[.N301];IF(ISTEXT([.F301]);[.O301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Panic easily.</text:p>
          </table:table-cell>
          <table:table-cell table:style-name="ce47" table:content-validation-name="val1"/>
          <table:table-cell table:style-name="ce47" table:content-validation-name="val1" office:value-type="string" calcext:value-type="string">
            <text:p>x</text:p>
          </table:table-cell>
          <table:table-cell table:style-name="ce47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302]);[.K302];IF(ISTEXT([.C302]);[.L302];IF(ISTEXT([.D302]);[.M302];IF(ISTEXT([.E302]);[.N302];IF(ISTEXT([.F302]);[.O302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Sympathize with the homeless.</text:p>
          </table:table-cell>
          <table:table-cell table:style-name="ce47" table:content-validation-name="val1" table:number-columns-repeated="3"/>
          <table:table-cell table:style-name="ce47" table:content-validation-name="val1" office:value-type="string" calcext:value-type="string">
            <text:p>x</text:p>
          </table:table-cell>
          <table:table-cell table:style-name="ce47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303]);[.K303];IF(ISTEXT([.C303]);[.L303];IF(ISTEXT([.D303]);[.M303];IF(ISTEXT([.E303]);[.N303];IF(ISTEXT([.F303]);[.O30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Break my promises.</text:p>
          </table:table-cell>
          <table:table-cell table:style-name="ce47" table:content-validation-name="val1" office:value-type="string" calcext:value-type="string">
            <text:p>x</text:p>
          </table:table-cell>
          <table:table-cell table:style-name="ce47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304]);[.K304];IF(ISTEXT([.C304]);[.L304];IF(ISTEXT([.D304]);[.M304];IF(ISTEXT([.E304]);[.N304];IF(ISTEXT([.F304]);[.O304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 table:number-columns-spanned="6" table:number-rows-spanned="1">
            <text:p>---------------------------------------------------------------------------------------------------------------------------------------------------------------------------------------------</text:p>
          </table:table-cell>
          <table:covered-table-cell table:number-columns-repeated="5" table:style-name="ce47"/>
          <table:table-cell office:value-type="string" calcext:value-type="string">
            <text:p>|</text:p>
          </table:table-cell>
          <table:table-cell office:value-type="string" calcext:value-type="string" table:number-columns-spanned="9" table:number-rows-spanned="1">
            <text:p>---------------------------------------------------------------------------------------------------------------------------</text:p>
          </table:table-cell>
          <table:covered-table-cell table:number-columns-repeated="6" table:style-name="ce47"/>
          <table:covered-table-cell table:number-columns-repeated="2" table:style-name="ce61"/>
        </table:table-row>
        <table:table-row table:style-name="ro4">
          <table:table-cell/>
          <table:table-cell table:style-name="ce5" table:number-columns-repeated="5"/>
          <table:table-cell table:number-columns-repeated="8"/>
          <table:table-cell table:style-name="ce8"/>
          <table:table-cell/>
        </table:table-row>
        <table:table-row table:style-name="ro4">
          <table:table-cell table:style-name="ce10" office:value-type="string" calcext:value-type="string" table:number-columns-spanned="16" table:number-rows-spanned="1">
            <text:p><text:span text:style-name="T1">Items are from the TedoneItemAssignmentTable spreadsheet downloaded from</text:span> the page <text:span text:style-name="T2">at https://ipip.ori.org/ItemAssignmentTable.htm</text:span> on May 23, 2020</text:p>
          </table:table-cell>
          <table:covered-table-cell table:number-columns-repeated="5" table:style-name="ce47"/>
          <table:covered-table-cell table:number-columns-repeated="2"/>
          <table:covered-table-cell table:number-columns-repeated="6" table:style-name="ce47"/>
          <table:covered-table-cell table:style-name="ce61"/>
          <table:covered-table-cell/>
        </table:table-row>
        <table:table-row table:style-name="ro4" table:number-rows-repeated="3">
          <table:table-cell/>
          <table:table-cell table:style-name="ce5" table:number-columns-repeated="5"/>
          <table:table-cell table:number-columns-repeated="8"/>
          <table:table-cell table:style-name="ce8"/>
          <table:table-cell/>
        </table:table-row>
        <table:table-row table:style-name="ro1">
          <table:table-cell table:style-name="ce11" office:value-type="string" calcext:value-type="string">
            <text:p>Tom H.</text:p>
          </table:table-cell>
          <table:table-cell table:style-name="ce19" table:number-columns-repeated="2"/>
          <table:table-cell table:style-name="ce5" table:number-columns-repeated="3"/>
          <table:table-cell table:number-columns-repeated="8"/>
          <table:table-cell table:style-name="ce8"/>
          <table:table-cell/>
        </table:table-row>
        <table:table-row table:style-name="ro5">
          <table:table-cell table:style-name="ce33" office:value-type="string" calcext:value-type="string">
            <text:p><text:span text:style-name="T3">Factor/</text:span><text:span text:style-name="T4">NEO-PI-R Facet¹</text:span></text:p>
          </table:table-cell>
          <table:table-cell table:style-name="ce50" office:value-type="string" calcext:value-type="string" table:number-columns-spanned="2" table:number-rows-spanned="1">
            <text:p>IPIP Facet²</text:p>
          </table:table-cell>
          <table:covered-table-cell table:style-name="ce26"/>
          <table:table-cell table:style-name="ce45" office:value-type="string" calcext:value-type="string">
            <text:p>Raw</text:p>
          </table:table-cell>
          <table:table-cell table:style-name="ce45" office:value-type="string" calcext:value-type="string">
            <text:p>Percent</text:p>
          </table:table-cell>
          <table:table-cell table:style-name="ce45" office:value-type="string" calcext:value-type="string">
            <text:p>Meaning</text:p>
          </table:table-cell>
          <table:table-cell table:number-columns-repeated="8"/>
          <table:table-cell table:style-name="ce8"/>
          <table:table-cell/>
        </table:table-row>
        <table:table-row table:style-name="ro6">
          <table:table-cell table:style-name="ce12" office:value-type="string" calcext:value-type="string">
            <text:p>Neuroticism </text:p>
          </table:table-cell>
          <table:table-cell table:style-name="ce20" table:number-columns-spanned="2" table:number-rows-spanned="1"/>
          <table:covered-table-cell table:style-name="ce27"/>
          <table:table-cell table:style-name="ce31" table:formula="of:=SUM([.D314:.D319])" office:value-type="float" office:value="134" calcext:value-type="float">
            <text:p>134</text:p>
          </table:table-cell>
          <table:table-cell table:style-name="ce31" table:formula="of:=QUOTIENT(PRODUCT(ORG.LIBREOFFICE.RAWSUBTRACT([.D313];60);5);12)" office:value-type="float" office:value="30" calcext:value-type="float">
            <text:p>30</text:p>
          </table:table-cell>
          <table:table-cell table:style-name="ce63" table:formula="of:=IF([.E313]&lt;=20;&quot;Very Low&quot;;IF([.E313]&lt;=36;&quot;Low&quot;;IF([.E313]&lt;=46;&quot;A Little Low&quot;;IF([.E313]&lt;=53;&quot;Average&quot;;IF([.E313]&lt;=63;&quot;A Little High&quot;;IF([.E313]&lt;=79;&quot;High&quot;;&quot;Very High&quot;))))))" office:value-type="string" office:string-value="Low" calcext:value-type="string">
            <text:p>Low</text:p>
          </table:table-cell>
          <table:table-cell table:number-columns-repeated="8"/>
          <table:table-cell table:style-name="ce8"/>
          <table:table-cell/>
        </table:table-row>
        <table:table-row table:style-name="ro4">
          <table:table-cell table:style-name="ce38" office:value-type="string" calcext:value-type="string">
            <text:p>N2: Angry Hostility </text:p>
          </table:table-cell>
          <table:table-cell table:style-name="ce52" office:value-type="string" calcext:value-type="string" table:number-columns-spanned="2" table:number-rows-spanned="1">
            <text:p>Anger</text:p>
          </table:table-cell>
          <table:covered-table-cell table:style-name="ce59"/>
          <table:table-cell table:style-name="ce5" table:formula="of:=SUM([.P27]+[.P48]+[.P97]+[.P133]+[.P168]+[.P193]+[.P214]+[.P228]+[.P261]+[.P300])" office:value-type="float" office:value="22" calcext:value-type="float">
            <text:p>22</text:p>
          </table:table-cell>
          <table:table-cell table:style-name="ce5" table:formula="of:=QUOTIENT(PRODUCT(5;ORG.LIBREOFFICE.RAWSUBTRACT( [.D314];10));2)" office:value-type="float" office:value="30" calcext:value-type="float">
            <text:p>30</text:p>
          </table:table-cell>
          <table:table-cell table:style-name="ce64" table:formula="of:=IF([.E314]&lt;=20;&quot;Very Low&quot;;IF([.E314]&lt;=36;&quot;Low&quot;;IF([.E314]&lt;=46;&quot;A Little Low&quot;;IF([.E314]&lt;=53;&quot;Average&quot;;IF([.E314]&lt;=63;&quot;A Little High&quot;;IF([.E314]&lt;=79;&quot;High&quot;;&quot;Very High&quot;))))))" office:value-type="string" office:string-value="Low" calcext:value-type="string">
            <text:p>Low</text:p>
          </table:table-cell>
          <table:table-cell table:number-columns-repeated="8"/>
          <table:table-cell table:style-name="ce8"/>
          <table:table-cell/>
        </table:table-row>
        <table:table-row table:style-name="ro4">
          <table:table-cell table:style-name="ce38" office:value-type="string" calcext:value-type="string">
            <text:p>N1: Anxiety </text:p>
          </table:table-cell>
          <table:table-cell table:style-name="ce52" office:value-type="string" calcext:value-type="string" table:number-columns-spanned="2" table:number-rows-spanned="1">
            <text:p>Anxiety</text:p>
          </table:table-cell>
          <table:covered-table-cell table:style-name="ce59"/>
          <table:table-cell table:style-name="ce5" table:formula="of:=SUM([.P14]+[.P40]+[.P67]+[.P102]+[.P130]+[.P180]+[.P202]+[.P236]+[.P262]+[.P288])" office:value-type="float" office:value="23" calcext:value-type="float">
            <text:p>23</text:p>
          </table:table-cell>
          <table:table-cell table:style-name="ce5" table:formula="of:=QUOTIENT(PRODUCT(5;ORG.LIBREOFFICE.RAWSUBTRACT( [.D315];10));2)" office:value-type="float" office:value="32" calcext:value-type="float">
            <text:p>32</text:p>
          </table:table-cell>
          <table:table-cell table:style-name="ce64" table:formula="of:=IF([.E315]&lt;=20;&quot;Very Low&quot;;IF([.E315]&lt;=36;&quot;Low&quot;;IF([.E315]&lt;=46;&quot;A Little Low&quot;;IF([.E315]&lt;=53;&quot;Average&quot;;IF([.E315]&lt;=63;&quot;A Little High&quot;;IF([.E315]&lt;=79;&quot;High&quot;;&quot;Very High&quot;))))))" office:value-type="string" office:string-value="Low" calcext:value-type="string">
            <text:p>Low</text:p>
          </table:table-cell>
          <table:table-cell table:number-columns-repeated="8"/>
          <table:table-cell table:style-name="ce8"/>
          <table:table-cell/>
        </table:table-row>
        <table:table-row table:style-name="ro4">
          <table:table-cell table:style-name="ce38" office:value-type="string" calcext:value-type="string">
            <text:p>N3: Depression </text:p>
          </table:table-cell>
          <table:table-cell table:style-name="ce52" office:value-type="string" calcext:value-type="string" table:number-columns-spanned="2" table:number-rows-spanned="1">
            <text:p>Depression</text:p>
          </table:table-cell>
          <table:covered-table-cell table:style-name="ce59"/>
          <table:table-cell table:style-name="ce5" table:formula="of:=SUM([.P11]+[.P30]+[.P78]+[.P132]+[.P166]+[.P196]+[.P209]+[.P225]+[.P246]+[.P281])" office:value-type="float" office:value="18" calcext:value-type="float">
            <text:p>18</text:p>
          </table:table-cell>
          <table:table-cell table:style-name="ce5" table:formula="of:=QUOTIENT(PRODUCT(5;ORG.LIBREOFFICE.RAWSUBTRACT( [.D316];10));2)" office:value-type="float" office:value="20" calcext:value-type="float">
            <text:p>20</text:p>
          </table:table-cell>
          <table:table-cell table:style-name="ce64" table:formula="of:=IF([.E316]&lt;=20;&quot;Very Low&quot;;IF([.E316]&lt;=36;&quot;Low&quot;;IF([.E316]&lt;=46;&quot;A Little Low&quot;;IF([.E316]&lt;=53;&quot;Average&quot;;IF([.E316]&lt;=63;&quot;A Little High&quot;;IF([.E316]&lt;=79;&quot;High&quot;;&quot;Very High&quot;))))))" office:value-type="string" office:string-value="Very Low" calcext:value-type="string">
            <text:p>Very Low</text:p>
          </table:table-cell>
          <table:table-cell table:number-columns-repeated="8"/>
          <table:table-cell table:style-name="ce8"/>
          <table:table-cell/>
        </table:table-row>
        <table:table-row table:style-name="ro4">
          <table:table-cell table:style-name="ce38" office:value-type="string" calcext:value-type="string">
            <text:p>N5: Impulsiveness </text:p>
          </table:table-cell>
          <table:table-cell table:style-name="ce52" office:value-type="string" calcext:value-type="string" table:number-columns-spanned="2" table:number-rows-spanned="1">
            <text:p>Immoderation</text:p>
          </table:table-cell>
          <table:covered-table-cell table:style-name="ce59"/>
          <table:table-cell table:style-name="ce5" table:formula="of:=SUM([.P12]+[.P49]+[.P73]+[.P88]+[.P111]+[.P145]+[.P159]+[.P204]+[.P280]+[.P254])" office:value-type="float" office:value="19" calcext:value-type="float">
            <text:p>19</text:p>
          </table:table-cell>
          <table:table-cell table:style-name="ce5" table:formula="of:=QUOTIENT(PRODUCT(5;ORG.LIBREOFFICE.RAWSUBTRACT( [.D317];10));2)" office:value-type="float" office:value="22" calcext:value-type="float">
            <text:p>22</text:p>
          </table:table-cell>
          <table:table-cell table:style-name="ce64" table:formula="of:=IF([.E317]&lt;=20;&quot;Very Low&quot;;IF([.E317]&lt;=36;&quot;Low&quot;;IF([.E317]&lt;=46;&quot;A Little Low&quot;;IF([.E317]&lt;=53;&quot;Average&quot;;IF([.E317]&lt;=63;&quot;A Little High&quot;;IF([.E317]&lt;=79;&quot;High&quot;;&quot;Very High&quot;))))))" office:value-type="string" office:string-value="Low" calcext:value-type="string">
            <text:p>Low</text:p>
          </table:table-cell>
          <table:table-cell table:number-columns-repeated="8"/>
          <table:table-cell table:style-name="ce8"/>
          <table:table-cell/>
        </table:table-row>
        <table:table-row table:style-name="ro4">
          <table:table-cell table:style-name="ce38" office:value-type="string" calcext:value-type="string">
            <text:p>N4: Self-Consciousness </text:p>
          </table:table-cell>
          <table:table-cell table:style-name="ce52" office:value-type="string" calcext:value-type="string" table:number-columns-spanned="2" table:number-rows-spanned="1">
            <text:p>Self-consciousness</text:p>
          </table:table-cell>
          <table:covered-table-cell table:style-name="ce29"/>
          <table:table-cell table:style-name="ce5" table:formula="of:=SUM([.P33]+[.P62]+[.P95]+[.P115]+[.P128]+[.P172]+[.P190]+[.P215]+[.P266]+[.P297])" office:value-type="float" office:value="32" calcext:value-type="float">
            <text:p>32</text:p>
          </table:table-cell>
          <table:table-cell table:style-name="ce5" table:formula="of:=QUOTIENT(PRODUCT(5;ORG.LIBREOFFICE.RAWSUBTRACT( [.D318];10));2)" office:value-type="float" office:value="55" calcext:value-type="float">
            <text:p>55</text:p>
          </table:table-cell>
          <table:table-cell table:style-name="ce64" table:formula="of:=IF([.E318]&lt;=20;&quot;Very Low&quot;;IF([.E318]&lt;=36;&quot;Low&quot;;IF([.E318]&lt;=46;&quot;A Little Low&quot;;IF([.E318]&lt;=53;&quot;Average&quot;;IF([.E318]&lt;=63;&quot;A Little High&quot;;IF([.E318]&lt;=79;&quot;High&quot;;&quot;Very High&quot;))))))" office:value-type="string" office:string-value="A Little High" calcext:value-type="string">
            <text:p>A Little High</text:p>
          </table:table-cell>
          <table:table-cell table:number-columns-repeated="8"/>
          <table:table-cell table:style-name="ce8"/>
          <table:table-cell/>
        </table:table-row>
        <table:table-row table:style-name="ro4">
          <table:table-cell table:style-name="ce38" office:value-type="string" calcext:value-type="string">
            <text:p>N6: Vulnerability </text:p>
          </table:table-cell>
          <table:table-cell table:style-name="ce52" office:value-type="string" calcext:value-type="string" table:number-columns-spanned="2" table:number-rows-spanned="1">
            <text:p>Vulnerability</text:p>
          </table:table-cell>
          <table:covered-table-cell table:style-name="ce59"/>
          <table:table-cell table:style-name="ce5" table:formula="of:=SUM([.P7]+[.P24]+[.P57]+[.P71]+[.P192]+[.P208]+[.P218]+[.P251]+[.P290]+[.P302])" office:value-type="float" office:value="20" calcext:value-type="float">
            <text:p>20</text:p>
          </table:table-cell>
          <table:table-cell table:style-name="ce5" table:formula="of:=QUOTIENT(PRODUCT(5;ORG.LIBREOFFICE.RAWSUBTRACT( [.D319];10));2)" office:value-type="float" office:value="25" calcext:value-type="float">
            <text:p>25</text:p>
          </table:table-cell>
          <table:table-cell table:style-name="ce64" table:formula="of:=IF([.E319]&lt;=20;&quot;Very Low&quot;;IF([.E319]&lt;=36;&quot;Low&quot;;IF([.E319]&lt;=46;&quot;A Little Low&quot;;IF([.E319]&lt;=53;&quot;Average&quot;;IF([.E319]&lt;=63;&quot;A Little High&quot;;IF([.E319]&lt;=79;&quot;High&quot;;&quot;Very High&quot;))))))" office:value-type="string" office:string-value="Low" calcext:value-type="string">
            <text:p>Low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52"/>
          <table:table-cell table:style-name="ce59"/>
          <table:table-cell table:style-name="ce5" table:number-columns-repeated="2"/>
          <table:table-cell table:style-name="ce34"/>
          <table:table-cell table:number-columns-repeated="10"/>
        </table:table-row>
        <table:table-row table:style-name="ro6">
          <table:table-cell table:style-name="ce12" office:value-type="string" calcext:value-type="string">
            <text:p>Extraversion </text:p>
          </table:table-cell>
          <table:table-cell table:style-name="ce22" table:number-columns-spanned="2" table:number-rows-spanned="1"/>
          <table:covered-table-cell table:style-name="ce30"/>
          <table:table-cell table:style-name="ce32" table:formula="of:=SUM([.D322:.D327])" office:value-type="float" office:value="141" calcext:value-type="float">
            <text:p>141</text:p>
          </table:table-cell>
          <table:table-cell table:style-name="ce31" table:formula="of:=QUOTIENT(PRODUCT(ORG.LIBREOFFICE.RAWSUBTRACT([.D321];60);5);12)" office:value-type="float" office:value="33" calcext:value-type="float">
            <text:p>33</text:p>
          </table:table-cell>
          <table:table-cell table:style-name="ce63" table:formula="of:=IF([.E321]&lt;=20;&quot;Very Low&quot;;IF([.E321]&lt;=36;&quot;Low&quot;;IF([.E321]&lt;=46;&quot;A Little Low&quot;;IF([.E321]&lt;=53;&quot;Average&quot;;IF([.E321]&lt;=63;&quot;A Little High&quot;;IF([.E321]&lt;=79;&quot;High&quot;;&quot;Very High&quot;))))))" office:value-type="string" office:string-value="Low" calcext:value-type="string">
            <text:p>Low</text:p>
          </table:table-cell>
          <table:table-cell table:number-columns-repeated="10"/>
        </table:table-row>
        <table:table-row table:style-name="ro4">
          <table:table-cell table:style-name="ce38" office:value-type="string" calcext:value-type="string">
            <text:p>E4: Activity </text:p>
          </table:table-cell>
          <table:table-cell table:style-name="ce52" office:value-type="string" calcext:value-type="string" table:number-columns-spanned="2" table:number-rows-spanned="1">
            <text:p>Activity-Level</text:p>
          </table:table-cell>
          <table:covered-table-cell table:style-name="ce59"/>
          <table:table-cell table:style-name="ce5" table:formula="of:=SUM([.P18]+[.P50]+[.P80]+[.P96]+[.P112]+[.P129]+[.P171]+[.P212]+[.P260]+[.P287])" office:value-type="float" office:value="24" calcext:value-type="float">
            <text:p>24</text:p>
          </table:table-cell>
          <table:table-cell table:style-name="ce5" table:formula="of:=QUOTIENT(PRODUCT(5;ORG.LIBREOFFICE.RAWSUBTRACT( [.D322];10));2)" office:value-type="float" office:value="35" calcext:value-type="float">
            <text:p>35</text:p>
          </table:table-cell>
          <table:table-cell table:style-name="ce64" table:formula="of:=IF([.E322]&lt;=20;&quot;Very Low&quot;;IF([.E322]&lt;=36;&quot;Low&quot;;IF([.E322]&lt;=46;&quot;A Little Low&quot;;IF([.E322]&lt;=53;&quot;Average&quot;;IF([.E322]&lt;=63;&quot;A Little High&quot;;IF([.E322]&lt;=79;&quot;High&quot;;&quot;Very High&quot;))))))" office:value-type="string" office:string-value="Low" calcext:value-type="string">
            <text:p>Low</text:p>
          </table:table-cell>
          <table:table-cell table:number-columns-repeated="10"/>
        </table:table-row>
        <table:table-row table:style-name="ro4">
          <table:table-cell table:style-name="ce38" office:value-type="string" calcext:value-type="string">
            <text:p>E3: Assertiveness </text:p>
          </table:table-cell>
          <table:table-cell table:style-name="ce52" office:value-type="string" calcext:value-type="string" table:number-columns-spanned="2" table:number-rows-spanned="1">
            <text:p>Assertiveness</text:p>
          </table:table-cell>
          <table:covered-table-cell table:style-name="ce59"/>
          <table:table-cell table:style-name="ce5" table:formula="of:=SUM([.P55]+[.P72]+[.P86]+[.P106]+[.P122]+[.P136]+[.P182]+[.P220]+[.P268]+[.P285])" office:value-type="float" office:value="17" calcext:value-type="float">
            <text:p>17</text:p>
          </table:table-cell>
          <table:table-cell table:style-name="ce5" table:formula="of:=QUOTIENT(PRODUCT(5;ORG.LIBREOFFICE.RAWSUBTRACT( [.D323];10));2)" office:value-type="float" office:value="17" calcext:value-type="float">
            <text:p>17</text:p>
          </table:table-cell>
          <table:table-cell table:style-name="ce64" table:formula="of:=IF([.E323]&lt;=20;&quot;Very Low&quot;;IF([.E323]&lt;=36;&quot;Low&quot;;IF([.E323]&lt;=46;&quot;A Little Low&quot;;IF([.E323]&lt;=53;&quot;Average&quot;;IF([.E323]&lt;=63;&quot;A Little High&quot;;IF([.E323]&lt;=79;&quot;High&quot;;&quot;Very High&quot;))))))" office:value-type="string" office:string-value="Very Low" calcext:value-type="string">
            <text:p>Very Low</text:p>
          </table:table-cell>
          <table:table-cell table:number-columns-repeated="10"/>
        </table:table-row>
        <table:table-row table:style-name="ro4">
          <table:table-cell table:style-name="ce38" office:value-type="string" calcext:value-type="string">
            <text:p>E6: Positive Emotions </text:p>
          </table:table-cell>
          <table:table-cell table:style-name="ce52" office:value-type="string" calcext:value-type="string" table:number-columns-spanned="2" table:number-rows-spanned="1">
            <text:p>Cheerfulness</text:p>
          </table:table-cell>
          <table:covered-table-cell table:style-name="ce59"/>
          <table:table-cell table:style-name="ce5" table:formula="of:=SUM([.P5]+[.P38]+[.P69]+[.P84]+[.P104]+[.P135]+[.P151]+[.P223]+[.P245]+[.P264])" office:value-type="float" office:value="34" calcext:value-type="float">
            <text:p>34</text:p>
          </table:table-cell>
          <table:table-cell table:style-name="ce5" table:formula="of:=QUOTIENT(PRODUCT(5;ORG.LIBREOFFICE.RAWSUBTRACT( [.D324];10));2)" office:value-type="float" office:value="60" calcext:value-type="float">
            <text:p>60</text:p>
          </table:table-cell>
          <table:table-cell table:style-name="ce64" table:formula="of:=IF([.E324]&lt;=20;&quot;Very Low&quot;;IF([.E324]&lt;=36;&quot;Low&quot;;IF([.E324]&lt;=46;&quot;A Little Low&quot;;IF([.E324]&lt;=53;&quot;Average&quot;;IF([.E324]&lt;=63;&quot;A Little High&quot;;IF([.E324]&lt;=79;&quot;High&quot;;&quot;Very High&quot;))))))" office:value-type="string" office:string-value="A Little High" calcext:value-type="string">
            <text:p>A Little High</text:p>
          </table:table-cell>
          <table:table-cell table:number-columns-repeated="10"/>
        </table:table-row>
        <table:table-row table:style-name="ro4">
          <table:table-cell table:style-name="ce38" office:value-type="string" calcext:value-type="string">
            <text:p>E5: Excitement-Seeking </text:p>
          </table:table-cell>
          <table:table-cell table:style-name="ce52" office:value-type="string" calcext:value-type="string" table:number-columns-spanned="2" table:number-rows-spanned="1">
            <text:p>Excitement-Seeking</text:p>
          </table:table-cell>
          <table:covered-table-cell table:style-name="ce59"/>
          <table:table-cell table:style-name="ce5" table:formula="of:=SUM([.P13]+[.P32]+[.P53]+[.P94]+[.P150]+[.P179]+[.P213]+[.P227]+[.P270]+[.P296])" office:value-type="float" office:value="17" calcext:value-type="float">
            <text:p>17</text:p>
          </table:table-cell>
          <table:table-cell table:style-name="ce5" table:formula="of:=QUOTIENT(PRODUCT(5;ORG.LIBREOFFICE.RAWSUBTRACT( [.D325];10));2)" office:value-type="float" office:value="17" calcext:value-type="float">
            <text:p>17</text:p>
          </table:table-cell>
          <table:table-cell table:style-name="ce64" table:formula="of:=IF([.E325]&lt;=20;&quot;Very Low&quot;;IF([.E325]&lt;=36;&quot;Low&quot;;IF([.E325]&lt;=46;&quot;A Little Low&quot;;IF([.E325]&lt;=53;&quot;Average&quot;;IF([.E325]&lt;=63;&quot;A Little High&quot;;IF([.E325]&lt;=79;&quot;High&quot;;&quot;Very High&quot;))))))" office:value-type="string" office:string-value="Very Low" calcext:value-type="string">
            <text:p>Very Low</text:p>
          </table:table-cell>
          <table:table-cell table:number-columns-repeated="10"/>
        </table:table-row>
        <table:table-row table:style-name="ro4">
          <table:table-cell table:style-name="ce38" office:value-type="string" calcext:value-type="string">
            <text:p>E1: Warmth </text:p>
          </table:table-cell>
          <table:table-cell table:style-name="ce52" office:value-type="string" calcext:value-type="string" table:number-columns-spanned="2" table:number-rows-spanned="1">
            <text:p>Friendliness</text:p>
          </table:table-cell>
          <table:covered-table-cell table:style-name="ce59"/>
          <table:table-cell table:style-name="ce5" table:formula="of:=SUM([.P26]+[.P47]+[.P64]+[.P87]+[.P140]+[.P153]+[.P188]+[.P250]+[.P269]+[.P289])" office:value-type="float" office:value="28" calcext:value-type="float">
            <text:p>28</text:p>
          </table:table-cell>
          <table:table-cell table:style-name="ce5" table:formula="of:=QUOTIENT(PRODUCT(5;ORG.LIBREOFFICE.RAWSUBTRACT( [.D326];10));2)" office:value-type="float" office:value="45" calcext:value-type="float">
            <text:p>45</text:p>
          </table:table-cell>
          <table:table-cell table:style-name="ce64" table:formula="of:=IF([.E326]&lt;=20;&quot;Very Low&quot;;IF([.E326]&lt;=36;&quot;Low&quot;;IF([.E326]&lt;=46;&quot;A Little Low&quot;;IF([.E326]&lt;=53;&quot;Average&quot;;IF([.E326]&lt;=63;&quot;A Little High&quot;;IF([.E326]&lt;=79;&quot;High&quot;;&quot;Very High&quot;))))))" office:value-type="string" office:string-value="A Little Low" calcext:value-type="string">
            <text:p>A Little Low</text:p>
          </table:table-cell>
          <table:table-cell table:number-columns-repeated="10"/>
        </table:table-row>
        <table:table-row table:style-name="ro4">
          <table:table-cell table:style-name="ce38" office:value-type="string" calcext:value-type="string">
            <text:p>E2: Gregariousness </text:p>
          </table:table-cell>
          <table:table-cell table:style-name="ce52" office:value-type="string" calcext:value-type="string" table:number-columns-spanned="2" table:number-rows-spanned="1">
            <text:p>Gregariousness</text:p>
          </table:table-cell>
          <table:covered-table-cell table:style-name="ce59"/>
          <table:table-cell table:style-name="ce5" table:formula="of:=SUM([.P25]+[.P61]+[.P113]+[.P147]+[.P164]+[.P187]+[.P211]+[.P243]+[.P272]+[.P292])" office:value-type="float" office:value="21" calcext:value-type="float">
            <text:p>21</text:p>
          </table:table-cell>
          <table:table-cell table:style-name="ce5" table:formula="of:=QUOTIENT(PRODUCT(5;ORG.LIBREOFFICE.RAWSUBTRACT( [.D327];10));2)" office:value-type="float" office:value="27" calcext:value-type="float">
            <text:p>27</text:p>
          </table:table-cell>
          <table:table-cell table:style-name="ce64" table:formula="of:=IF([.E327]&lt;=20;&quot;Very Low&quot;;IF([.E327]&lt;=36;&quot;Low&quot;;IF([.E327]&lt;=46;&quot;A Little Low&quot;;IF([.E327]&lt;=53;&quot;Average&quot;;IF([.E327]&lt;=63;&quot;A Little High&quot;;IF([.E327]&lt;=79;&quot;High&quot;;&quot;Very High&quot;))))))" office:value-type="string" office:string-value="Low" calcext:value-type="string">
            <text:p>Low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52"/>
          <table:table-cell table:style-name="ce59"/>
          <table:table-cell table:style-name="ce5" table:number-columns-repeated="2"/>
          <table:table-cell table:style-name="ce34"/>
          <table:table-cell table:number-columns-repeated="10"/>
        </table:table-row>
        <table:table-row table:style-name="ro6">
          <table:table-cell table:style-name="ce12" office:value-type="string" calcext:value-type="string">
            <text:p>Openness </text:p>
          </table:table-cell>
          <table:table-cell table:style-name="ce54" table:number-columns-spanned="2" table:number-rows-spanned="1"/>
          <table:covered-table-cell table:style-name="ce54"/>
          <table:table-cell table:style-name="ce32" table:formula="of:=SUM([.D330:.D335])" office:value-type="float" office:value="245" calcext:value-type="float">
            <text:p>245</text:p>
          </table:table-cell>
          <table:table-cell table:style-name="ce31" table:formula="of:=QUOTIENT(PRODUCT(ORG.LIBREOFFICE.RAWSUBTRACT([.D329];60);5);12)" office:value-type="float" office:value="77" calcext:value-type="float">
            <text:p>77</text:p>
          </table:table-cell>
          <table:table-cell table:style-name="ce63" table:formula="of:=IF([.E329]&lt;=20;&quot;Very Low&quot;;IF([.E329]&lt;=36;&quot;Low&quot;;IF([.E329]&lt;=46;&quot;A Little Low&quot;;IF([.E329]&lt;=53;&quot;Average&quot;;IF([.E329]&lt;=63;&quot;A Little High&quot;;IF([.E329]&lt;=79;&quot;High&quot;;&quot;Very High&quot;))))))" office:value-type="string" office:string-value="High" calcext:value-type="string">
            <text:p>High</text:p>
          </table:table-cell>
          <table:table-cell table:number-columns-repeated="10"/>
        </table:table-row>
        <table:table-row table:style-name="ro4">
          <table:table-cell table:style-name="ce38" office:value-type="string" calcext:value-type="string">
            <text:p>O4: Actions </text:p>
          </table:table-cell>
          <table:table-cell table:style-name="ce52" office:value-type="string" calcext:value-type="string" table:number-columns-spanned="2" table:number-rows-spanned="1">
            <text:p>Adventurousness</text:p>
          </table:table-cell>
          <table:covered-table-cell table:style-name="ce59"/>
          <table:table-cell table:style-name="ce5" table:formula="of:=SUM([.P28]+[.P45]+[.P103]+[.P120]+[.P137]+[.P152]+[.P173]+[.P221]+[.P248]+[.P294])" office:value-type="float" office:value="36" calcext:value-type="float">
            <text:p>36</text:p>
          </table:table-cell>
          <table:table-cell table:style-name="ce5" table:formula="of:=QUOTIENT(PRODUCT(5;ORG.LIBREOFFICE.RAWSUBTRACT( [.D330];10));2)" office:value-type="float" office:value="65" calcext:value-type="float">
            <text:p>65</text:p>
          </table:table-cell>
          <table:table-cell table:style-name="ce64" table:formula="of:=IF([.E330]&lt;=20;&quot;Very Low&quot;;IF([.E330]&lt;=36;&quot;Low&quot;;IF([.E330]&lt;=46;&quot;A Little Low&quot;;IF([.E330]&lt;=53;&quot;Average&quot;;IF([.E330]&lt;=63;&quot;A Little High&quot;;IF([.E330]&lt;=79;&quot;High&quot;;&quot;Very High&quot;))))))" office:value-type="string" office:string-value="High" calcext:value-type="string">
            <text:p>High</text:p>
          </table:table-cell>
          <table:table-cell table:number-columns-repeated="10"/>
        </table:table-row>
        <table:table-row table:style-name="ro4">
          <table:table-cell table:style-name="ce38" office:value-type="string" calcext:value-type="string">
            <text:p>O2: Aesthetics </text:p>
          </table:table-cell>
          <table:table-cell table:style-name="ce52" office:value-type="string" calcext:value-type="string" table:number-columns-spanned="2" table:number-rows-spanned="1">
            <text:p>Aesthetic Appreciation</text:p>
          </table:table-cell>
          <table:covered-table-cell table:style-name="ce59"/>
          <table:table-cell table:style-name="ce5" table:formula="of:=SUM([.P22]+[.P52]+[.P98]+[.P126]+[.P144]+[.P176]+[.P195]+[.P226]+[.P252]+[.P265])" office:value-type="float" office:value="45" calcext:value-type="float">
            <text:p>45</text:p>
          </table:table-cell>
          <table:table-cell table:style-name="ce5" table:formula="of:=QUOTIENT(PRODUCT(5;ORG.LIBREOFFICE.RAWSUBTRACT( [.D331];10));2)" office:value-type="float" office:value="87" calcext:value-type="float">
            <text:p>87</text:p>
          </table:table-cell>
          <table:table-cell table:style-name="ce64" table:formula="of:=IF([.E331]&lt;=20;&quot;Very Low&quot;;IF([.E331]&lt;=36;&quot;Low&quot;;IF([.E331]&lt;=46;&quot;A Little Low&quot;;IF([.E331]&lt;=53;&quot;Average&quot;;IF([.E331]&lt;=63;&quot;A Little High&quot;;IF([.E331]&lt;=79;&quot;High&quot;;&quot;Very High&quot;))))))" office:value-type="string" office:string-value="Very High" calcext:value-type="string">
            <text:p>Very High</text:p>
          </table:table-cell>
          <table:table-cell table:number-columns-repeated="10"/>
        </table:table-row>
        <table:table-row table:style-name="ro4">
          <table:table-cell table:style-name="ce38" office:value-type="string" calcext:value-type="string">
            <text:p>O3: Feelings </text:p>
          </table:table-cell>
          <table:table-cell table:style-name="ce52" office:value-type="string" calcext:value-type="string" table:number-columns-spanned="2" table:number-rows-spanned="1">
            <text:p>Emotionality</text:p>
          </table:table-cell>
          <table:covered-table-cell table:style-name="ce59"/>
          <table:table-cell table:style-name="ce5" table:formula="of:=SUM([.P29]+[.P59]+[.P105]+[.P124]+[.P148]+[.P181]+[.P200]+[.P219]+[.P233]+[.P244])" office:value-type="float" office:value="35" calcext:value-type="float">
            <text:p>35</text:p>
          </table:table-cell>
          <table:table-cell table:style-name="ce5" table:formula="of:=QUOTIENT(PRODUCT(5;ORG.LIBREOFFICE.RAWSUBTRACT( [.D332];10));2)" office:value-type="float" office:value="62" calcext:value-type="float">
            <text:p>62</text:p>
          </table:table-cell>
          <table:table-cell table:style-name="ce64" table:formula="of:=IF([.E332]&lt;=20;&quot;Very Low&quot;;IF([.E332]&lt;=36;&quot;Low&quot;;IF([.E332]&lt;=46;&quot;A Little Low&quot;;IF([.E332]&lt;=53;&quot;Average&quot;;IF([.E332]&lt;=63;&quot;A Little High&quot;;IF([.E332]&lt;=79;&quot;High&quot;;&quot;Very High&quot;))))))" office:value-type="string" office:string-value="A Little High" calcext:value-type="string">
            <text:p>A Little High</text:p>
          </table:table-cell>
          <table:table-cell table:number-columns-repeated="10"/>
        </table:table-row>
        <table:table-row table:style-name="ro4">
          <table:table-cell table:style-name="ce38" office:value-type="string" calcext:value-type="string">
            <text:p>O1: Fantasy </text:p>
          </table:table-cell>
          <table:table-cell table:style-name="ce52" office:value-type="string" calcext:value-type="string" table:number-columns-spanned="2" table:number-rows-spanned="1">
            <text:p>Imagination</text:p>
          </table:table-cell>
          <table:covered-table-cell table:style-name="ce59"/>
          <table:table-cell table:style-name="ce5" table:formula="of:=SUM([.P41]+[.P77]+[.P114]+[.P158]+[.P186]+[.P206]+[.P224]+[.P258]+[.P275]+[.P293])" office:value-type="float" office:value="44" calcext:value-type="float">
            <text:p>44</text:p>
          </table:table-cell>
          <table:table-cell table:style-name="ce5" table:formula="of:=QUOTIENT(PRODUCT(5;ORG.LIBREOFFICE.RAWSUBTRACT( [.D333];10));2)" office:value-type="float" office:value="85" calcext:value-type="float">
            <text:p>85</text:p>
          </table:table-cell>
          <table:table-cell table:style-name="ce64" table:formula="of:=IF([.E333]&lt;=20;&quot;Very Low&quot;;IF([.E333]&lt;=36;&quot;Low&quot;;IF([.E333]&lt;=46;&quot;A Little Low&quot;;IF([.E333]&lt;=53;&quot;Average&quot;;IF([.E333]&lt;=63;&quot;A Little High&quot;;IF([.E333]&lt;=79;&quot;High&quot;;&quot;Very High&quot;))))))" office:value-type="string" office:string-value="Very High" calcext:value-type="string">
            <text:p>Very High</text:p>
          </table:table-cell>
          <table:table-cell table:number-columns-repeated="10"/>
        </table:table-row>
        <table:table-row table:style-name="ro4">
          <table:table-cell table:style-name="ce38" office:value-type="string" calcext:value-type="string">
            <text:p>O5: Ideas </text:p>
          </table:table-cell>
          <table:table-cell table:style-name="ce52" office:value-type="string" calcext:value-type="string" table:number-columns-spanned="2" table:number-rows-spanned="1">
            <text:p>Intellect</text:p>
          </table:table-cell>
          <table:covered-table-cell table:style-name="ce59"/>
          <table:table-cell table:style-name="ce5" table:formula="of:=SUM([.P16]+[.P44]+[.P66]+[.P110]+[.P143]+[.P163]+[.P199]+[.P232]+[.P256]+[.P282])" office:value-type="float" office:value="47" calcext:value-type="float">
            <text:p>47</text:p>
          </table:table-cell>
          <table:table-cell table:style-name="ce5" table:formula="of:=QUOTIENT(PRODUCT(5;ORG.LIBREOFFICE.RAWSUBTRACT( [.D334];10));2)" office:value-type="float" office:value="92" calcext:value-type="float">
            <text:p>92</text:p>
          </table:table-cell>
          <table:table-cell table:style-name="ce64" table:formula="of:=IF([.E334]&lt;=20;&quot;Very Low&quot;;IF([.E334]&lt;=36;&quot;Low&quot;;IF([.E334]&lt;=46;&quot;A Little Low&quot;;IF([.E334]&lt;=53;&quot;Average&quot;;IF([.E334]&lt;=63;&quot;A Little High&quot;;IF([.E334]&lt;=79;&quot;High&quot;;&quot;Very High&quot;))))))" office:value-type="string" office:string-value="Very High" calcext:value-type="string">
            <text:p>Very High</text:p>
          </table:table-cell>
          <table:table-cell table:number-columns-repeated="10"/>
        </table:table-row>
        <table:table-row table:style-name="ro4">
          <table:table-cell table:style-name="ce38" office:value-type="string" calcext:value-type="string">
            <text:p>O6: Values </text:p>
          </table:table-cell>
          <table:table-cell table:style-name="ce52" office:value-type="string" calcext:value-type="string" table:number-columns-spanned="2" table:number-rows-spanned="1">
            <text:p>Liberalism</text:p>
          </table:table-cell>
          <table:covered-table-cell table:style-name="ce59"/>
          <table:table-cell table:style-name="ce5" table:formula="of:=SUM([.P6]+[.P37]+[.P60]+[.P99]+[.P116]+[.P160]+[.P210]+[.P240]+[.P274]+[.P301])" office:value-type="float" office:value="38" calcext:value-type="float">
            <text:p>38</text:p>
          </table:table-cell>
          <table:table-cell table:style-name="ce5" table:formula="of:=QUOTIENT(PRODUCT(5;ORG.LIBREOFFICE.RAWSUBTRACT( [.D335];10));2)" office:value-type="float" office:value="70" calcext:value-type="float">
            <text:p>70</text:p>
          </table:table-cell>
          <table:table-cell table:style-name="ce64" table:formula="of:=IF([.E335]&lt;=20;&quot;Very Low&quot;;IF([.E335]&lt;=36;&quot;Low&quot;;IF([.E335]&lt;=46;&quot;A Little Low&quot;;IF([.E335]&lt;=53;&quot;Average&quot;;IF([.E335]&lt;=63;&quot;A Little High&quot;;IF([.E335]&lt;=79;&quot;High&quot;;&quot;Very High&quot;))))))" office:value-type="string" office:string-value="High" calcext:value-type="string">
            <text:p>High</text:p>
          </table:table-cell>
          <table:table-cell table:number-columns-repeated="10"/>
        </table:table-row>
        <table:table-row table:style-name="ro3">
          <table:table-cell table:style-name="ce14"/>
          <table:table-cell table:style-name="ce52"/>
          <table:table-cell table:style-name="ce59"/>
          <table:table-cell table:style-name="ce32" table:number-columns-repeated="2"/>
          <table:table-cell table:style-name="ce35"/>
          <table:table-cell table:number-columns-repeated="10"/>
        </table:table-row>
        <table:table-row table:style-name="ro3">
          <table:table-cell table:style-name="ce15" office:value-type="string" calcext:value-type="string">
            <text:p>Agreeableness</text:p>
          </table:table-cell>
          <table:table-cell table:style-name="ce24" table:number-columns-spanned="2" table:number-rows-spanned="1"/>
          <table:covered-table-cell table:style-name="ce54"/>
          <table:table-cell table:style-name="ce32" table:formula="of:=SUM([.D338:.D343])" office:value-type="float" office:value="246" calcext:value-type="float">
            <text:p>246</text:p>
          </table:table-cell>
          <table:table-cell table:style-name="ce31" table:formula="of:=QUOTIENT(PRODUCT(ORG.LIBREOFFICE.RAWSUBTRACT([.D337];60);5);12)" office:value-type="float" office:value="77" calcext:value-type="float">
            <text:p>77</text:p>
          </table:table-cell>
          <table:table-cell table:style-name="ce63" table:formula="of:=IF([.E337]&lt;=20;&quot;Very Low&quot;;IF([.E337]&lt;=36;&quot;Low&quot;;IF([.E337]&lt;=46;&quot;A Little Low&quot;;IF([.E337]&lt;=53;&quot;Average&quot;;IF([.E337]&lt;=63;&quot;A Little High&quot;;IF([.E337]&lt;=79;&quot;High&quot;;&quot;Very High&quot;))))))" office:value-type="string" office:string-value="High" calcext:value-type="string">
            <text:p>High</text:p>
          </table:table-cell>
          <table:table-cell table:number-columns-repeated="10"/>
        </table:table-row>
        <table:table-row table:style-name="ro4">
          <table:table-cell table:style-name="ce38" office:value-type="string" calcext:value-type="string">
            <text:p>A3: Altruism </text:p>
          </table:table-cell>
          <table:table-cell table:style-name="ce52" office:value-type="string" calcext:value-type="string" table:number-columns-spanned="2" table:number-rows-spanned="1">
            <text:p>Altruism</text:p>
          </table:table-cell>
          <table:covered-table-cell table:style-name="ce59"/>
          <table:table-cell table:style-name="ce5" table:formula="of:=SUM([.P15]+[.P34]+[.P56]+[.P74]+[.P90]+[.P146]+[.P177]+[.P198]+[.P239]+[.P291])" office:value-type="float" office:value="37" calcext:value-type="float">
            <text:p>37</text:p>
          </table:table-cell>
          <table:table-cell table:style-name="ce5" table:formula="of:=QUOTIENT(PRODUCT(5;ORG.LIBREOFFICE.RAWSUBTRACT( [.D338];10));2)" office:value-type="float" office:value="67" calcext:value-type="float">
            <text:p>67</text:p>
          </table:table-cell>
          <table:table-cell table:style-name="ce64" table:formula="of:=IF([.E338]&lt;=20;&quot;Very Low&quot;;IF([.E338]&lt;=36;&quot;Low&quot;;IF([.E338]&lt;=46;&quot;A Little Low&quot;;IF([.E338]&lt;=53;&quot;Average&quot;;IF([.E338]&lt;=63;&quot;A Little High&quot;;IF([.E338]&lt;=79;&quot;High&quot;;&quot;Very High&quot;))))))" office:value-type="string" office:string-value="High" calcext:value-type="string">
            <text:p>High</text:p>
          </table:table-cell>
          <table:table-cell table:number-columns-repeated="10"/>
        </table:table-row>
        <table:table-row table:style-name="ro4">
          <table:table-cell table:style-name="ce38" office:value-type="string" calcext:value-type="string">
            <text:p>A4: Compliance </text:p>
          </table:table-cell>
          <table:table-cell table:style-name="ce52" office:value-type="string" calcext:value-type="string" table:number-columns-spanned="2" table:number-rows-spanned="1">
            <text:p>Cooperation</text:p>
          </table:table-cell>
          <table:covered-table-cell table:style-name="ce59"/>
          <table:table-cell table:style-name="ce5" table:formula="of:=SUM([.P51]+[.P76]+[.P101]+[.P123]+[.P142]+[.P170]+[.P184]+[.P231]+[.P249]+[.P276])" office:value-type="float" office:value="44" calcext:value-type="float">
            <text:p>44</text:p>
          </table:table-cell>
          <table:table-cell table:style-name="ce5" table:formula="of:=QUOTIENT(PRODUCT(5;ORG.LIBREOFFICE.RAWSUBTRACT( [.D339];10));2)" office:value-type="float" office:value="85" calcext:value-type="float">
            <text:p>85</text:p>
          </table:table-cell>
          <table:table-cell table:style-name="ce64" table:formula="of:=IF([.E339]&lt;=20;&quot;Very Low&quot;;IF([.E339]&lt;=36;&quot;Low&quot;;IF([.E339]&lt;=46;&quot;A Little Low&quot;;IF([.E339]&lt;=53;&quot;Average&quot;;IF([.E339]&lt;=63;&quot;A Little High&quot;;IF([.E339]&lt;=79;&quot;High&quot;;&quot;Very High&quot;))))))" office:value-type="string" office:string-value="Very High" calcext:value-type="string">
            <text:p>Very High</text:p>
          </table:table-cell>
          <table:table-cell table:number-columns-repeated="10"/>
        </table:table-row>
        <table:table-row table:style-name="ro4">
          <table:table-cell table:style-name="ce38" office:value-type="string" calcext:value-type="string">
            <text:p>A5: Modesty </text:p>
          </table:table-cell>
          <table:table-cell table:style-name="ce52" office:value-type="string" calcext:value-type="string" table:number-columns-spanned="2" table:number-rows-spanned="1">
            <text:p>Modesty/Humility</text:p>
          </table:table-cell>
          <table:covered-table-cell table:style-name="ce59"/>
          <table:table-cell table:style-name="ce5" table:formula="of:=SUM([.P8]+[.P58]+[.P85]+[.P131]+[.P156]+[.P178]+[.P205]+[.P234]+[.P267]+[.P286])" office:value-type="float" office:value="40" calcext:value-type="float">
            <text:p>40</text:p>
          </table:table-cell>
          <table:table-cell table:style-name="ce5" table:formula="of:=QUOTIENT(PRODUCT(5;ORG.LIBREOFFICE.RAWSUBTRACT( [.D340];10));2)" office:value-type="float" office:value="75" calcext:value-type="float">
            <text:p>75</text:p>
          </table:table-cell>
          <table:table-cell table:style-name="ce64" table:formula="of:=IF([.E340]&lt;=20;&quot;Very Low&quot;;IF([.E340]&lt;=36;&quot;Low&quot;;IF([.E340]&lt;=46;&quot;A Little Low&quot;;IF([.E340]&lt;=53;&quot;Average&quot;;IF([.E340]&lt;=63;&quot;A Little High&quot;;IF([.E340]&lt;=79;&quot;High&quot;;&quot;Very High&quot;))))))" office:value-type="string" office:string-value="High" calcext:value-type="string">
            <text:p>High</text:p>
          </table:table-cell>
          <table:table-cell table:number-columns-repeated="10"/>
        </table:table-row>
        <table:table-row table:style-name="ro4">
          <table:table-cell table:style-name="ce38" office:value-type="string" calcext:value-type="string">
            <text:p>A2: Straightforwardness </text:p>
          </table:table-cell>
          <table:table-cell table:style-name="ce52" office:value-type="string" calcext:value-type="string" table:number-columns-spanned="2" table:number-rows-spanned="1">
            <text:p>Morality</text:p>
          </table:table-cell>
          <table:covered-table-cell table:style-name="ce59"/>
          <table:table-cell table:style-name="ce5" table:formula="of:=SUM([.P10]+[.P39]+[.P68]+[.P91]+[.P125]+[.P149]+[.P161]+[.P229]+[.P263]+[.P284])" office:value-type="float" office:value="46" calcext:value-type="float">
            <text:p>46</text:p>
          </table:table-cell>
          <table:table-cell table:style-name="ce5" table:formula="of:=QUOTIENT(PRODUCT(5;ORG.LIBREOFFICE.RAWSUBTRACT( [.D341];10));2)" office:value-type="float" office:value="90" calcext:value-type="float">
            <text:p>90</text:p>
          </table:table-cell>
          <table:table-cell table:style-name="ce64" table:formula="of:=IF([.E341]&lt;=20;&quot;Very Low&quot;;IF([.E341]&lt;=36;&quot;Low&quot;;IF([.E341]&lt;=46;&quot;A Little Low&quot;;IF([.E341]&lt;=53;&quot;Average&quot;;IF([.E341]&lt;=63;&quot;A Little High&quot;;IF([.E341]&lt;=79;&quot;High&quot;;&quot;Very High&quot;))))))" office:value-type="string" office:string-value="Very High" calcext:value-type="string">
            <text:p>Very High</text:p>
          </table:table-cell>
          <table:table-cell table:number-columns-repeated="10"/>
        </table:table-row>
        <table:table-row table:style-name="ro4">
          <table:table-cell table:style-name="ce38" office:value-type="string" calcext:value-type="string">
            <text:p>A6: Tender- Mindedness </text:p>
          </table:table-cell>
          <table:table-cell table:style-name="ce52" office:value-type="string" calcext:value-type="string" table:number-columns-spanned="2" table:number-rows-spanned="1">
            <text:p>Sympathy</text:p>
          </table:table-cell>
          <table:covered-table-cell table:style-name="ce59"/>
          <table:table-cell table:style-name="ce5" table:formula="of:=SUM([.P54]+[.P83]+[.P121]+[.P141]+[.P165]+[.P183]+[.P201]+[.P216]+[.P271]+[.P303])" office:value-type="float" office:value="39" calcext:value-type="float">
            <text:p>39</text:p>
          </table:table-cell>
          <table:table-cell table:style-name="ce5" table:formula="of:=QUOTIENT(PRODUCT(5;ORG.LIBREOFFICE.RAWSUBTRACT( [.D342];10));2)" office:value-type="float" office:value="72" calcext:value-type="float">
            <text:p>72</text:p>
          </table:table-cell>
          <table:table-cell table:style-name="ce64" table:formula="of:=IF([.E342]&lt;=20;&quot;Very Low&quot;;IF([.E342]&lt;=36;&quot;Low&quot;;IF([.E342]&lt;=46;&quot;A Little Low&quot;;IF([.E342]&lt;=53;&quot;Average&quot;;IF([.E342]&lt;=63;&quot;A Little High&quot;;IF([.E342]&lt;=79;&quot;High&quot;;&quot;Very High&quot;))))))" office:value-type="string" office:string-value="High" calcext:value-type="string">
            <text:p>High</text:p>
          </table:table-cell>
          <table:table-cell table:number-columns-repeated="10"/>
        </table:table-row>
        <table:table-row table:style-name="ro4">
          <table:table-cell table:style-name="ce38" office:value-type="string" calcext:value-type="string">
            <text:p>A1: Trust </text:p>
          </table:table-cell>
          <table:table-cell table:style-name="ce52" office:value-type="string" calcext:value-type="string" table:number-columns-spanned="2" table:number-rows-spanned="1">
            <text:p>Trust</text:p>
          </table:table-cell>
          <table:covered-table-cell table:style-name="ce59"/>
          <table:table-cell table:style-name="ce5" table:formula="of:=SUM([.P19]+[.P42]+[.P65]+[.P89]+[.P127]+[.P167]+[.P203]+[.P230]+[.P255]+[.P283])" office:value-type="float" office:value="40" calcext:value-type="float">
            <text:p>40</text:p>
          </table:table-cell>
          <table:table-cell table:style-name="ce5" table:formula="of:=QUOTIENT(PRODUCT(5;ORG.LIBREOFFICE.RAWSUBTRACT( [.D343];10));2)" office:value-type="float" office:value="75" calcext:value-type="float">
            <text:p>75</text:p>
          </table:table-cell>
          <table:table-cell table:style-name="ce64" table:formula="of:=IF([.E343]&lt;=20;&quot;Very Low&quot;;IF([.E343]&lt;=36;&quot;Low&quot;;IF([.E343]&lt;=46;&quot;A Little Low&quot;;IF([.E343]&lt;=53;&quot;Average&quot;;IF([.E343]&lt;=63;&quot;A Little High&quot;;IF([.E343]&lt;=79;&quot;High&quot;;&quot;Very High&quot;))))))" office:value-type="string" office:string-value="High" calcext:value-type="string">
            <text:p>High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52"/>
          <table:table-cell table:style-name="ce59"/>
          <table:table-cell table:number-columns-repeated="13"/>
        </table:table-row>
        <table:table-row table:style-name="ro6">
          <table:table-cell table:style-name="ce12" office:value-type="string" calcext:value-type="string">
            <text:p>Conscientiousness </text:p>
          </table:table-cell>
          <table:table-cell table:style-name="ce54" table:number-columns-spanned="2" table:number-rows-spanned="1"/>
          <table:covered-table-cell table:style-name="ce54"/>
          <table:table-cell table:style-name="ce32" table:formula="of:=SUM([.D346:.D351])" office:value-type="float" office:value="254" calcext:value-type="float">
            <text:p>254</text:p>
          </table:table-cell>
          <table:table-cell table:style-name="ce31" table:formula="of:=QUOTIENT(PRODUCT(ORG.LIBREOFFICE.RAWSUBTRACT([.D345];60);5);12)" office:value-type="float" office:value="80" calcext:value-type="float">
            <text:p>80</text:p>
          </table:table-cell>
          <table:table-cell table:style-name="ce63" table:formula="of:=IF([.E345]&lt;=20;&quot;Very Low&quot;;IF([.E345]&lt;=36;&quot;Low&quot;;IF([.E345]&lt;=46;&quot;A Little Low&quot;;IF([.E345]&lt;=53;&quot;Average&quot;;IF([.E345]&lt;=63;&quot;A Little High&quot;;IF([.E345]&lt;=79;&quot;High&quot;;&quot;Very High&quot;))))))" office:value-type="string" office:string-value="Very High" calcext:value-type="string">
            <text:p>Very High</text:p>
          </table:table-cell>
          <table:table-cell table:number-columns-repeated="10"/>
        </table:table-row>
        <table:table-row table:style-name="ro4">
          <table:table-cell table:style-name="ce38" office:value-type="string" calcext:value-type="string">
            <text:p>C4: Achievement-Striving </text:p>
          </table:table-cell>
          <table:table-cell table:style-name="ce52" office:value-type="string" calcext:value-type="string" table:number-columns-spanned="2" table:number-rows-spanned="1">
            <text:p>Achievement-Striving</text:p>
          </table:table-cell>
          <table:covered-table-cell table:style-name="ce59"/>
          <table:table-cell table:style-name="ce5" table:formula="of:=SUM([.P17]+[.P46]+[.P75]+[.P93]+[.P134]+[.P175]+[.P241]+[.P257]+[.P279]+[.P299])" office:value-type="float" office:value="44" calcext:value-type="float">
            <text:p>44</text:p>
          </table:table-cell>
          <table:table-cell table:style-name="ce5" table:formula="of:=QUOTIENT(PRODUCT(5;ORG.LIBREOFFICE.RAWSUBTRACT( [.D346];10));2)" office:value-type="float" office:value="85" calcext:value-type="float">
            <text:p>85</text:p>
          </table:table-cell>
          <table:table-cell table:style-name="ce64" table:formula="of:=IF([.E346]&lt;=20;&quot;Very Low&quot;;IF([.E346]&lt;=36;&quot;Low&quot;;IF([.E346]&lt;=46;&quot;A Little Low&quot;;IF([.E346]&lt;=53;&quot;Average&quot;;IF([.E346]&lt;=63;&quot;A Little High&quot;;IF([.E346]&lt;=79;&quot;High&quot;;&quot;Very High&quot;))))))" office:value-type="string" office:string-value="Very High" calcext:value-type="string">
            <text:p>Very High</text:p>
          </table:table-cell>
          <table:table-cell table:number-columns-repeated="10"/>
        </table:table-row>
        <table:table-row table:style-name="ro4">
          <table:table-cell table:style-name="ce38" office:value-type="string" calcext:value-type="string">
            <text:p>C6: Deliberation </text:p>
          </table:table-cell>
          <table:table-cell table:style-name="ce52" office:value-type="string" calcext:value-type="string" table:number-columns-spanned="2" table:number-rows-spanned="1">
            <text:p>Cautiousness</text:p>
          </table:table-cell>
          <table:covered-table-cell table:style-name="ce59"/>
          <table:table-cell table:style-name="ce5" table:formula="of:=SUM([.P21]+[.P36]+[.P70]+[.P109]+[.P138]+[.P155]+[.P189]+[.P207]+[.P235]+[.P277])" office:value-type="float" office:value="40" calcext:value-type="float">
            <text:p>40</text:p>
          </table:table-cell>
          <table:table-cell table:style-name="ce5" table:formula="of:=QUOTIENT(PRODUCT(5;ORG.LIBREOFFICE.RAWSUBTRACT( [.D347];10));2)" office:value-type="float" office:value="75" calcext:value-type="float">
            <text:p>75</text:p>
          </table:table-cell>
          <table:table-cell table:style-name="ce64" table:formula="of:=IF([.E347]&lt;=20;&quot;Very Low&quot;;IF([.E347]&lt;=36;&quot;Low&quot;;IF([.E347]&lt;=46;&quot;A Little Low&quot;;IF([.E347]&lt;=53;&quot;Average&quot;;IF([.E347]&lt;=63;&quot;A Little High&quot;;IF([.E347]&lt;=79;&quot;High&quot;;&quot;Very High&quot;))))))" office:value-type="string" office:string-value="High" calcext:value-type="string">
            <text:p>High</text:p>
          </table:table-cell>
          <table:table-cell table:number-columns-repeated="10"/>
        </table:table-row>
        <table:table-row table:style-name="ro4">
          <table:table-cell table:style-name="ce38" office:value-type="string" calcext:value-type="string">
            <text:p>C3: Dutifulness </text:p>
          </table:table-cell>
          <table:table-cell table:style-name="ce52" office:value-type="string" calcext:value-type="string" table:number-columns-spanned="2" table:number-rows-spanned="1">
            <text:p>Dutifulness</text:p>
          </table:table-cell>
          <table:covered-table-cell table:style-name="ce59"/>
          <table:table-cell table:style-name="ce5" table:formula="of:=SUM([.P31]+[.P82]+[.P100]+[.P119]+[.P139]+[.P162]+[.P191]+[.P247]+[.P278]+[.P304])" office:value-type="float" office:value="46" calcext:value-type="float">
            <text:p>46</text:p>
          </table:table-cell>
          <table:table-cell table:style-name="ce5" table:formula="of:=QUOTIENT(PRODUCT(5;ORG.LIBREOFFICE.RAWSUBTRACT( [.D348];10));2)" office:value-type="float" office:value="90" calcext:value-type="float">
            <text:p>90</text:p>
          </table:table-cell>
          <table:table-cell table:style-name="ce64" table:formula="of:=IF([.E348]&lt;=20;&quot;Very Low&quot;;IF([.E348]&lt;=36;&quot;Low&quot;;IF([.E348]&lt;=46;&quot;A Little Low&quot;;IF([.E348]&lt;=53;&quot;Average&quot;;IF([.E348]&lt;=63;&quot;A Little High&quot;;IF([.E348]&lt;=79;&quot;High&quot;;&quot;Very High&quot;))))))" office:value-type="string" office:string-value="Very High" calcext:value-type="string">
            <text:p>Very High</text:p>
          </table:table-cell>
          <table:table-cell table:number-columns-repeated="10"/>
        </table:table-row>
        <table:table-row table:style-name="ro4">
          <table:table-cell table:style-name="ce38" office:value-type="string" calcext:value-type="string">
            <text:p>C2: Order </text:p>
          </table:table-cell>
          <table:table-cell table:style-name="ce52" office:value-type="string" calcext:value-type="string" table:number-columns-spanned="2" table:number-rows-spanned="1">
            <text:p>Orderliness</text:p>
          </table:table-cell>
          <table:covered-table-cell table:style-name="ce59"/>
          <table:table-cell table:style-name="ce5" table:formula="of:=SUM([.P9]+[.P35]+[.P63]+[.P92]+[.P118]+[.P169]+[.P197]+[.P237]+[.P253]+[.P298])" office:value-type="float" office:value="40" calcext:value-type="float">
            <text:p>40</text:p>
          </table:table-cell>
          <table:table-cell table:style-name="ce5" table:formula="of:=QUOTIENT(PRODUCT(5;ORG.LIBREOFFICE.RAWSUBTRACT( [.D349];10));2)" office:value-type="float" office:value="75" calcext:value-type="float">
            <text:p>75</text:p>
          </table:table-cell>
          <table:table-cell table:style-name="ce64" table:formula="of:=IF([.E349]&lt;=20;&quot;Very Low&quot;;IF([.E349]&lt;=36;&quot;Low&quot;;IF([.E349]&lt;=46;&quot;A Little Low&quot;;IF([.E349]&lt;=53;&quot;Average&quot;;IF([.E349]&lt;=63;&quot;A Little High&quot;;IF([.E349]&lt;=79;&quot;High&quot;;&quot;Very High&quot;))))))" office:value-type="string" office:string-value="High" calcext:value-type="string">
            <text:p>High</text:p>
          </table:table-cell>
          <table:table-cell table:number-columns-repeated="10"/>
        </table:table-row>
        <table:table-row table:style-name="ro4">
          <table:table-cell table:style-name="ce38" office:value-type="string" calcext:value-type="string">
            <text:p>C5: Self-Discipline </text:p>
          </table:table-cell>
          <table:table-cell table:style-name="ce52" office:value-type="string" calcext:value-type="string" table:number-columns-spanned="2" table:number-rows-spanned="1">
            <text:p>Self-Discipline</text:p>
          </table:table-cell>
          <table:covered-table-cell table:style-name="ce59"/>
          <table:table-cell table:style-name="ce5" table:formula="of:=SUM([.P23]+[.P81]+[.P108]+[.P154]+[.P174]+[.P194]+[.P217]+[.P242]+[.P273]+[.P295])" office:value-type="float" office:value="41" calcext:value-type="float">
            <text:p>41</text:p>
          </table:table-cell>
          <table:table-cell table:style-name="ce5" table:formula="of:=QUOTIENT(PRODUCT(5;ORG.LIBREOFFICE.RAWSUBTRACT( [.D350];10));2)" office:value-type="float" office:value="77" calcext:value-type="float">
            <text:p>77</text:p>
          </table:table-cell>
          <table:table-cell table:style-name="ce64" table:formula="of:=IF([.E350]&lt;=20;&quot;Very Low&quot;;IF([.E350]&lt;=36;&quot;Low&quot;;IF([.E350]&lt;=46;&quot;A Little Low&quot;;IF([.E350]&lt;=53;&quot;Average&quot;;IF([.E350]&lt;=63;&quot;A Little High&quot;;IF([.E350]&lt;=79;&quot;High&quot;;&quot;Very High&quot;))))))" office:value-type="string" office:string-value="High" calcext:value-type="string">
            <text:p>High</text:p>
          </table:table-cell>
          <table:table-cell table:number-columns-repeated="10"/>
        </table:table-row>
        <table:table-row table:style-name="ro4">
          <table:table-cell table:style-name="ce38" office:value-type="string" calcext:value-type="string">
            <text:p>C1: Competence</text:p>
          </table:table-cell>
          <table:table-cell table:style-name="ce52" office:value-type="string" calcext:value-type="string" table:number-columns-spanned="2" table:number-rows-spanned="1">
            <text:p>Self-Efficacy</text:p>
          </table:table-cell>
          <table:covered-table-cell table:style-name="ce59"/>
          <table:table-cell table:style-name="ce5" table:formula="of:=SUM([.P20]+[.P43]+[.P79]+[.P107]+[.P117]+[.P157]+[.P185]+[.P222]+[.P238]+[.P259])" office:value-type="float" office:value="43" calcext:value-type="float">
            <text:p>43</text:p>
          </table:table-cell>
          <table:table-cell table:style-name="ce5" table:formula="of:=QUOTIENT(PRODUCT(5;ORG.LIBREOFFICE.RAWSUBTRACT( [.D351];10));2)" office:value-type="float" office:value="82" calcext:value-type="float">
            <text:p>82</text:p>
          </table:table-cell>
          <table:table-cell table:style-name="ce64" table:formula="of:=IF([.E351]&lt;=20;&quot;Very Low&quot;;IF([.E351]&lt;=36;&quot;Low&quot;;IF([.E351]&lt;=46;&quot;A Little Low&quot;;IF([.E351]&lt;=53;&quot;Average&quot;;IF([.E351]&lt;=63;&quot;A Little High&quot;;IF([.E351]&lt;=79;&quot;High&quot;;&quot;Very High&quot;))))))" office:value-type="string" office:string-value="Very High" calcext:value-type="string">
            <text:p>Very High</text:p>
          </table:table-cell>
          <table:table-cell table:number-columns-repeated="10"/>
        </table:table-row>
        <table:table-row table:style-name="ro4">
          <table:table-cell/>
          <table:table-cell table:style-name="ce25"/>
          <table:table-cell table:number-columns-repeated="14"/>
        </table:table-row>
        <table:table-row table:style-name="ro4">
          <table:table-cell table:style-name="ce41" office:value-type="string" calcext:value-type="string">
            <text:p><text:span text:style-name="T5">¹ NEO-PI-R Facets come from </text:span><text:span text:style-name="T6">Personality in Adulthood</text:span><text:span text:style-name="T7"> by Costa and McRae, 2003.</text:span></text:p>
          </table:table-cell>
          <table:table-cell table:number-columns-repeated="15"/>
        </table:table-row>
        <table:table-row table:style-name="ro4">
          <table:table-cell table:style-name="ce42" office:value-type="string" calcext:value-type="string">
            <text:p><text:span text:style-name="T8">² IPIP Facets come from the </text:span><text:span text:style-name="T9">TedoneItemAssignmentTable</text:span><text:span text:style-name="T10"> spreadsheet containing these items.</text:span></text:p>
          </table:table-cell>
          <table:table-cell table:number-columns-repeated="15"/>
        </table:table-row>
        <table:table-row table:style-name="ro4" table:number-rows-repeated="5">
          <table:table-cell table:number-columns-repeated="16"/>
        </table:table-row>
        <table:table-row table:style-name="ro4">
          <table:table-cell table:style-name="ce28" office:value-type="string" calcext:value-type="string">
            <text:p>The sheet uses these values to validate the input:</text:p>
          </table:table-cell>
          <table:table-cell table:style-name="ce5" office:value-type="string" calcext:value-type="string">
            <text:p>x</text:p>
          </table:table-cell>
          <table:table-cell table:style-name="ce5" office:value-type="string" calcext:value-type="string">
            <text:p>X</text:p>
          </table:table-cell>
          <table:table-cell table:style-name="ce5" office:value-type="string" calcext:value-type="string">
            <text:p>y</text:p>
          </table:table-cell>
          <table:table-cell table:style-name="ce5" office:value-type="string" calcext:value-type="string">
            <text:p>Y</text:p>
          </table:table-cell>
          <table:table-cell table:number-columns-repeated="11"/>
        </table:table-row>
        <table:table-row table:style-name="ro4" table:number-rows-repeated="39">
          <table:table-cell table:number-columns-repeated="16"/>
        </table:table-row>
        <table:table-row table:style-name="ro4">
          <table:table-cell table:style-name="ce36" table:number-columns-spanned="5" table:number-rows-spanned="1"/>
          <table:covered-table-cell table:number-columns-repeated="4" table:style-name="ce47"/>
          <table:table-cell table:number-columns-repeated="11"/>
        </table:table-row>
        <table:table-row table:style-name="ro4">
          <table:table-cell table:number-columns-repeated="16"/>
        </table:table-row>
        <table:table-row table:style-name="ro4" table:number-rows-repeated="299">
          <table:table-cell/>
          <table:table-cell table:style-name="ce5" table:number-columns-repeated="4"/>
          <table:table-cell table:number-columns-repeated="11"/>
        </table:table-row>
        <table:table-row table:style-name="ro4" table:number-rows-repeated="1047875">
          <table:table-cell table:number-columns-repeated="16"/>
        </table:table-row>
        <table:table-row table:style-name="ro4">
          <table:table-cell table:number-columns-repeated="16"/>
        </table:table-row>
      </table:table>
      <table:table table:name="Score Values for .csv" table:style-name="ta1">
        <office:forms form:automatic-focus="false" form:apply-design-mode="false"/>
        <table:table-column table:style-name="co16" table:default-cell-style-name="Default"/>
        <table:table-column table:style-name="co17" table:default-cell-style-name="Default"/>
        <table:table-column table:style-name="co15" table:number-columns-repeated="3" table:default-cell-style-name="Default"/>
        <table:table-row table:style-name="ro4">
          <table:table-cell office:value-type="string" calcext:value-type="string">
            <text:p>Tom H.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Factor/NEO-PI-R Facet¹</text:p>
          </table:table-cell>
          <table:table-cell office:value-type="string" calcext:value-type="string">
            <text:p>IPIP Facet²</text:p>
          </table:table-cell>
          <table:table-cell office:value-type="string" calcext:value-type="string">
            <text:p>Raw</text:p>
          </table:table-cell>
          <table:table-cell office:value-type="string" calcext:value-type="string">
            <text:p>Percent</text:p>
          </table:table-cell>
          <table:table-cell office:value-type="string" calcext:value-type="string">
            <text:p>Meaning </text:p>
          </table:table-cell>
        </table:table-row>
        <table:table-row table:style-name="ro4">
          <table:table-cell office:value-type="string" calcext:value-type="string">
            <text:p>Neuroticism </text:p>
          </table:table-cell>
          <table:table-cell/>
          <table:table-cell office:value-type="float" office:value="134" calcext:value-type="float">
            <text:p>13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ow</text:p>
          </table:table-cell>
        </table:table-row>
        <table:table-row table:style-name="ro4">
          <table:table-cell office:value-type="string" calcext:value-type="string">
            <text:p>N2: Angry Hostility </text:p>
          </table:table-cell>
          <table:table-cell office:value-type="string" calcext:value-type="string">
            <text:p>Anger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ow</text:p>
          </table:table-cell>
        </table:table-row>
        <table:table-row table:style-name="ro4">
          <table:table-cell office:value-type="string" calcext:value-type="string">
            <text:p>N1: Anxiety </text:p>
          </table:table-cell>
          <table:table-cell office:value-type="string" calcext:value-type="string">
            <text:p>Anxiety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Low</text:p>
          </table:table-cell>
        </table:table-row>
        <table:table-row table:style-name="ro4">
          <table:table-cell office:value-type="string" calcext:value-type="string">
            <text:p>N3: Depression </text:p>
          </table:table-cell>
          <table:table-cell office:value-type="string" calcext:value-type="string">
            <text:p>Depression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ery Low</text:p>
          </table:table-cell>
        </table:table-row>
        <table:table-row table:style-name="ro4">
          <table:table-cell office:value-type="string" calcext:value-type="string">
            <text:p>N5: Impulsiveness </text:p>
          </table:table-cell>
          <table:table-cell office:value-type="string" calcext:value-type="string">
            <text:p>Immoderation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Low</text:p>
          </table:table-cell>
        </table:table-row>
        <table:table-row table:style-name="ro4">
          <table:table-cell office:value-type="string" calcext:value-type="string">
            <text:p>N4: Self-Consciousness </text:p>
          </table:table-cell>
          <table:table-cell office:value-type="string" calcext:value-type="string">
            <text:p>Self-consciousness</text:p>
          </table:table-cell>
          <table:table-cell office:value-type="float" office:value="32" calcext:value-type="float">
            <text:p>32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A Little High</text:p>
          </table:table-cell>
        </table:table-row>
        <table:table-row table:style-name="ro4">
          <table:table-cell office:value-type="string" calcext:value-type="string">
            <text:p>N6: Vulnerability </text:p>
          </table:table-cell>
          <table:table-cell office:value-type="string" calcext:value-type="string">
            <text:p>Vulnerability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Low</text:p>
          </table:table-cell>
        </table:table-row>
        <table:table-row table:style-name="ro4">
          <table:table-cell table:number-columns-repeated="5"/>
        </table:table-row>
        <table:table-row table:style-name="ro4">
          <table:table-cell office:value-type="string" calcext:value-type="string">
            <text:p>Extraversion </text:p>
          </table:table-cell>
          <table:table-cell/>
          <table:table-cell office:value-type="float" office:value="141" calcext:value-type="float">
            <text:p>14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Low</text:p>
          </table:table-cell>
        </table:table-row>
        <table:table-row table:style-name="ro4">
          <table:table-cell office:value-type="string" calcext:value-type="string">
            <text:p>E4: Activity </text:p>
          </table:table-cell>
          <table:table-cell office:value-type="string" calcext:value-type="string">
            <text:p>Activity-Level</text:p>
          </table:table-cell>
          <table:table-cell office:value-type="float" office:value="24" calcext:value-type="float">
            <text:p>2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Low</text:p>
          </table:table-cell>
        </table:table-row>
        <table:table-row table:style-name="ro4">
          <table:table-cell office:value-type="string" calcext:value-type="string">
            <text:p>E3: Assertiveness </text:p>
          </table:table-cell>
          <table:table-cell office:value-type="string" calcext:value-type="string">
            <text:p>Assertiveness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Very Low</text:p>
          </table:table-cell>
        </table:table-row>
        <table:table-row table:style-name="ro4">
          <table:table-cell office:value-type="string" calcext:value-type="string">
            <text:p>E6: Positive Emotions </text:p>
          </table:table-cell>
          <table:table-cell office:value-type="string" calcext:value-type="string">
            <text:p>Cheerfulness</text:p>
          </table:table-cell>
          <table:table-cell office:value-type="float" office:value="34" calcext:value-type="float">
            <text:p>3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 Little High</text:p>
          </table:table-cell>
        </table:table-row>
        <table:table-row table:style-name="ro4">
          <table:table-cell office:value-type="string" calcext:value-type="string">
            <text:p>E5: Excitement-Seeking </text:p>
          </table:table-cell>
          <table:table-cell office:value-type="string" calcext:value-type="string">
            <text:p>Excitement-Seeking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Very Low</text:p>
          </table:table-cell>
        </table:table-row>
        <table:table-row table:style-name="ro4">
          <table:table-cell office:value-type="string" calcext:value-type="string">
            <text:p>E1: Warmth </text:p>
          </table:table-cell>
          <table:table-cell office:value-type="string" calcext:value-type="string">
            <text:p>Friendliness</text:p>
          </table:table-cell>
          <table:table-cell office:value-type="float" office:value="28" calcext:value-type="float">
            <text:p>28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A Little Low</text:p>
          </table:table-cell>
        </table:table-row>
        <table:table-row table:style-name="ro4">
          <table:table-cell office:value-type="string" calcext:value-type="string">
            <text:p>E2: Gregariousness </text:p>
          </table:table-cell>
          <table:table-cell office:value-type="string" calcext:value-type="string">
            <text:p>Gregariousness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Low</text:p>
          </table:table-cell>
        </table:table-row>
        <table:table-row table:style-name="ro4">
          <table:table-cell table:number-columns-repeated="5"/>
        </table:table-row>
        <table:table-row table:style-name="ro4">
          <table:table-cell office:value-type="string" calcext:value-type="string">
            <text:p>Openness </text:p>
          </table:table-cell>
          <table:table-cell/>
          <table:table-cell office:value-type="float" office:value="245" calcext:value-type="float">
            <text:p>245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High</text:p>
          </table:table-cell>
        </table:table-row>
        <table:table-row table:style-name="ro4">
          <table:table-cell office:value-type="string" calcext:value-type="string">
            <text:p>O4: Actions </text:p>
          </table:table-cell>
          <table:table-cell office:value-type="string" calcext:value-type="string">
            <text:p>Adventurousness</text:p>
          </table:table-cell>
          <table:table-cell office:value-type="float" office:value="36" calcext:value-type="float">
            <text:p>36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High</text:p>
          </table:table-cell>
        </table:table-row>
        <table:table-row table:style-name="ro4">
          <table:table-cell office:value-type="string" calcext:value-type="string">
            <text:p>O2: Aesthetics </text:p>
          </table:table-cell>
          <table:table-cell office:value-type="string" calcext:value-type="string">
            <text:p>Aesthetic Appreciation</text:p>
          </table:table-cell>
          <table:table-cell office:value-type="float" office:value="45" calcext:value-type="float">
            <text:p>45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Very High</text:p>
          </table:table-cell>
        </table:table-row>
        <table:table-row table:style-name="ro4">
          <table:table-cell office:value-type="string" calcext:value-type="string">
            <text:p>O3: Feelings </text:p>
          </table:table-cell>
          <table:table-cell office:value-type="string" calcext:value-type="string">
            <text:p>Emotionality</text:p>
          </table:table-cell>
          <table:table-cell office:value-type="float" office:value="35" calcext:value-type="float">
            <text:p>35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A Little High</text:p>
          </table:table-cell>
        </table:table-row>
        <table:table-row table:style-name="ro4">
          <table:table-cell office:value-type="string" calcext:value-type="string">
            <text:p>O1: Fantasy </text:p>
          </table:table-cell>
          <table:table-cell office:value-type="string" calcext:value-type="string">
            <text:p>Imagination</text:p>
          </table:table-cell>
          <table:table-cell office:value-type="float" office:value="44" calcext:value-type="float">
            <text:p>4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Very High</text:p>
          </table:table-cell>
        </table:table-row>
        <table:table-row table:style-name="ro4">
          <table:table-cell office:value-type="string" calcext:value-type="string">
            <text:p>O5: Ideas </text:p>
          </table:table-cell>
          <table:table-cell office:value-type="string" calcext:value-type="string">
            <text:p>Intellect</text:p>
          </table:table-cell>
          <table:table-cell office:value-type="float" office:value="47" calcext:value-type="float">
            <text:p>47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Very High</text:p>
          </table:table-cell>
        </table:table-row>
        <table:table-row table:style-name="ro4">
          <table:table-cell office:value-type="string" calcext:value-type="string">
            <text:p>O6: Values </text:p>
          </table:table-cell>
          <table:table-cell office:value-type="string" calcext:value-type="string">
            <text:p>Liberalism</text:p>
          </table:table-cell>
          <table:table-cell office:value-type="float" office:value="38" calcext:value-type="float">
            <text:p>3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High</text:p>
          </table:table-cell>
        </table:table-row>
        <table:table-row table:style-name="ro4">
          <table:table-cell table:number-columns-repeated="5"/>
        </table:table-row>
        <table:table-row table:style-name="ro4">
          <table:table-cell office:value-type="string" calcext:value-type="string">
            <text:p>Agreeableness</text:p>
          </table:table-cell>
          <table:table-cell/>
          <table:table-cell office:value-type="float" office:value="246" calcext:value-type="float">
            <text:p>246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High</text:p>
          </table:table-cell>
        </table:table-row>
        <table:table-row table:style-name="ro4">
          <table:table-cell office:value-type="string" calcext:value-type="string">
            <text:p>A3: Altruism </text:p>
          </table:table-cell>
          <table:table-cell office:value-type="string" calcext:value-type="string">
            <text:p>Altruism</text:p>
          </table:table-cell>
          <table:table-cell office:value-type="float" office:value="37" calcext:value-type="float">
            <text:p>37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High</text:p>
          </table:table-cell>
        </table:table-row>
        <table:table-row table:style-name="ro4">
          <table:table-cell office:value-type="string" calcext:value-type="string">
            <text:p>A4: Compliance </text:p>
          </table:table-cell>
          <table:table-cell office:value-type="string" calcext:value-type="string">
            <text:p>Cooperation</text:p>
          </table:table-cell>
          <table:table-cell office:value-type="float" office:value="44" calcext:value-type="float">
            <text:p>4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Very High</text:p>
          </table:table-cell>
        </table:table-row>
        <table:table-row table:style-name="ro4">
          <table:table-cell office:value-type="string" calcext:value-type="string">
            <text:p>A5: Modesty </text:p>
          </table:table-cell>
          <table:table-cell office:value-type="string" calcext:value-type="string">
            <text:p>Modesty/Humility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High</text:p>
          </table:table-cell>
        </table:table-row>
        <table:table-row table:style-name="ro4">
          <table:table-cell office:value-type="string" calcext:value-type="string">
            <text:p>A2: Straightforwardness </text:p>
          </table:table-cell>
          <table:table-cell office:value-type="string" calcext:value-type="string">
            <text:p>Morality</text:p>
          </table:table-cell>
          <table:table-cell office:value-type="float" office:value="46" calcext:value-type="float">
            <text:p>4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Very High</text:p>
          </table:table-cell>
        </table:table-row>
        <table:table-row table:style-name="ro4">
          <table:table-cell office:value-type="string" calcext:value-type="string">
            <text:p>A6: Tender- Mindedness </text:p>
          </table:table-cell>
          <table:table-cell office:value-type="string" calcext:value-type="string">
            <text:p>Sympathy</text:p>
          </table:table-cell>
          <table:table-cell office:value-type="float" office:value="39" calcext:value-type="float">
            <text:p>39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High</text:p>
          </table:table-cell>
        </table:table-row>
        <table:table-row table:style-name="ro4">
          <table:table-cell office:value-type="string" calcext:value-type="string">
            <text:p>A1: Trust </text:p>
          </table:table-cell>
          <table:table-cell office:value-type="string" calcext:value-type="string">
            <text:p>Trust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High</text:p>
          </table:table-cell>
        </table:table-row>
        <table:table-row table:style-name="ro4">
          <table:table-cell table:number-columns-repeated="5"/>
        </table:table-row>
        <table:table-row table:style-name="ro4">
          <table:table-cell office:value-type="string" calcext:value-type="string">
            <text:p>Conscientiousness </text:p>
          </table:table-cell>
          <table:table-cell/>
          <table:table-cell office:value-type="float" office:value="254" calcext:value-type="float">
            <text:p>254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Very High</text:p>
          </table:table-cell>
        </table:table-row>
        <table:table-row table:style-name="ro4">
          <table:table-cell office:value-type="string" calcext:value-type="string">
            <text:p>C4: Achievement-Striving </text:p>
          </table:table-cell>
          <table:table-cell office:value-type="string" calcext:value-type="string">
            <text:p>Achievement-Striving</text:p>
          </table:table-cell>
          <table:table-cell office:value-type="float" office:value="44" calcext:value-type="float">
            <text:p>4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Very High</text:p>
          </table:table-cell>
        </table:table-row>
        <table:table-row table:style-name="ro4">
          <table:table-cell office:value-type="string" calcext:value-type="string">
            <text:p>C6: Deliberation </text:p>
          </table:table-cell>
          <table:table-cell office:value-type="string" calcext:value-type="string">
            <text:p>Cautiousness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High</text:p>
          </table:table-cell>
        </table:table-row>
        <table:table-row table:style-name="ro4">
          <table:table-cell office:value-type="string" calcext:value-type="string">
            <text:p>C3: Dutifulness </text:p>
          </table:table-cell>
          <table:table-cell office:value-type="string" calcext:value-type="string">
            <text:p>Dutifulness</text:p>
          </table:table-cell>
          <table:table-cell office:value-type="float" office:value="46" calcext:value-type="float">
            <text:p>4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Very High</text:p>
          </table:table-cell>
        </table:table-row>
        <table:table-row table:style-name="ro4">
          <table:table-cell office:value-type="string" calcext:value-type="string">
            <text:p>C2: Order </text:p>
          </table:table-cell>
          <table:table-cell office:value-type="string" calcext:value-type="string">
            <text:p>Orderliness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High</text:p>
          </table:table-cell>
        </table:table-row>
        <table:table-row table:style-name="ro4">
          <table:table-cell office:value-type="string" calcext:value-type="string">
            <text:p>C5: Self-Discipline </text:p>
          </table:table-cell>
          <table:table-cell office:value-type="string" calcext:value-type="string">
            <text:p>Self-Discipline</text:p>
          </table:table-cell>
          <table:table-cell office:value-type="float" office:value="41" calcext:value-type="float">
            <text:p>41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High</text:p>
          </table:table-cell>
        </table:table-row>
        <table:table-row table:style-name="ro4">
          <table:table-cell office:value-type="string" calcext:value-type="string">
            <text:p>C1: Competence</text:p>
          </table:table-cell>
          <table:table-cell office:value-type="string" calcext:value-type="string">
            <text:p>Self-Efficacy</text:p>
          </table:table-cell>
          <table:table-cell office:value-type="float" office:value="43" calcext:value-type="float">
            <text:p>43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Very High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Cambria" svg:font-family="Cambria"/>
    <style:font-face style:name="Liberation Sans1" svg:font-family="'Liberation Sans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08">00/00/0000</text:date>, <text:time style:data-style-name="N2" text:time-value="12:14:23.54991543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5.2$Linux_X86_64 LibreOffice_project/40$Build-2</meta:generator>
    <dc:date>2020-09-08T13:17:46.153391490</dc:date>
    <meta:editing-duration>P2DT5H54M32S</meta:editing-duration>
    <meta:editing-cycles>223</meta:editing-cycles>
    <meta:document-statistic meta:table-count="2" meta:cell-count="3985" meta:object-count="0"/>
  </office:meta>
</office:document-meta>
</file>